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10E1A9A15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Félkövér dőlt" style:font-pitch="variable"/>
    <style:font-face style:name="FreeSerif2" svg:font-family="FreeSerif" style:font-adornments="Félkövér dőlt" style:font-pitch="variable"/>
    <style:font-face style:name="FreeSerif3" svg:font-family="FreeSerif" style:font-adornments="Normál" style:font-pitch="variable"/>
    <style:font-face style:name="Mufferaw" svg:font-family="Mufferaw" style:font-adornments="Félkövér" style:font-pitch="variable"/>
    <style:font-face style:name="Thryomanes" svg:font-family="Thryomanes" style:font-adornments="Félkövér" style:font-pitch="variable"/>
    <style:font-face style:name="FreeSerif1" svg:font-family="FreeSerif" style:font-family-generic="roman" style:font-pitch="variable"/>
    <style:font-face style:name="FreeSerif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Zónakiterjesztés" style:family="table">
      <style:table-properties style:width="6.299cm" table:align="left"/>
    </style:style>
    <style:style style:name="Zónakiterjesztés.A" style:family="table-column">
      <style:table-column-properties style:column-width="3.23cm"/>
    </style:style>
    <style:style style:name="Zónakiterjesztés.B" style:family="table-column">
      <style:table-column-properties style:column-width="3.069cm"/>
    </style:style>
    <style:style style:name="Zónakiterjesztés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Zónakiterjesztés.B1" style:family="table-cell">
      <style:table-cell-properties fo:background-color="#cccccc" fo:padding="0.097cm" fo:border="0.002cm solid #000000">
        <style:background-image/>
      </style:table-cell-properties>
    </style:style>
    <style:style style:name="Zónakiterjesztés.A2" style:family="table-cell">
      <style:table-cell-properties fo:padding="0.097cm" fo:border-left="0.002cm solid #000000" fo:border-right="none" fo:border-top="none" fo:border-bottom="0.002cm solid #000000"/>
    </style:style>
    <style:style style:name="Zónakiterjeszté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volság_5f_célszámok" style:display-name="Távolság_célszámok" style:family="table">
      <style:table-properties style:width="3.941cm" table:align="left" style:may-break-between-rows="false"/>
    </style:style>
    <style:style style:name="Távolság_5f_célszámok.A" style:display-name="Távolság_célszámok.A" style:family="table-column">
      <style:table-column-properties style:column-width="2.066cm"/>
    </style:style>
    <style:style style:name="Távolság_5f_célszámok.B" style:display-name="Távolság_célszámok.B" style:family="table-column">
      <style:table-column-properties style:column-width="1.875cm"/>
    </style:style>
    <style:style style:name="Távolság_5f_célszámok.A1" style:display-name="Távolság_célszámok.A1" style:family="table-cell">
      <style:table-cell-properties fo:background-color="#cccccc" fo:padding-left="0.101cm" fo:padding-right="0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ávolság_5f_célszámok.B1" style:display-name="Távolság_célszámok.B1" style:family="table-cell">
      <style:table-cell-properties fo:background-color="#cccccc" fo:padding-left="0.101cm" fo:padding-right="0cm" fo:padding-top="0cm" fo:padding-bottom="0cm" fo:border="0.002cm solid #000000">
        <style:background-image/>
      </style:table-cell-properties>
    </style:style>
    <style:style style:name="Távolság_5f_célszámok.A2" style:display-name="Távolság_célszámok.A2" style:family="table-cell">
      <style:table-cell-properties fo:background-color="transparent" fo:padding-left="0.101cm" fo:padding-right="0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ávolság_5f_célszámok.B2" style:display-name="Távolság_célszámok.B2" style:family="table-cell">
      <style:table-cell-properties fo:background-color="transparent" fo:padding-left="0.101cm" fo:padding-right="0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ábla6" style:family="table">
      <style:table-properties style:width="17.487cm" fo:margin-left="0.018cm" fo:margin-right="-0.506cm" table:align="margins" style:may-break-between-rows="false"/>
    </style:style>
    <style:style style:name="Tábla6.A" style:family="table-column">
      <style:table-column-properties style:column-width="0.672cm" style:rel-column-width="2518*"/>
    </style:style>
    <style:style style:name="Tábla6.B" style:family="table-column">
      <style:table-column-properties style:column-width="0.579cm" style:rel-column-width="2168*"/>
    </style:style>
    <style:style style:name="Tábla6.C" style:family="table-column">
      <style:table-column-properties style:column-width="3.078cm" style:rel-column-width="11535*"/>
    </style:style>
    <style:style style:name="Tábla6.D" style:family="table-column">
      <style:table-column-properties style:column-width="1.734cm" style:rel-column-width="6497*"/>
    </style:style>
    <style:style style:name="Tábla6.E" style:family="table-column">
      <style:table-column-properties style:column-width="3.752cm" style:rel-column-width="14060*"/>
    </style:style>
    <style:style style:name="Tábla6.F" style:family="table-column">
      <style:table-column-properties style:column-width="7.673cm" style:rel-column-width="28757*"/>
    </style:style>
    <style:style style:name="Tábla6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a6.F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ábla6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a6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a6.E8" style:family="table-cell">
      <style:table-cell-properties style:vertical-align="middle"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áblázat3" style:family="table">
      <style:table-properties style:width="17.487cm" fo:margin-left="0.018cm" fo:margin-right="-0.506cm" table:align="margins" style:may-break-between-rows="false"/>
    </style:style>
    <style:style style:name="Táblázat3.A" style:family="table-column">
      <style:table-column-properties style:column-width="0.672cm" style:rel-column-width="2518*"/>
    </style:style>
    <style:style style:name="Táblázat3.B" style:family="table-column">
      <style:table-column-properties style:column-width="3.657cm" style:rel-column-width="13703*"/>
    </style:style>
    <style:style style:name="Táblázat3.C" style:family="table-column">
      <style:table-column-properties style:column-width="1.734cm" style:rel-column-width="6497*"/>
    </style:style>
    <style:style style:name="Táblázat3.D" style:family="table-column">
      <style:table-column-properties style:column-width="3.752cm" style:rel-column-width="14060*"/>
    </style:style>
    <style:style style:name="Táblázat3.E" style:family="table-column">
      <style:table-column-properties style:column-width="7.673cm" style:rel-column-width="28757*"/>
    </style:style>
    <style:style style:name="Táblázat3.A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áblázat3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3.D2" style:family="table-cell">
      <style:table-cell-properties style:vertical-align="middle"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áblázat3.E2" style:family="table-cell">
      <style:table-cell-properties style:vertical-align="middle"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" style:family="table">
      <style:table-properties style:width="16.999cm" table:align="margins"/>
    </style:style>
    <style:style style:name="Táblázat1.A" style:family="table-column">
      <style:table-column-properties style:column-width="16.999cm" style:rel-column-width="65535*"/>
    </style:style>
    <style:style style:name="Táblázat1.A1" style:family="table-cell">
      <style:table-cell-properties fo:padding="0.097cm" fo:border="0.002cm solid #000000"/>
    </style:style>
    <style:style style:name="Táblázat2" style:family="table">
      <style:table-properties style:width="16.999cm" table:align="margins"/>
    </style:style>
    <style:style style:name="Táblázat2.A" style:family="table-column">
      <style:table-column-properties style:column-width="16.999cm" style:rel-column-width="65535*"/>
    </style:style>
    <style:style style:name="Táblázat2.A1" style:family="table-cell">
      <style:table-cell-properties fo:padding="0.097cm" fo:border="0.002cm solid #000000"/>
    </style:style>
    <style:style style:name="Táblázat4" style:family="table">
      <style:table-properties style:width="16.813cm" fo:margin-left="0cm" fo:margin-right="0.185cm" table:align="margins" style:may-break-between-rows="false"/>
    </style:style>
    <style:style style:name="Táblázat4.A" style:family="table-column">
      <style:table-column-properties style:column-width="2.115cm" style:rel-column-width="8246*"/>
    </style:style>
    <style:style style:name="Táblázat4.B" style:family="table-column">
      <style:table-column-properties style:column-width="4.695cm" style:rel-column-width="18302*"/>
    </style:style>
    <style:style style:name="Táblázat4.C" style:family="table-column">
      <style:table-column-properties style:column-width="10.003cm" style:rel-column-width="38987*"/>
    </style:style>
    <style:style style:name="Táblázat4.1" style:family="table-row">
      <style:table-row-properties style:min-row-height="0.649cm"/>
    </style:style>
    <style:style style:name="Táblázat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áblázat4.C1" style:family="table-cell">
      <style:table-cell-properties style:vertical-align="middle" fo:padding="0.097cm" fo:border="0.002cm solid #000000"/>
    </style:style>
    <style:style style:name="Táblázat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4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4.B3" style:family="table-cell">
      <style:table-cell-properties style:vertical-align="middle"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áblázat4.C7" style:family="table-cell">
      <style:table-cell-properties style:vertical-align="middle"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5" style:family="table">
      <style:table-properties style:width="15.323cm" table:align="left" style:may-break-between-rows="false"/>
    </style:style>
    <style:style style:name="Táblázat5.A" style:family="table-column">
      <style:table-column-properties style:column-width="4.595cm"/>
    </style:style>
    <style:style style:name="Táblázat5.B" style:family="table-column">
      <style:table-column-properties style:column-width="1.831cm"/>
    </style:style>
    <style:style style:name="Táblázat5.C" style:family="table-column">
      <style:table-column-properties style:column-width="0.24cm"/>
    </style:style>
    <style:style style:name="Táblázat5.D" style:family="table-column">
      <style:table-column-properties style:column-width="4.209cm"/>
    </style:style>
    <style:style style:name="Táblázat5.E" style:family="table-column">
      <style:table-column-properties style:column-width="1.976cm"/>
    </style:style>
    <style:style style:name="Táblázat5.F" style:family="table-column">
      <style:table-column-properties style:column-width="2.473cm"/>
    </style:style>
    <style:style style:name="Táblázat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áblázat5.B1" style:family="table-cell">
      <style:table-cell-properties style:vertical-align="middle" fo:padding="0.097cm" fo:border="0.002cm solid #000000"/>
    </style:style>
    <style:style style:name="Táblázat5.C1" style:family="table-cell">
      <style:table-cell-properties fo:padding="0.097cm" fo:border="none"/>
    </style:style>
    <style:style style:name="Táblázat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6" style:family="table">
      <style:table-properties style:width="15.323cm" table:align="left" style:may-break-between-rows="false"/>
    </style:style>
    <style:style style:name="Táblázat6.A" style:family="table-column">
      <style:table-column-properties style:column-width="3.369cm"/>
    </style:style>
    <style:style style:name="Táblázat6.B" style:family="table-column">
      <style:table-column-properties style:column-width="1.97cm"/>
    </style:style>
    <style:style style:name="Táblázat6.C" style:family="table-column">
      <style:table-column-properties style:column-width="1.974cm"/>
    </style:style>
    <style:style style:name="Táblázat6.D" style:family="table-column">
      <style:table-column-properties style:column-width="0.314cm"/>
    </style:style>
    <style:style style:name="Táblázat6.E" style:family="table-column">
      <style:table-column-properties style:column-width="3.679cm"/>
    </style:style>
    <style:style style:name="Táblázat6.F" style:family="table-column">
      <style:table-column-properties style:column-width="2.007cm"/>
    </style:style>
    <style:style style:name="Táblázat6.G" style:family="table-column">
      <style:table-column-properties style:column-width="2.009cm"/>
    </style:style>
    <style:style style:name="Táblázat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áblázat6.C1" style:family="table-cell">
      <style:table-cell-properties fo:padding="0.097cm" fo:border="0.002cm solid #000000"/>
    </style:style>
    <style:style style:name="Táblázat6.D1" style:family="table-cell">
      <style:table-cell-properties style:vertical-align="middle" fo:padding="0.097cm" fo:border="none"/>
    </style:style>
    <style:style style:name="Táblázat6.F1" style:family="table-cell">
      <style:table-cell-properties style:vertical-align="middle" fo:padding="0.097cm" fo:border="0.002cm solid #000000"/>
    </style:style>
    <style:style style:name="Táblázat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6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6.D5" style:family="table-cell">
      <style:table-cell-properties fo:padding="0.097cm" fo:border="none"/>
    </style:style>
    <style:style style:name="Táblázat6.E5" style:family="table-cell">
      <style:table-cell-properties fo:padding="0.097cm" fo:border-left="0.002cm solid #000000" fo:border-right="none" fo:border-top="none" fo:border-bottom="0.002cm solid #000000"/>
    </style:style>
    <style:style style:name="Táblázat7" style:family="table">
      <style:table-properties style:width="15.323cm" table:align="left" style:may-break-between-rows="false"/>
    </style:style>
    <style:style style:name="Táblázat7.A" style:family="table-column">
      <style:table-column-properties style:column-width="3.369cm"/>
    </style:style>
    <style:style style:name="Táblázat7.B" style:family="table-column">
      <style:table-column-properties style:column-width="1.97cm"/>
    </style:style>
    <style:style style:name="Táblázat7.C" style:family="table-column">
      <style:table-column-properties style:column-width="1.974cm"/>
    </style:style>
    <style:style style:name="Táblázat7.D" style:family="table-column">
      <style:table-column-properties style:column-width="0.314cm"/>
    </style:style>
    <style:style style:name="Táblázat7.E" style:family="table-column">
      <style:table-column-properties style:column-width="3.679cm"/>
    </style:style>
    <style:style style:name="Táblázat7.F" style:family="table-column">
      <style:table-column-properties style:column-width="2.007cm"/>
    </style:style>
    <style:style style:name="Táblázat7.G" style:family="table-column">
      <style:table-column-properties style:column-width="2.009cm"/>
    </style:style>
    <style:style style:name="Táblázat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áblázat7.C1" style:family="table-cell">
      <style:table-cell-properties fo:padding="0.097cm" fo:border="0.002cm solid #000000"/>
    </style:style>
    <style:style style:name="Táblázat7.D1" style:family="table-cell">
      <style:table-cell-properties style:vertical-align="middle" fo:padding="0.097cm" fo:border="none"/>
    </style:style>
    <style:style style:name="Táblázat7.F1" style:family="table-cell">
      <style:table-cell-properties style:vertical-align="middle" fo:padding="0.097cm" fo:border="0.002cm solid #000000"/>
    </style:style>
    <style:style style:name="Táblázat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7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7.D5" style:family="table-cell">
      <style:table-cell-properties fo:padding="0.097cm" fo:border="none"/>
    </style:style>
    <style:style style:name="Táblázat7.E5" style:family="table-cell">
      <style:table-cell-properties fo:padding="0.097cm" fo:border-left="0.002cm solid #000000" fo:border-right="none" fo:border-top="none" fo:border-bottom="0.002cm solid #000000"/>
    </style:style>
    <style:style style:name="Táblázat8" style:family="table">
      <style:table-properties style:width="16.999cm" table:align="margins" style:may-break-between-rows="false"/>
    </style:style>
    <style:style style:name="Táblázat8.A" style:family="table-column">
      <style:table-column-properties style:column-width="4.249cm" style:rel-column-width="16383*"/>
    </style:style>
    <style:style style:name="Táblázat8.B" style:family="table-column">
      <style:table-column-properties style:column-width="5.486cm" style:rel-column-width="21151*"/>
    </style:style>
    <style:style style:name="Táblázat8.C" style:family="table-column">
      <style:table-column-properties style:column-width="7.264cm" style:rel-column-width="28001*"/>
    </style:style>
    <style:style style:name="Táblázat8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8.C1" style:family="table-cell">
      <style:table-cell-properties fo:background-color="#cccccc" fo:padding="0.097cm" fo:border="0.002cm solid #000000">
        <style:background-image/>
      </style:table-cell-properties>
    </style:style>
    <style:style style:name="Táblázat8.A2" style:family="table-cell">
      <style:table-cell-properties fo:padding="0.097cm" fo:border-left="0.002cm solid #000000" fo:border-right="none" fo:border-top="none" fo:border-bottom="0.002cm solid #000000"/>
    </style:style>
    <style:style style:name="Táblázat8.B2" style:family="table-cell">
      <style:table-cell-properties fo:background-color="#23ff23" fo:padding="0.097cm" fo:border-left="0.002cm solid #000000" fo:border-right="none" fo:border-top="none" fo:border-bottom="0.002cm solid #000000">
        <style:background-image/>
      </style:table-cell-properties>
    </style:style>
    <style:style style:name="Táblázat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8.C4" style:family="table-cell">
      <style:table-cell-properties fo:background-color="#23ff2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8.C5" style:family="table-cell">
      <style:table-cell-properties fo:background-color="#cc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8.B6" style:family="table-cell">
      <style:table-cell-properties fo:background-color="#ccffff" fo:padding="0.097cm" fo:border-left="0.002cm solid #000000" fo:border-right="none" fo:border-top="none" fo:border-bottom="0.002cm solid #000000">
        <style:background-image/>
      </style:table-cell-properties>
    </style:style>
    <style:style style:name="Táblázat8.B7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8.C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Heading_20_4">
      <style:paragraph-properties fo:break-before="page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text-align="justify" style:justify-single-word="false" fo:break-before="pag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background-color="transparen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style="italic" fo:background-color="transparent" style:font-style-asian="italic" style:font-style-complex="italic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italic" fo:background-color="transparent" style:font-style-asian="italic" style:font-style-complex="italic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DejaVu Sans" fo:font-size="11pt" style:font-name-asian="DejaVu Sans" style:font-size-asian="11pt" style:font-name-complex="DejaVu Sans" style:font-size-complex="11pt"/>
    </style:style>
    <style:style style:name="P15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ize="8pt" style:font-size-asian="8pt" style:font-size-complex="8pt"/>
    </style:style>
    <style:style style:name="P16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font-size="8pt" style:font-size-asian="8pt" style:font-size-complex="8pt"/>
    </style:style>
    <style:style style:name="P17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19" style:family="paragraph" style:parent-style-name="Quotations">
      <style:paragraph-properties fo:margin-left="0cm" fo:margin-right="0cm" fo:margin-top="0cm" fo:margin-bottom="0cm" fo:text-indent="0cm" style:auto-text-indent="false" fo:padding-left="0.049cm" fo:padding-right="0cm" fo:padding-top="0cm" fo:padding-bottom="0cm" fo:border-left="0.002cm solid #cccccc" fo:border-right="none" fo:border-top="none" fo:border-bottom="none"/>
    </style:style>
    <style:style style:name="P20" style:family="paragraph" style:parent-style-name="Standard">
      <style:paragraph-properties fo:margin-left="0cm" fo:margin-right="0cm" fo:text-indent="0cm" style:auto-text-indent="false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FreeSerif1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FreeSerif1" fo:font-size="12pt" style:font-size-asian="12pt" style:font-size-complex="12pt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background-color="#ffff00"/>
    </style:style>
    <style:style style:name="P28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font-style="italic" style:text-underline-style="none" fo:font-weight="normal" fo:background-color="#ff9966" style:font-style-asian="italic" style:font-weight-asian="normal" style:font-style-complex="italic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style="italic" fo:background-color="#ff9966" style:font-style-asian="italic" style:font-style-complex="italic"/>
    </style:style>
    <style:style style:name="P31" style:family="paragraph" style:parent-style-name="Text_20_body">
      <style:text-properties fo:font-style="italic" fo:background-color="#ff0000" style:font-style-asian="italic" style:font-style-complex="italic"/>
    </style:style>
    <style:style style:name="P32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3" style:family="paragraph" style:parent-style-name="Text_20_body">
      <style:text-properties fo:font-weight="normal" style:font-weight-asian="normal" style:font-weight-complex="normal"/>
    </style:style>
    <style:style style:name="P34" style:family="paragraph" style:parent-style-name="Text_20_body">
      <style:paragraph-properties fo:text-align="center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35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36" style:family="paragraph" style:parent-style-name="Text_20_body">
      <style:text-properties fo:color="#ffffff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ext_20_body">
      <style:text-properties fo:background-color="#ff0000"/>
    </style:style>
    <style:style style:name="P38" style:family="paragraph" style:parent-style-name="Text_20_body">
      <style:text-properties style:text-underline-style="solid" style:text-underline-type="double" style:text-underline-width="auto" style:text-underline-color="font-color"/>
    </style:style>
    <style:style style:name="P39" style:family="paragraph" style:parent-style-name="Text_20_body">
      <style:text-properties style:font-name="FreeSerif1"/>
    </style:style>
    <style:style style:name="P40" style:family="paragraph" style:parent-style-name="Text_20_body">
      <style:text-properties fo:background-color="#23ff23"/>
    </style:style>
    <style:style style:name="P41" style:family="paragraph" style:parent-style-name="Text_20_body">
      <style:text-properties fo:font-size="6pt" style:font-size-asian="6pt" style:font-size-complex="6pt"/>
    </style:style>
    <style:style style:name="P42" style:family="paragraph" style:parent-style-name="Text_20_body">
      <style:text-properties style:font-name="DejaVu Sans" fo:font-size="11pt" style:font-name-asian="DejaVu Sans" style:font-size-asian="11pt" style:font-name-complex="DejaVu Sans" style:font-size-complex="11pt"/>
    </style:style>
    <style:style style:name="P43" style:family="paragraph" style:parent-style-name="Text_20_body">
      <style:paragraph-properties>
        <style:tab-stops>
          <style:tab-stop style:position="2.011cm"/>
        </style:tab-stops>
      </style:paragraph-properties>
      <style:text-properties style:font-name="DejaVu Sans" fo:font-size="11pt" style:font-name-asian="DejaVu Sans" style:font-size-asian="11pt" style:font-name-complex="DejaVu Sans" style:font-size-complex="11pt"/>
    </style:style>
    <style:style style:name="P44" style:family="paragraph" style:parent-style-name="Text_20_body">
      <style:paragraph-properties>
        <style:tab-stops>
          <style:tab-stop style:position="2.117cm"/>
        </style:tab-stops>
      </style:paragraph-properties>
      <style:text-properties style:font-name="DejaVu Sans" fo:font-size="11pt" style:font-size-asian="11pt" style:font-size-complex="11pt"/>
    </style:style>
    <style:style style:name="P45" style:family="paragraph" style:parent-style-name="Text_20_body">
      <style:paragraph-properties fo:margin-left="0cm" fo:margin-right="0cm" fo:text-indent="0.199cm" style:auto-text-indent="false" fo:background-color="transparent">
        <style:background-image/>
      </style:paragraph-properties>
    </style:style>
    <style:style style:name="P46" style:family="paragraph" style:parent-style-name="Heading_20_4">
      <style:paragraph-properties fo:background-color="#ffcc99">
        <style:background-image/>
      </style:paragraph-properties>
    </style:style>
    <style:style style:name="P47" style:family="paragraph" style:parent-style-name="Text_20_body">
      <style:paragraph-properties fo:margin-left="1.251cm" fo:margin-right="0cm" fo:text-indent="0cm" style:auto-text-indent="false"/>
    </style:style>
    <style:style style:name="P48" style:family="paragraph" style:parent-style-name="Text_20_body">
      <style:paragraph-properties fo:margin-left="1.251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49" style:family="paragraph" style:parent-style-name="Text_20_body">
      <style:paragraph-properties fo:margin-left="1.251cm" fo:margin-right="0cm" fo:margin-top="0cm" fo:margin-bottom="0cm" fo:text-indent="0cm" style:auto-text-indent="false"/>
      <style:text-properties fo:font-style="italic" style:font-style-asian="italic" style:font-style-complex="italic"/>
    </style:style>
    <style:style style:name="P50" style:family="paragraph" style:parent-style-name="Quotations">
      <style:paragraph-properties fo:margin-left="1.251cm" fo:margin-right="0cm" fo:margin-top="0cm" fo:margin-bottom="0cm" fo:text-indent="0cm" style:auto-text-indent="false" fo:padding-left="0.049cm" fo:padding-right="0cm" fo:padding-top="0cm" fo:padding-bottom="0cm" fo:border-left="0.002cm solid #cccccc" fo:border-right="none" fo:border-top="none" fo:border-bottom="none"/>
      <style:text-properties fo:font-style="italic" style:font-style-asian="italic" style:font-style-complex="italic"/>
    </style:style>
    <style:style style:name="P51" style:family="paragraph" style:parent-style-name="Text_20_body">
      <style:paragraph-properties fo:margin-left="2.501cm" fo:margin-right="0cm" fo:text-indent="0cm" style:auto-text-indent="false"/>
    </style:style>
    <style:style style:name="P52" style:family="paragraph" style:parent-style-name="Text_20_body">
      <style:paragraph-properties fo:background-color="#ff0000">
        <style:background-image/>
      </style:paragraph-properties>
    </style:style>
    <style:style style:name="P53" style:family="paragraph" style:parent-style-name="Heading_20_3">
      <style:text-properties fo:font-size="12pt" fo:font-style="normal" style:font-size-asian="12pt" style:font-style-asian="normal" style:font-size-complex="12pt" style:font-style-complex="normal"/>
    </style:style>
    <style:style style:name="P54" style:family="paragraph" style:parent-style-name="Preformatted_20_Text">
      <style:text-properties style:font-name="FreeSerif1"/>
    </style:style>
    <style:style style:name="P55" style:family="paragraph" style:parent-style-name="Preformatted_20_Text">
      <style:text-properties fo:color="#0047ff" style:font-name="FreeSerif1"/>
    </style:style>
    <style:style style:name="P56" style:family="paragraph" style:parent-style-name="_5b_RPG_5d__20_Táblázattartalom_20_1">
      <style:text-properties style:text-line-through-style="solid" style:text-line-through-width="bold" fo:background-color="transparent"/>
    </style:style>
    <style:style style:name="P57" style:family="paragraph" style:parent-style-name="_5b_RPG_5d__20_Táblázattartalom_20_1">
      <style:text-properties style:text-line-through-style="none"/>
    </style:style>
    <style:style style:name="P58" style:family="paragraph" style:parent-style-name="_5b_RPG_5d__20_Táblázattartalom_20_1">
      <style:text-properties style:text-line-through-style="none" fo:background-color="transparent"/>
    </style:style>
    <style:style style:name="P59" style:family="paragraph" style:parent-style-name="_5b_RPG_5d__20_Táblázattartalom_20_1">
      <style:paragraph-properties fo:text-align="start" style:justify-single-word="false"/>
      <style:text-properties style:text-line-through-style="none" fo:font-size="9pt" fo:background-color="transparent" style:font-size-asian="9pt" style:font-size-complex="9pt"/>
    </style:style>
    <style:style style:name="P60" style:family="paragraph" style:parent-style-name="_5b_RPG_5d__20_Táblázattartalom_20_1">
      <style:paragraph-properties fo:text-align="start" style:justify-single-word="false"/>
      <style:text-properties style:text-line-through-style="none" fo:font-size="9pt" fo:background-color="#ff0000" style:font-size-asian="9pt" style:font-size-complex="9pt"/>
    </style:style>
    <style:style style:name="P61" style:family="paragraph" style:parent-style-name="_5b_RPG_5d__20_Táblázattartalom_20_1">
      <style:paragraph-properties fo:text-align="start" style:justify-single-word="false"/>
      <style:text-properties style:text-line-through-style="none" fo:font-size="9pt" fo:background-color="#ff6633" style:font-size-asian="9pt" style:font-size-complex="9pt"/>
    </style:style>
    <style:style style:name="P62" style:family="paragraph" style:parent-style-name="_5b_RPG_5d__20_Táblázattartalom_20_1">
      <style:text-properties style:text-line-through-style="none" fo:font-size="10pt" style:font-size-asian="10pt" style:font-size-complex="10pt"/>
    </style:style>
    <style:style style:name="P63" style:family="paragraph" style:parent-style-name="_5b_RPG_5d__20_Táblázattartalom_20_1">
      <style:text-properties style:text-line-through-style="none" fo:background-color="#ff6633"/>
    </style:style>
    <style:style style:name="P64" style:family="paragraph" style:parent-style-name="Text_20_body">
      <style:paragraph-properties fo:margin-top="0cm" fo:margin-bottom="0cm"/>
    </style:style>
    <style:style style:name="P65" style:family="paragraph" style:parent-style-name="Text_20_body">
      <style:paragraph-properties fo:margin-top="0cm" fo:margin-bottom="0cm" fo:text-align="center" style:justify-single-word="false"/>
    </style:style>
    <style:style style:name="P66" style:family="paragraph" style:parent-style-name="Text_20_body">
      <style:paragraph-properties fo:margin-top="0cm" fo:margin-bottom="0cm" fo:text-align="center" style:justify-single-word="false"/>
      <style:text-properties fo:font-weight="bold" style:font-weight-asian="bold" style:font-weight-complex="bold"/>
    </style:style>
    <style:style style:name="P67" style:family="paragraph" style:parent-style-name="Text_20_body">
      <style:paragraph-properties fo:margin-top="0cm" fo:margin-bottom="0cm" fo:text-align="center" style:justify-single-word="false"/>
      <style:text-properties fo:font-size="9pt" style:font-size-asian="9pt" style:font-size-complex="9pt"/>
    </style:style>
    <style:style style:name="P68" style:family="paragraph" style:parent-style-name="Text_20_body">
      <style:paragraph-properties fo:margin-top="0cm" fo:margin-bottom="0cm" fo:text-align="center" style:justify-single-word="false"/>
      <style:text-properties fo:font-size="8pt" style:font-size-asian="8pt" style:font-size-complex="8pt"/>
    </style:style>
    <style:style style:name="P69" style:family="paragraph" style:parent-style-name="Text_20_body">
      <style:paragraph-properties fo:margin-top="0cm" fo:margin-bottom="0cm"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70" style:family="paragraph" style:parent-style-name="Table_20_Contents">
      <style:text-properties style:font-name="FreeSerif1" fo:font-size="10pt" fo:font-weight="bold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FreeSerif1" fo:font-size="10pt" fo:font-weight="bold" style:font-size-asian="10pt" style:font-weight-asian="bold" style:font-size-complex="10pt" style:font-weight-complex="bold"/>
    </style:style>
    <style:style style:name="P72" style:family="paragraph" style:parent-style-name="Table_20_Contents">
      <style:text-properties style:font-name="FreeSerif1" fo:font-size="10pt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FreeSerif1" fo:font-size="10pt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FreeSerif1" fo:font-size="10pt" fo:background-color="transparent" style:font-size-asian="10pt" style:font-size-complex="10pt"/>
    </style:style>
    <style:style style:name="P75" style:family="paragraph" style:parent-style-name="Table_20_Contents">
      <style:text-properties style:font-name="FreeSerif1" fo:font-size="10pt" fo:background-color="#ff6633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1" fo:font-size="10pt" fo:background-color="#ff6633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1" fo:font-size="10pt" fo:background-color="#ffff00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FreeSerif1" fo:font-size="10pt" fo:font-weight="normal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FreeSerif1" fo:font-size="10pt" fo:background-color="#ff0000" style:font-size-asian="10pt" style:font-size-complex="10pt"/>
    </style:style>
    <style:style style:name="P80" style:family="paragraph" style:parent-style-name="Table_20_Contents">
      <style:text-properties style:font-name="FreeSerif1" fo:font-size="9pt" style:font-size-asian="9pt" style:font-size-complex="9pt"/>
    </style:style>
    <style:style style:name="P81" style:family="paragraph" style:parent-style-name="Table_20_Contents">
      <style:paragraph-properties fo:text-align="center" style:justify-single-word="false"/>
      <style:text-properties style:font-name="FreeSerif1" fo:font-size="8pt" fo:font-weight="normal" style:font-size-asian="8pt" style:font-weight-asian="normal" style:font-size-complex="8pt" style:font-weight-complex="normal"/>
    </style:style>
    <style:style style:name="P82" style:family="paragraph" style:parent-style-name="Table_20_Contents">
      <style:text-properties fo:color="#ff0000" style:font-name="FreeSerif1" fo:font-size="10pt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fo:color="#ff0000" style:font-name="FreeSerif1" fo:font-size="10pt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</style:style>
    <style:style style:name="P85" style:family="paragraph" style:parent-style-name="Standard">
      <style:text-properties style:font-name="FreeSerif1"/>
    </style:style>
    <style:style style:name="P86" style:family="paragraph" style:parent-style-name="Standard">
      <style:text-properties style:font-name="FreeSerif1" fo:font-weight="bold" style:font-weight-asian="bold" style:font-weight-complex="bold"/>
    </style:style>
    <style:style style:name="P87" style:family="paragraph" style:parent-style-name="Standard">
      <style:text-properties style:font-name="FreeSerif1" fo:font-style="italic" style:text-underline-style="solid" style:text-underline-width="auto" style:text-underline-color="font-color" style:font-style-asian="italic" style:font-style-complex="italic"/>
    </style:style>
    <style:style style:name="P8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9" style:family="paragraph" style:parent-style-name="Standard">
      <style:paragraph-properties>
        <style:tab-stops>
          <style:tab-stop style:position="2.143cm"/>
        </style:tab-stops>
      </style:paragraph-properties>
      <style:text-properties style:font-name="DejaVu Sans" fo:font-size="11pt" style:text-underline-style="solid" style:text-underline-width="auto" style:text-underline-color="font-color" fo:font-weight="bold" style:font-name-asian="DejaVu Sans" style:font-size-asian="11pt" style:font-weight-asian="bold" style:font-name-complex="DejaVu Sans" style:font-size-complex="11pt" style:font-weight-complex="bold"/>
    </style:style>
    <style:style style:name="P90" style:family="paragraph" style:parent-style-name="Standard">
      <style:paragraph-properties>
        <style:tab-stops>
          <style:tab-stop style:position="2.143cm"/>
        </style:tab-stops>
      </style:paragraph-properties>
      <style:text-properties style:font-name="DejaVu Sans" style:text-underline-style="solid" style:text-underline-width="auto" style:text-underline-color="font-color" fo:font-weight="bold" style:font-name-asian="DejaVu Sans" style:font-weight-asian="bold" style:font-name-complex="DejaVu Sans" style:font-weight-complex="bold"/>
    </style:style>
    <style:style style:name="P91" style:family="paragraph" style:parent-style-name="Standard">
      <style:paragraph-properties>
        <style:tab-stops>
          <style:tab-stop style:position="2.143cm"/>
        </style:tab-stops>
      </style:paragraph-properties>
      <style:text-properties style:font-name="DejaVu Sans" style:font-name-asian="DejaVu Sans" style:font-name-complex="DejaVu Sans"/>
    </style:style>
    <style:style style:name="P92" style:family="paragraph" style:parent-style-name="Standard">
      <style:paragraph-properties>
        <style:tab-stops>
          <style:tab-stop style:position="2.143cm"/>
        </style:tab-stops>
      </style:paragraph-properties>
    </style:style>
    <style:style style:name="P93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join-border="false">
        <style:tab-stops>
          <style:tab-stop style:position="2.117cm"/>
        </style:tab-stops>
      </style:paragraph-properties>
      <style:text-properties style:font-name="DejaVu Sans" fo:font-size="11pt" style:font-name-asian="DejaVu Sans" style:font-size-asian="11pt" style:font-name-complex="DejaVu Sans" style:font-size-complex="11pt"/>
    </style:style>
    <style:style style:name="P94" style:family="paragraph" style:parent-style-name="Text_20_body">
      <style:paragraph-properties style:border-line-width-bottom="0.002cm 0.035cm 0.002cm" fo:padding="0.074cm" fo:border-left="none" fo:border-right="none" fo:border-top="none" fo:border-bottom="0.039cm double #000000" style:join-border="false">
        <style:tab-stops>
          <style:tab-stop style:position="2.011cm"/>
        </style:tab-stops>
      </style:paragraph-properties>
      <style:text-properties style:font-name="DejaVu Sans" fo:font-size="11pt" style:font-name-asian="DejaVu Sans" style:font-size-asian="11pt" style:font-name-complex="DejaVu Sans" style:font-size-complex="11pt"/>
    </style:style>
    <style:style style:name="P95" style:family="paragraph" style:parent-style-name="Standard" style:list-style-name="L1"/>
    <style:style style:name="P96" style:family="paragraph" style:parent-style-name="Standard" style:list-style-name="L2"/>
    <style:style style:name="P97" style:family="paragraph" style:parent-style-name="Standard" style:list-style-name="L4"/>
    <style:style style:name="P98" style:family="paragraph" style:parent-style-name="Standard" style:list-style-name="L7"/>
    <style:style style:name="P99" style:family="paragraph" style:parent-style-name="Standard" style:list-style-name="L14"/>
    <style:style style:name="P100" style:family="paragraph" style:parent-style-name="Standard" style:list-style-name="L15"/>
    <style:style style:name="P101" style:family="paragraph" style:parent-style-name="Standard" style:list-style-name="L18"/>
    <style:style style:name="P102" style:family="paragraph" style:parent-style-name="Standard" style:list-style-name="L19"/>
    <style:style style:name="P103" style:family="paragraph" style:parent-style-name="Standard" style:list-style-name="L20"/>
    <style:style style:name="P104" style:family="paragraph" style:parent-style-name="Standard" style:list-style-name="L29">
      <style:text-properties style:font-name="FreeSerif1"/>
    </style:style>
    <style:style style:name="P105" style:family="paragraph" style:parent-style-name="Standard" style:list-style-name="L39"/>
    <style:style style:name="P106" style:family="paragraph" style:parent-style-name="Standard" style:list-style-name="L41"/>
    <style:style style:name="P107" style:family="paragraph" style:parent-style-name="Standard" style:list-style-name="L43"/>
    <style:style style:name="P108" style:family="paragraph" style:parent-style-name="Standard" style:list-style-name="L46"/>
    <style:style style:name="P109" style:family="paragraph" style:parent-style-name="Standard" style:list-style-name="L47"/>
    <style:style style:name="P110" style:family="paragraph" style:parent-style-name="Standard" style:list-style-name="L29">
      <style:paragraph-properties fo:margin-left="1.251cm" fo:margin-right="0cm" fo:text-indent="0cm" style:auto-text-indent="false"/>
      <style:text-properties style:font-name="FreeSerif1"/>
    </style:style>
    <style:style style:name="P111" style:family="paragraph" style:parent-style-name="Standard" style:list-style-name="L29">
      <style:paragraph-properties fo:margin-left="0cm" fo:margin-right="0cm" fo:text-indent="0cm" style:auto-text-indent="false"/>
      <style:text-properties style:font-name="FreeSerif1"/>
    </style:style>
    <style:style style:name="P112" style:family="paragraph" style:parent-style-name="Standard" style:list-style-name="L30">
      <style:paragraph-properties fo:margin-left="0cm" fo:margin-right="0cm" fo:text-indent="0cm" style:auto-text-indent="false"/>
      <style:text-properties style:font-name="FreeSerif1" fo:font-size="12pt" style:font-size-asian="12pt" style:font-size-complex="12pt"/>
    </style:style>
    <style:style style:name="P113" style:family="paragraph" style:parent-style-name="_5b_RPG_5d__20_Táblázattartalom_20_1" style:list-style-name="L12">
      <style:paragraph-properties fo:text-align="start" style:justify-single-word="false"/>
      <style:text-properties style:text-line-through-style="none" fo:font-size="9pt" fo:background-color="transparent" style:font-size-asian="9pt" style:font-size-complex="9pt"/>
    </style:style>
    <style:style style:name="P11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5" style:family="paragraph" style:parent-style-name="Text_20_body" style:list-style-name="L3"/>
    <style:style style:name="P116" style:family="paragraph" style:parent-style-name="Text_20_body" style:list-style-name="L5"/>
    <style:style style:name="P117" style:family="paragraph" style:parent-style-name="Text_20_body" style:list-style-name="L6"/>
    <style:style style:name="P118" style:family="paragraph" style:parent-style-name="Text_20_body" style:list-style-name="L10"/>
    <style:style style:name="P119" style:family="paragraph" style:parent-style-name="Text_20_body" style:list-style-name="L11"/>
    <style:style style:name="P120" style:family="paragraph" style:parent-style-name="Text_20_body" style:list-style-name="L15">
      <style:text-properties fo:background-color="#ff0000"/>
    </style:style>
    <style:style style:name="P121" style:family="paragraph" style:parent-style-name="Text_20_body" style:list-style-name="L21">
      <style:paragraph-properties fo:text-align="justify" style:justify-single-word="false"/>
    </style:style>
    <style:style style:name="P122" style:family="paragraph" style:parent-style-name="Text_20_body" style:list-style-name="L24">
      <style:paragraph-properties fo:text-align="justify" style:justify-single-word="false"/>
    </style:style>
    <style:style style:name="P123" style:family="paragraph" style:parent-style-name="Text_20_body" style:list-style-name="L26">
      <style:paragraph-properties fo:text-align="justify" style:justify-single-word="false"/>
    </style:style>
    <style:style style:name="P124" style:family="paragraph" style:parent-style-name="Text_20_body" style:list-style-name="L27">
      <style:paragraph-properties fo:text-align="justify" style:justify-single-word="false"/>
    </style:style>
    <style:style style:name="P125" style:family="paragraph" style:parent-style-name="Text_20_body" style:list-style-name="L21">
      <style:paragraph-properties fo:text-align="justify" style:justify-single-word="false"/>
      <style:text-properties fo:font-size="10pt" fo:font-style="italic" fo:background-color="#ffffcc" style:font-size-asian="10pt" style:font-style-asian="italic" style:font-size-complex="10pt" style:font-style-complex="italic"/>
    </style:style>
    <style:style style:name="P126" style:family="paragraph" style:parent-style-name="Text_20_body" style:list-style-name="L22"/>
    <style:style style:name="P127" style:family="paragraph" style:parent-style-name="Text_20_body" style:list-style-name="L25"/>
    <style:style style:name="P128" style:family="paragraph" style:parent-style-name="Text_20_body" style:list-style-name="L31"/>
    <style:style style:name="P129" style:family="paragraph" style:parent-style-name="Text_20_body" style:list-style-name="L32"/>
    <style:style style:name="P130" style:family="paragraph" style:parent-style-name="Text_20_body" style:list-style-name="L40"/>
    <style:style style:name="P131" style:family="paragraph" style:parent-style-name="Text_20_body" style:list-style-name="L42"/>
    <style:style style:name="P132" style:family="paragraph" style:parent-style-name="Text_20_body" style:list-style-name="L1">
      <style:paragraph-properties fo:margin-left="1.251cm" fo:margin-right="0cm" fo:text-indent="0.199cm" style:auto-text-indent="false"/>
    </style:style>
    <style:style style:name="P133" style:family="paragraph" style:parent-style-name="Text_20_body" style:list-style-name="L2">
      <style:paragraph-properties fo:margin-left="1.251cm" fo:margin-right="0cm" fo:text-indent="0cm" style:auto-text-indent="false"/>
    </style:style>
    <style:style style:name="P134" style:family="paragraph" style:parent-style-name="Text_20_body" style:list-style-name="L4">
      <style:paragraph-properties fo:margin-left="1.251cm" fo:margin-right="0cm" fo:text-indent="0cm" style:auto-text-indent="false"/>
    </style:style>
    <style:style style:name="P135" style:family="paragraph" style:parent-style-name="Text_20_body" style:list-style-name="L7">
      <style:paragraph-properties fo:margin-left="1.251cm" fo:margin-right="0cm" fo:text-indent="0cm" style:auto-text-indent="false"/>
    </style:style>
    <style:style style:name="P136" style:family="paragraph" style:parent-style-name="Text_20_body" style:list-style-name="L9">
      <style:paragraph-properties fo:margin-left="1.251cm" fo:margin-right="0cm" fo:text-indent="0cm" style:auto-text-indent="false"/>
    </style:style>
    <style:style style:name="P137" style:family="paragraph" style:parent-style-name="Text_20_body" style:list-style-name="L15">
      <style:paragraph-properties fo:margin-left="1.251cm" fo:margin-right="0cm" fo:text-indent="0cm" style:auto-text-indent="false"/>
      <style:text-properties fo:background-color="#ff0000"/>
    </style:style>
    <style:style style:name="P138" style:family="paragraph" style:parent-style-name="Text_20_body" style:list-style-name="L19">
      <style:paragraph-properties fo:margin-left="1.251cm" fo:margin-right="0cm" fo:text-indent="0cm" style:auto-text-indent="false"/>
      <style:text-properties fo:background-color="#ff0000"/>
    </style:style>
    <style:style style:name="P139" style:family="paragraph" style:parent-style-name="Text_20_body" style:list-style-name="L33">
      <style:paragraph-properties fo:margin-left="1.251cm" fo:margin-right="0cm" fo:text-indent="0cm" style:auto-text-indent="false"/>
      <style:text-properties fo:background-color="#ff0000"/>
    </style:style>
    <style:style style:name="P140" style:family="paragraph" style:parent-style-name="Text_20_body" style:list-style-name="L13">
      <style:paragraph-properties fo:margin-left="1.251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41" style:family="paragraph" style:parent-style-name="Text_20_body" style:list-style-name="L15">
      <style:paragraph-properties fo:margin-left="1.251cm" fo:margin-right="0cm" fo:text-align="justify" style:justify-single-word="false" fo:text-indent="0cm" style:auto-text-indent="false"/>
    </style:style>
    <style:style style:name="P142" style:family="paragraph" style:parent-style-name="Text_20_body" style:list-style-name="L21">
      <style:paragraph-properties fo:margin-left="1.251cm" fo:margin-right="0cm" fo:text-align="justify" style:justify-single-word="false" fo:text-indent="0cm" style:auto-text-indent="false"/>
    </style:style>
    <style:style style:name="P143" style:family="paragraph" style:parent-style-name="Text_20_body" style:list-style-name="L28">
      <style:paragraph-properties fo:margin-left="1.251cm" fo:margin-right="0cm" fo:text-align="justify" style:justify-single-word="false" fo:text-indent="0cm" style:auto-text-indent="false"/>
    </style:style>
    <style:style style:name="P144" style:family="paragraph" style:parent-style-name="Text_20_body" style:list-style-name="L27">
      <style:paragraph-properties fo:margin-left="1.251cm" fo:margin-right="0cm" fo:text-align="justify" style:justify-single-word="false" fo:text-indent="0cm" style:auto-text-indent="false"/>
    </style:style>
    <style:style style:name="P145" style:family="paragraph" style:parent-style-name="Text_20_body" style:list-style-name="L16">
      <style:paragraph-properties fo:margin-left="1.251cm" fo:margin-right="0cm" fo:text-indent="0cm" style:auto-text-indent="false"/>
    </style:style>
    <style:style style:name="P146" style:family="paragraph" style:parent-style-name="Text_20_body" style:list-style-name="L16">
      <style:paragraph-properties fo:margin-left="1.251cm" fo:margin-right="0cm" fo:text-align="justify" style:justify-single-word="false" fo:text-indent="0cm" style:auto-text-indent="false"/>
      <style:text-properties fo:font-style="italic" fo:background-color="#ff9966" style:font-style-asian="italic" style:font-style-complex="italic"/>
    </style:style>
    <style:style style:name="P147" style:family="paragraph" style:parent-style-name="Text_20_body" style:list-style-name="L18">
      <style:paragraph-properties fo:margin-left="1.251cm" fo:margin-right="0cm" fo:text-indent="0cm" style:auto-text-indent="false"/>
    </style:style>
    <style:style style:name="P148" style:family="paragraph" style:parent-style-name="Text_20_body" style:list-style-name="L19">
      <style:paragraph-properties fo:margin-left="1.251cm" fo:margin-right="0cm" fo:text-indent="0cm" style:auto-text-indent="false"/>
      <style:text-properties fo:background-color="transparent"/>
    </style:style>
    <style:style style:name="P149" style:family="paragraph" style:parent-style-name="Text_20_body" style:list-style-name="L20">
      <style:paragraph-properties fo:margin-left="1.251cm" fo:margin-right="0cm" fo:text-indent="0cm" style:auto-text-indent="false"/>
      <style:text-properties fo:background-color="transparent"/>
    </style:style>
    <style:style style:name="P150" style:family="paragraph" style:parent-style-name="Text_20_body" style:list-style-name="L20">
      <style:paragraph-properties fo:margin-left="1.251cm" fo:margin-right="0cm" fo:text-indent="0cm" style:auto-text-indent="false"/>
      <style:text-properties fo:background-color="#ff9966"/>
    </style:style>
    <style:style style:name="P151" style:family="paragraph" style:parent-style-name="Text_20_body" style:list-style-name="L21">
      <style:paragraph-properties fo:margin-left="1.251cm" fo:margin-right="0cm" fo:text-align="justify" style:justify-single-word="false" fo:text-indent="0cm" style:auto-text-indent="false"/>
      <style:text-properties fo:background-color="#ff9966"/>
    </style:style>
    <style:style style:name="P152" style:family="paragraph" style:parent-style-name="Text_20_body" style:list-style-name="L21">
      <style:paragraph-properties fo:margin-left="1.251cm" fo:margin-right="0cm" fo:text-align="justify" style:justify-single-word="false" fo:text-indent="0cm" style:auto-text-indent="false"/>
      <style:text-properties fo:font-size="10pt" fo:font-style="italic" fo:background-color="#ffff99" style:font-size-asian="10pt" style:font-style-asian="italic" style:font-size-complex="10pt" style:font-style-complex="italic"/>
    </style:style>
    <style:style style:name="P153" style:family="paragraph" style:parent-style-name="Text_20_body" style:list-style-name="L21">
      <style:paragraph-properties fo:margin-left="1.251cm" fo:margin-right="0cm" fo:text-align="justify" style:justify-single-word="false" fo:text-indent="0cm" style:auto-text-indent="false"/>
      <style:text-properties fo:font-size="10pt" fo:font-style="italic" style:text-underline-style="none" fo:background-color="#ffffcc" style:font-size-asian="10pt" style:font-style-asian="italic" style:font-size-complex="10pt" style:font-style-complex="italic"/>
    </style:style>
    <style:style style:name="P154" style:family="paragraph" style:parent-style-name="Text_20_body" style:list-style-name="L33">
      <style:paragraph-properties fo:margin-left="1.251cm" fo:margin-right="0cm" fo:text-indent="0cm" style:auto-text-indent="false"/>
    </style:style>
    <style:style style:name="P155" style:family="paragraph" style:parent-style-name="Text_20_body" style:list-style-name="L34">
      <style:paragraph-properties fo:margin-left="1.251cm" fo:margin-right="0cm" fo:text-indent="0cm" style:auto-text-indent="false"/>
    </style:style>
    <style:style style:name="P156" style:family="paragraph" style:parent-style-name="Text_20_body" style:list-style-name="L38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57" style:family="paragraph" style:parent-style-name="Text_20_body" style:list-style-name="L37">
      <style:paragraph-properties fo:margin-left="1.251cm" fo:margin-right="0cm" fo:text-indent="0cm" style:auto-text-indent="false"/>
    </style:style>
    <style:style style:name="P158" style:family="paragraph" style:parent-style-name="Text_20_body" style:list-style-name="L38">
      <style:paragraph-properties fo:margin-left="1.251cm" fo:margin-right="0cm" fo:text-indent="0cm" style:auto-text-indent="false"/>
    </style:style>
    <style:style style:name="P159" style:family="paragraph" style:parent-style-name="Text_20_body" style:list-style-name="L39">
      <style:paragraph-properties fo:margin-left="1.251cm" fo:margin-right="0cm" fo:text-indent="0cm" style:auto-text-indent="false"/>
    </style:style>
    <style:style style:name="P160" style:family="paragraph" style:parent-style-name="Text_20_body" style:list-style-name="L41">
      <style:paragraph-properties fo:margin-left="1.251cm" fo:margin-right="0cm" fo:text-indent="0cm" style:auto-text-indent="false"/>
    </style:style>
    <style:style style:name="P161" style:family="paragraph" style:parent-style-name="Text_20_body" style:list-style-name="L42">
      <style:paragraph-properties fo:margin-left="1.251cm" fo:margin-right="0cm" fo:text-indent="0cm" style:auto-text-indent="false"/>
    </style:style>
    <style:style style:name="P162" style:family="paragraph" style:parent-style-name="Text_20_body" style:list-style-name="L43">
      <style:paragraph-properties fo:margin-left="1.251cm" fo:margin-right="0cm" fo:text-indent="0cm" style:auto-text-indent="false"/>
    </style:style>
    <style:style style:name="P163" style:family="paragraph" style:parent-style-name="Text_20_body" style:list-style-name="L46">
      <style:paragraph-properties fo:margin-left="1.251cm" fo:margin-right="0cm" fo:text-indent="0cm" style:auto-text-indent="false"/>
    </style:style>
    <style:style style:name="P164" style:family="paragraph" style:parent-style-name="Text_20_body" style:list-style-name="L47">
      <style:paragraph-properties fo:margin-left="1.251cm" fo:margin-right="0cm" fo:text-indent="0cm" style:auto-text-indent="false"/>
    </style:style>
    <style:style style:name="P165" style:family="paragraph" style:parent-style-name="Text_20_body" style:list-style-name="L20">
      <style:paragraph-properties fo:margin-left="1.251cm" fo:margin-right="0cm" fo:text-indent="0cm" style:auto-text-indent="false" fo:background-color="#ffcc99">
        <style:background-image/>
      </style:paragraph-properties>
    </style:style>
    <style:style style:name="P166" style:family="paragraph" style:parent-style-name="Text_20_body" style:list-style-name="L36">
      <style:paragraph-properties fo:margin-left="1.251cm" fo:margin-right="0cm" fo:text-indent="0cm" style:auto-text-indent="false" fo:background-color="transparent">
        <style:background-image/>
      </style:paragraph-properties>
    </style:style>
    <style:style style:name="P167" style:family="paragraph" style:parent-style-name="Text_20_body" style:list-style-name="L4">
      <style:paragraph-properties fo:margin-left="2.501cm" fo:margin-right="0cm" fo:text-indent="0cm" style:auto-text-indent="false"/>
    </style:style>
    <style:style style:name="P168" style:family="paragraph" style:parent-style-name="Text_20_body" style:list-style-name="L9">
      <style:paragraph-properties fo:margin-left="2.501cm" fo:margin-right="0cm" fo:text-indent="0cm" style:auto-text-indent="false"/>
    </style:style>
    <style:style style:name="P169" style:family="paragraph" style:parent-style-name="Text_20_body" style:list-style-name="L16">
      <style:paragraph-properties fo:margin-left="2.501cm" fo:margin-right="0cm" fo:text-align="justify" style:justify-single-word="false" fo:text-indent="0cm" style:auto-text-indent="false"/>
      <style:text-properties fo:font-style="italic" fo:background-color="#ff9966" style:font-style-asian="italic" style:font-style-complex="italic"/>
    </style:style>
    <style:style style:name="P170" style:family="paragraph" style:parent-style-name="Text_20_body" style:list-style-name="L37">
      <style:paragraph-properties fo:margin-left="2.501cm" fo:margin-right="0cm" fo:text-indent="0cm" style:auto-text-indent="false"/>
    </style:style>
    <style:style style:name="P171" style:family="paragraph" style:parent-style-name="Text_20_body" style:list-style-name="L38">
      <style:paragraph-properties fo:margin-left="2.501cm" fo:margin-right="0cm" fo:text-indent="0cm" style:auto-text-indent="false"/>
    </style:style>
    <style:style style:name="P172" style:family="paragraph" style:parent-style-name="Text_20_body" style:list-style-name="L8">
      <style:paragraph-properties fo:margin-left="0cm" fo:margin-right="0cm" fo:text-indent="0cm" style:auto-text-indent="false"/>
    </style:style>
    <style:style style:name="P173" style:family="paragraph" style:parent-style-name="Text_20_body" style:list-style-name="L9">
      <style:paragraph-properties fo:margin-left="0cm" fo:margin-right="0cm" fo:text-indent="0cm" style:auto-text-indent="false"/>
    </style:style>
    <style:style style:name="P174" style:family="paragraph" style:parent-style-name="Text_20_body" style:list-style-name="L13">
      <style:paragraph-properties fo:margin-left="0cm" fo:margin-right="0cm" fo:text-align="justify" style:justify-single-word="false" fo:text-indent="0cm" style:auto-text-indent="false"/>
    </style:style>
    <style:style style:name="P175" style:family="paragraph" style:parent-style-name="Text_20_body" style:list-style-name="L17">
      <style:paragraph-properties fo:margin-left="0cm" fo:margin-right="0cm" fo:text-align="justify" style:justify-single-word="false" fo:text-indent="0cm" style:auto-text-indent="false"/>
    </style:style>
    <style:style style:name="P176" style:family="paragraph" style:parent-style-name="Text_20_body" style:list-style-name="L21">
      <style:paragraph-properties fo:margin-left="0cm" fo:margin-right="0cm" fo:text-align="justify" style:justify-single-word="false" fo:text-indent="0cm" style:auto-text-indent="false"/>
    </style:style>
    <style:style style:name="P177" style:family="paragraph" style:parent-style-name="Text_20_body" style:list-style-name="L27">
      <style:paragraph-properties fo:margin-left="0cm" fo:margin-right="0cm" fo:text-align="justify" style:justify-single-word="false" fo:text-indent="0cm" style:auto-text-indent="false"/>
    </style:style>
    <style:style style:name="P178" style:family="paragraph" style:parent-style-name="Text_20_body" style:list-style-name="L13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79" style:family="paragraph" style:parent-style-name="Text_20_body" style:list-style-name="L14">
      <style:paragraph-properties fo:margin-left="0cm" fo:margin-right="0cm" fo:text-indent="0cm" style:auto-text-indent="false"/>
    </style:style>
    <style:style style:name="P180" style:family="paragraph" style:parent-style-name="Text_20_body" style:list-style-name="L19">
      <style:paragraph-properties fo:margin-left="0cm" fo:margin-right="0cm" fo:text-indent="0cm" style:auto-text-indent="false"/>
      <style:text-properties fo:background-color="transparent"/>
    </style:style>
    <style:style style:name="P181" style:family="paragraph" style:parent-style-name="Text_20_body" style:list-style-name="L21">
      <style:paragraph-properties fo:margin-left="0cm" fo:margin-right="0cm" fo:text-align="justify" style:justify-single-word="false" fo:text-indent="0cm" style:auto-text-indent="false"/>
      <style:text-properties fo:background-color="transparent"/>
    </style:style>
    <style:style style:name="P182" style:family="paragraph" style:parent-style-name="Text_20_body" style:list-style-name="L23">
      <style:paragraph-properties fo:margin-left="0cm" fo:margin-right="0cm" fo:text-indent="0cm" style:auto-text-indent="false"/>
      <style:text-properties fo:background-color="transparent"/>
    </style:style>
    <style:style style:name="P183" style:family="paragraph" style:parent-style-name="Text_20_body" style:list-style-name="L23">
      <style:paragraph-properties fo:margin-left="0cm" fo:margin-right="0cm" fo:text-indent="0cm" style:auto-text-indent="false"/>
      <style:text-properties fo:font-size="12pt" fo:font-style="normal" fo:background-color="#ff0000" style:font-size-asian="12pt" style:font-style-asian="normal" style:font-size-complex="12pt" style:font-style-complex="normal"/>
    </style:style>
    <style:style style:name="P184" style:family="paragraph" style:parent-style-name="Text_20_body" style:list-style-name="L34">
      <style:paragraph-properties fo:margin-left="0cm" fo:margin-right="0cm" fo:text-indent="0cm" style:auto-text-indent="false"/>
    </style:style>
    <style:style style:name="P185" style:family="paragraph" style:parent-style-name="Text_20_body" style:list-style-name="L33">
      <style:paragraph-properties fo:margin-left="0cm" fo:margin-right="0cm" fo:text-indent="0cm" style:auto-text-indent="false"/>
    </style:style>
    <style:style style:name="P186" style:family="paragraph" style:parent-style-name="Text_20_body" style:list-style-name="L41">
      <style:paragraph-properties fo:margin-left="0cm" fo:margin-right="0cm" fo:text-indent="0cm" style:auto-text-indent="false"/>
    </style:style>
    <style:style style:name="P187" style:family="paragraph" style:parent-style-name="Text_20_body" style:list-style-name="L44">
      <style:paragraph-properties fo:margin-left="0cm" fo:margin-right="0cm" fo:text-indent="0cm" style:auto-text-indent="false"/>
    </style:style>
    <style:style style:name="P188" style:family="paragraph" style:parent-style-name="Text_20_body" style:list-style-name="L45">
      <style:paragraph-properties fo:margin-left="0cm" fo:margin-right="0cm" fo:text-indent="0cm" style:auto-text-indent="false"/>
    </style:style>
    <style:style style:name="P189" style:family="paragraph" style:parent-style-name="Text_20_body" style:list-style-name="L46">
      <style:paragraph-properties fo:margin-left="0cm" fo:margin-right="0cm" fo:text-indent="0cm" style:auto-text-indent="false"/>
    </style:style>
    <style:style style:name="P190" style:family="paragraph" style:parent-style-name="Text_20_body" style:list-style-name="L20">
      <style:paragraph-properties fo:margin-left="0cm" fo:margin-right="0cm" fo:text-indent="0cm" style:auto-text-indent="false" fo:background-color="#ff9966">
        <style:background-image/>
      </style:paragraph-properties>
    </style:style>
    <style:style style:name="P191" style:family="paragraph" style:parent-style-name="Text_20_body" style:list-style-name="L20">
      <style:paragraph-properties fo:margin-left="0cm" fo:margin-right="0cm" fo:text-indent="0cm" style:auto-text-indent="false" fo:background-color="#ffcc99">
        <style:background-image/>
      </style:paragraph-properties>
    </style:style>
    <style:style style:name="P192" style:family="paragraph" style:parent-style-name="Text_20_body" style:list-style-name="L35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93" style:family="paragraph" style:parent-style-name="Text_20_body" style:list-style-name="L35">
      <style:paragraph-properties fo:background-color="transparent">
        <style:background-image/>
      </style:paragraph-properties>
      <style:text-properties fo:background-color="transparent"/>
    </style:style>
    <style:style style:name="P194" style:family="paragraph" style:parent-style-name="Text_20_body" style:list-style-name="L37">
      <style:paragraph-properties fo:margin-left="3.752cm" fo:margin-right="0cm" fo:text-indent="0cm" style:auto-text-indent="false"/>
    </style:style>
    <style:style style:name="P19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9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7" style:family="paragraph" style:parent-style-name="Contents_20_Heading">
      <style:paragraph-properties fo:break-before="page"/>
    </style:style>
    <style:style style:name="P198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style:use-window-font-color="true" fo:font-weight="normal" fo:background-color="#ff9966" style:font-weight-asian="normal" style:font-weight-complex="normal"/>
    </style:style>
    <style:style style:name="T9" style:family="text">
      <style:text-properties style:use-window-font-color="true" style:text-underline-style="none" fo:font-weight="normal" fo:background-color="transparent" style:font-weight-asian="normal" style:font-weight-complex="normal"/>
    </style:style>
    <style:style style:name="T10" style:family="text">
      <style:text-properties style:use-window-font-color="true" style:text-underline-style="none" fo:font-weight="bold" fo:background-color="#ff9966" style:font-weight-asian="bold" style:font-weight-complex="bold"/>
    </style:style>
    <style:style style:name="T11" style:family="text"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background-color="transparent"/>
    </style:style>
    <style:style style:name="T13" style:family="text">
      <style:text-properties fo:background-color="#ff0000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background-color="#ffff00" style:font-style-asian="italic" style:font-style-complex="italic"/>
    </style:style>
    <style:style style:name="T17" style:family="text">
      <style:text-properties fo:font-style="italic" fo:background-color="#ff9966" style:font-style-asian="italic" style:font-style-complex="italic"/>
    </style:style>
    <style:style style:name="T18" style:family="text">
      <style:text-properties fo:background-color="#ffff99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Times New Roman" fo:font-size="12pt" fo:font-style="normal" fo:background-color="transparent" style:font-size-asian="12pt" style:font-style-asian="normal" style:font-size-complex="12pt" style:font-style-complex="normal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background-color="#cc6633"/>
    </style:style>
    <style:style style:name="T23" style:family="text">
      <style:text-properties style:font-name="Arial" fo:font-style="normal" style:font-style-asian="normal" style:font-style-complex="normal"/>
    </style:style>
    <style:style style:name="T24" style:family="text">
      <style:text-properties style:font-name="Arial" fo:font-size="8pt" fo:font-style="normal" style:font-size-asian="8pt" style:font-style-asian="normal" style:font-size-complex="8pt" style:font-style-complex="normal"/>
    </style:style>
    <style:style style:name="T25" style:family="text">
      <style:text-properties fo:color="#ffffff" style:text-line-through-style="none" style:font-name="FreeSerif1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ffffff" style:text-line-through-style="none" style:font-name="FreeSerif1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color="#ffffff" style:text-line-through-style="none" style:font-name="FreeSerif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28" style:family="text">
      <style:text-properties fo:color="#ffffff" style:text-line-through-style="none" style:font-name="FreeSerif1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29" style:family="text">
      <style:text-properties fo:color="#ffffff" style:text-line-through-style="none" style:font-name="Arial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color="#ffffff" style:font-name="Arial" fo:font-style="normal" style:font-style-asian="normal" style:font-style-complex="normal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fo:font-size="8pt" fo:font-weight="normal" style:font-size-asian="8pt" style:font-weight-asian="normal" style:font-size-complex="8pt" style:font-weight-complex="normal"/>
    </style:style>
    <style:style style:name="T33" style:family="text">
      <style:text-properties fo:font-size="8pt" fo:background-color="#ff0000" style:font-size-asian="8pt" style:font-size-complex="8pt"/>
    </style:style>
    <style:style style:name="T34" style:family="text">
      <style:text-properties style:font-name="DejaVu Sans" style:font-name-asian="DejaVu Sans" style:font-name-complex="DejaVu Sans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1pt" fo:font-style="italic" style:font-size-asian="11pt" style:font-style-asian="italic" style:font-size-complex="11pt" style:font-style-complex="italic"/>
    </style:style>
    <style:style style:name="T37" style:family="text">
      <style:text-properties fo:font-size="11pt" style:font-size-asian="11pt" style:font-size-complex="11pt"/>
    </style:style>
    <style:style style:name="T38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139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3">
      <text:list-level-style-number text:level="1" style:num-suffix=")" style:num-format="a">
        <style:list-level-properties text:space-before="0.39cm" text:min-label-width="0.34cm"/>
      </text:list-level-style-number>
      <text:list-level-style-bullet text:level="2" text:style-name="Bullet_20_Symbols" style:num-suffix="." text:bullet-char="➔">
        <style:list-level-properties text:space-before="0.78cm" text:min-label-width="0.34cm"/>
        <style:text-properties style:font-name="StarSymbol"/>
      </text:list-level-style-bullet>
      <text:list-level-style-bullet text:level="3" text:style-name="Bullet_20_Symbols" style:num-suffix="." text:bullet-char="➔">
        <style:list-level-properties text:space-before="1.17cm" text:min-label-width="0.34cm"/>
        <style:text-properties style:font-name="StarSymbol"/>
      </text:list-level-style-bullet>
      <text:list-level-style-bullet text:level="4" text:style-name="Bullet_20_Symbols" style:num-suffix="." text:bullet-char="➔">
        <style:list-level-properties text:space-before="1.56cm" text:min-label-width="0.34cm"/>
        <style:text-properties style:font-name="StarSymbol"/>
      </text:list-level-style-bullet>
      <text:list-level-style-bullet text:level="5" text:style-name="Bullet_20_Symbols" style:num-suffix="." text:bullet-char="➔">
        <style:list-level-properties text:space-before="1.95cm" text:min-label-width="0.34cm"/>
        <style:text-properties style:font-name="StarSymbol"/>
      </text:list-level-style-bullet>
      <text:list-level-style-bullet text:level="6" text:style-name="Bullet_20_Symbols" style:num-suffix="." text:bullet-char="➔">
        <style:list-level-properties text:space-before="2.339cm" text:min-label-width="0.34cm"/>
        <style:text-properties style:font-name="StarSymbol"/>
      </text:list-level-style-bullet>
      <text:list-level-style-bullet text:level="7" text:style-name="Bullet_20_Symbols" style:num-suffix="." text:bullet-char="➔">
        <style:list-level-properties text:space-before="2.729cm" text:min-label-width="0.34cm"/>
        <style:text-properties style:font-name="StarSymbol"/>
      </text:list-level-style-bullet>
      <text:list-level-style-bullet text:level="8" text:style-name="Bullet_20_Symbols" style:num-suffix="." text:bullet-char="➔">
        <style:list-level-properties text:space-before="3.119cm" text:min-label-width="0.34cm"/>
        <style:text-properties style:font-name="StarSymbol"/>
      </text:list-level-style-bullet>
      <text:list-level-style-bullet text:level="9" text:style-name="Bullet_20_Symbols" style:num-suffix="." text:bullet-char="➔">
        <style:list-level-properties text:space-before="3.509cm" text:min-label-width="0.34cm"/>
        <style:text-properties style:font-name="StarSymbol"/>
      </text:list-level-style-bullet>
      <text:list-level-style-bullet text:level="10" text:style-name="Bullet_20_Symbols" style:num-suffix="." text:bullet-char="➔">
        <style:list-level-properties text:space-before="3.899cm" text:min-label-width="0.34cm"/>
        <style:text-properties style:font-name="StarSymbol"/>
      </text:list-level-style-bullet>
    </text:list-style>
    <text:list-style style:name="L44">
      <text:list-level-style-bullet text:level="1" text:style-name="Bullet_20_Symbols" style:num-suffix=")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)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)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)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)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)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)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)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)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)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6">
      <text:list-level-style-bullet text:level="1" text:style-name="Bullet_20_Symbols" style:num-suffix="." text:bullet-char="➔">
        <style:list-level-properties text:space-before="0.24cm" text:min-label-width="0.39cm"/>
        <style:text-properties style:font-name="StarSymbol"/>
      </text:list-level-style-bullet>
      <text:list-level-style-bullet text:level="2" text:style-name="Bullet_20_Symbols" style:num-suffix="." text:bullet-char="➔">
        <style:list-level-properties text:space-before="0.48cm" text:min-label-width="0.24cm"/>
        <style:text-properties style:font-name="StarSymbol"/>
      </text:list-level-style-bullet>
      <text:list-level-style-bullet text:level="3" text:style-name="Bullet_20_Symbols" style:num-suffix="." text:bullet-char="➔">
        <style:list-level-properties text:space-before="0.72cm" text:min-label-width="0.24cm"/>
        <style:text-properties style:font-name="StarSymbol"/>
      </text:list-level-style-bullet>
      <text:list-level-style-bullet text:level="4" text:style-name="Bullet_20_Symbols" style:num-suffix="." text:bullet-char="➔">
        <style:list-level-properties text:space-before="0.959cm" text:min-label-width="0.24cm"/>
        <style:text-properties style:font-name="StarSymbol"/>
      </text:list-level-style-bullet>
      <text:list-level-style-bullet text:level="5" text:style-name="Bullet_20_Symbols" style:num-suffix="." text:bullet-char="➔">
        <style:list-level-properties text:space-before="1.199cm" text:min-label-width="0.24cm"/>
        <style:text-properties style:font-name="StarSymbol"/>
      </text:list-level-style-bullet>
      <text:list-level-style-bullet text:level="6" text:style-name="Bullet_20_Symbols" style:num-suffix="." text:bullet-char="➔">
        <style:list-level-properties text:space-before="1.439cm" text:min-label-width="0.24cm"/>
        <style:text-properties style:font-name="StarSymbol"/>
      </text:list-level-style-bullet>
      <text:list-level-style-bullet text:level="7" text:style-name="Bullet_20_Symbols" style:num-suffix="." text:bullet-char="➔">
        <style:list-level-properties text:space-before="1.679cm" text:min-label-width="0.24cm"/>
        <style:text-properties style:font-name="StarSymbol"/>
      </text:list-level-style-bullet>
      <text:list-level-style-bullet text:level="8" text:style-name="Bullet_20_Symbols" style:num-suffix="." text:bullet-char="➔">
        <style:list-level-properties text:space-before="1.919cm" text:min-label-width="0.24cm"/>
        <style:text-properties style:font-name="StarSymbol"/>
      </text:list-level-style-bullet>
      <text:list-level-style-bullet text:level="9" text:style-name="Bullet_20_Symbols" style:num-suffix="." text:bullet-char="➔">
        <style:list-level-properties text:space-before="2.159cm" text:min-label-width="0.24cm"/>
        <style:text-properties style:font-name="StarSymbol"/>
      </text:list-level-style-bullet>
      <text:list-level-style-bullet text:level="10" text:style-name="Bullet_20_Symbols" style:num-suffix="." text:bullet-char="➔">
        <style:list-level-properties text:space-before="2.399cm" text:min-label-width="0.24cm"/>
        <style:text-properties style:font-name="StarSymbol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<text:title>KM100 szabályrendszer</text:title></text:p>
      <text:p text:style-name="Subtitle"><text:subject>Mágia</text:subject></text:p>
      <text:p text:style-name="Sub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4">Nonprofit szabályrendszer a M* világához<text:line-break/>Ailtas, 2008</text:p>
      <text:p text:style-name="P67"/>
      <text:p text:style-name="P67"/>
      <text:p text:style-name="P67"><draw:a xlink:type="simple" xlink:href="http://creativecommons.org/licenses/by-nc-sa/2.5/hu/"><draw:frame draw:style-name="fr1" draw:name="HTTP://CREATIVECOMMONS.ORG/LICENSES/BY-NC-SA/2.5/HU/" text:anchor-type="paragraph" svg:width="2.117cm" svg:height="0.423cm" draw:z-index="0"><draw:image xlink:href="Pictures/100000000000005000000010E1A9A15E.png" xlink:type="simple" xlink:show="embed" xlink:actuate="onLoad"/></draw:frame></draw:a></text:p>
      <text:p text:style-name="P68"/>
      <text:p text:style-name="P68"><text:s/><text:span text:style-name="T23">Creative Commons License</text:span></text:p>
      <text:p text:style-name="P69">Ezen dokumentum maga, továbbá részletei, vagy másolatai kizárólag a Creative Commons</text:p>
      <text:p text:style-name="P67"><text:a xlink:type="simple" xlink:href="http://creativecommons.org/licenses/by-nc-sa/2.5/hu/"><text:span text:style-name="T24">Nevezd meg!-Ne add el!-Így add tovább! 2.5 Magyarország</text:span></text:a></text:p>
      <text:p text:style-name="P15"><text:span text:style-name="T23">Licenc feltételeinek megfelelően használható fel</text:span>. </text:p>
      <text:p text:style-name="P35"/>
      <text:p text:style-name="Text_20_body"/>
      <text:table-of-content text:style-name="Sect1" text:protected="true" text:name="Tartalomjegyzék2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2_Head">
            <text:p text:style-name="P197">Tartalomjegyzék</text:p>
          </text:index-title>
          <text:p text:style-name="P195">Alternatív ötletek (Mágia)<text:tab/>4</text:p>
          <text:p text:style-name="P198">Zóna - <text:s/>ALT_MÁGIA_#1. <text:tab/>4</text:p>
          <text:p text:style-name="P198">Zóna II. - <text:s/>ALT_MÁGIA_#2.<text:tab/>4</text:p>
          <text:p text:style-name="P195">TODO (kidolgozandók) (Mágia)<text:tab/>5</text:p>
          <text:p text:style-name="P198">Varázsló CÉ - TODO_MÁGIA_#6.<text:tab/>5</text:p>
          <text:p text:style-name="P198">Varázsló, pszí használó kezdeményezése <text:s/>- TODO_MÁGIA_#7.<text:tab/>5</text:p>
          <text:p text:style-name="P198">Ceremoniális mágiák - TODO_MÁGIA_#1.<text:tab/>5</text:p>
          <text:p text:style-name="P198">Idegen ceremoniális mágiák – TODO_MÁGIA_#6.<text:tab/>5</text:p>
          <text:p text:style-name="P198">Varázslatok időtartama - TODO_MÁGIA_#2.<text:tab/>6</text:p>
          <text:p text:style-name="P198">Drágakőmágia és Rúnamágia - TODO_MÁGIA_#3.<text:tab/>6</text:p>
          <text:p text:style-name="P198">Szeráfi mágiák – TODO_MÁGIA_#4.<text:tab/>6</text:p>
          <text:p text:style-name="P198">Babonák beépítése – TODO_MÁGIA_#8.<text:tab/>6</text:p>
          <text:p text:style-name="P198">Villámmágia - TODO_MÁGIA_#5.<text:tab/>7</text:p>
          <text:p text:style-name="P198">Vulgármágiához ötletek – TODO_MÁGIA_#5.<text:tab/>7</text:p>
          <text:p text:style-name="P195">Problémák (megoldandók) (MÁGIA)<text:tab/>8</text:p>
          <text:p text:style-name="P198">Kábulat ÉP-k gyógyulás papi gyógyítás hatására – PROB_MÁGIA_#1.<text:tab/>8</text:p>
          <text:p text:style-name="P195">Ötletek, alapkoncepció, sirámok fórumokból<text:tab/>9</text:p>
          <text:p text:style-name="P114">Régi rendszer hibái (Noro)<text:tab/>9</text:p>
          <text:p text:style-name="P114">Minimum IQ mágiatanuláshoz<text:tab/>9</text:p>
          <text:p text:style-name="P114">Boszorkánymesteri villámvarázs<text:tab/>9</text:p>
          <text:p text:style-name="P114">Mágia sebzése<text:tab/>9</text:p>
          <text:p text:style-name="P114">Fizikai ellenállás<text:tab/>9</text:p>
          <text:p text:style-name="P114">Varázslás kezdeményezése<text:tab/>10</text:p>
          <text:p text:style-name="P195">Mágia-tradíciók és mágiaiskolák<text:tab/>11</text:p>
          <text:p text:style-name="P195">Mágikus fortélyok<text:tab/>12</text:p>
          <text:p text:style-name="P195">Mágiarendszer szabályai<text:tab/>13</text:p>
          <text:p text:style-name="P195">Mágiaellenállás<text:tab/>14</text:p>
          <text:p text:style-name="P114">Asztrál, Mentál, Fizikai mágiaellenállás<text:tab/>14</text:p>
          <text:p text:style-name="P114">Ellenállások számítása<text:tab/>14</text:p>
          <text:p text:style-name="P195">Varázslat Átütése<text:tab/>15</text:p>
          <text:p text:style-name="P195">Varázslás ideje<text:tab/>15</text:p>
          <text:p text:style-name="P195">Mágikus fáradás<text:tab/>16</text:p>
          <text:p text:style-name="P195">Összhangok, ütközések<text:tab/>16</text:p>
          <text:p text:style-name="P114">Összhang – mágikus karma<text:tab/>16</text:p>
          <text:p text:style-name="P195">Mágikus fókuszok, emitterek<text:tab/>17</text:p>
          <text:p text:style-name="P114">Mágikus emitter<text:tab/>17</text:p>
          <text:p text:style-name="P195">Mozaikmágia<text:tab/>19</text:p>
          <text:p text:style-name="P114">Maximum és Felvonható manapont fogalma<text:tab/>19</text:p>
          <text:p text:style-name="P114">Mana vissza/kinyerés, manaholt területek<text:tab/>19</text:p>
          <text:p text:style-name="P198">Külső mana használata (manahálóból)<text:tab/>20</text:p>
          <text:p text:style-name="P114">Mana felvonás / fókusz<text:tab/>20</text:p>
          <text:p text:style-name="P114">Varázsló botja<text:tab/>20</text:p>
          <text:p text:style-name="P195">Mozaikmágia iskolái<text:tab/>21</text:p>
          <text:p text:style-name="P114">Kategorizálatlan ötletek, mozaikok<text:tab/>21</text:p>
          <text:p text:style-name="P114">Metamágia<text:tab/>22</text:p>
          <text:p text:style-name="P114">Elemi mágia<text:tab/>23</text:p>
          <text:p text:style-name="P198">Őselem idézése<text:tab/>23</text:p>
          <text:p text:style-name="P198">Elementál idézése<text:tab/>24</text:p>
          <text:p text:style-name="P198">Elementál űzése<text:tab/>24</text:p>
          <text:p text:style-name="P198">Őselem megkötése anyagban<text:tab/>24</text:p>
          <text:p text:style-name="P114">Természetes anyagok mágiája<text:tab/>25</text:p>
          <text:p text:style-name="P114">Asztrálmágia<text:tab/>26</text:p>
          <text:p text:style-name="P198"><text:soft-page-break/>Asztrális mozaikok<text:tab/>26</text:p>
          <text:p text:style-name="P114">Mentálmágia<text:tab/>27</text:p>
          <text:p text:style-name="P114">Fénymágia<text:tab/>28</text:p>
          <text:p text:style-name="P114">Csendmágia<text:tab/>29</text:p>
          <text:p text:style-name="P114">Demonológia<text:tab/>30</text:p>
          <text:p text:style-name="P195">Vulgármágia<text:tab/>31</text:p>
          <text:p text:style-name="P114">Betegségmágia<text:tab/>31</text:p>
          <text:p text:style-name="P114">Szexuálmágia<text:tab/>31</text:p>
          <text:p text:style-name="P195">Bárdmágia<text:tab/>31</text:p>
          <text:p text:style-name="P114">Vakság<text:tab/>31</text:p>
          <text:p text:style-name="P195">Speciális mágia-tradíciók<text:tab/>32</text:p>
          <text:p text:style-name="P114">Quars, árnymágia<text:tab/>32</text:p>
          <text:p text:style-name="P196">Papi mágia<text:tab/>33</text:p>
          <text:p text:style-name="P195">Ötletek, alapvetések<text:tab/>33</text:p>
          <text:p text:style-name="P195">Első ötlet<text:tab/>33</text:p>
          <text:p text:style-name="P195">Második ötlet<text:tab/>34</text:p>
        </text:index-body>
      </text:table-of-content>
      <text:p text:style-name="Text_20_body"/>
      <text:p text:style-name="Text_20_body"/>
      <text:h text:style-name="P1" text:outline-level="2">Alternatív ötletek (Mágia)</text:h>
      <text:p text:style-name="Text_20_body"/>
      <text:h text:style-name="Heading_20_4" text:outline-level="4">Zóna - <text:s/>ALT_MÁGIA_#1. </text:h>
      <text:list text:style-name="L1">
        <text:list-item>
          <text:p text:style-name="P95">Ne elvágólagosan legyen 10m, hanem 10m után gyengüljön (gyengébben jöjjön létre a hatás.</text:p>
        </text:list-item>
        <text:list-item>
          <text:p text:style-name="P132">1m-10m: teljes E</text:p>
        </text:list-item>
        <text:list-item>
          <text:p text:style-name="P132">11m-20m: fél E</text:p>
        </text:list-item>
        <text:list-item>
          <text:p text:style-name="P132">20m-30m: negyed E</text:p>
        </text:list-item>
        <text:list-item>
          <text:p text:style-name="P132">31m-től: nem hozható létre</text:p>
        </text:list-item>
        <text:list-item>
          <text:p text:style-name="P95">Vagy ne is fix 10m legyen, hanem: 10 + kaszt szint <text:line-break/>(a karakter legmagasabb varázshasználó nevelt fortély szintje)</text:p>
        </text:list-item>
        <text:list-item>
          <text:p text:style-name="P95">Vagy: 10 + (szint * X), ahol X=1, de felvehető fortéllyal X növelhető.</text:p>
        </text:list-item>
        <text:list-item>
          <text:p text:style-name="P132">„Zóna kiterjesztés” fortély (többször is felvehető)<text:line-break/>Hatása: X=2 lesz. Tehát egy 7. szintű boszorkány zónája ezzel a fortéllyal: 10+(7x2)= 24m lesz.</text:p>
        </text:list-item>
      </text:list>
      <text:h text:style-name="Heading_20_4" text:outline-level="4">Zóna II. - <text:s/>ALT_MÁGIA_#2.</text:h>
      <text:p text:style-name="Text_20_body">Vagy inkább manáért kiterjeszthető legyen a hatótáv, de vegyen időt igénybe.</text:p>
      <table:table table:name="Zónakiterjesztés" table:style-name="Zónakiterjesztés">
        <table:table-column table:style-name="Zónakiterjesztés.A"/>
        <table:table-column table:style-name="Zónakiterjesztés.B"/>
        <table:table-row>
          <table:table-cell table:style-name="Zónakiterjesztés.A1" office:value-type="string">
            <text:p text:style-name="_5b_RPG_5d__20_Táblázattartalom_20_1">Plusz táv</text:p>
          </table:table-cell>
          <table:table-cell table:style-name="Zónakiterjesztés.B1" office:value-type="string">
            <text:p text:style-name="_5b_RPG_5d__20_Táblázattartalom_20_1">Szükséges mana</text:p>
          </table:table-cell>
        </table:table-row>
        <table:table-row>
          <table:table-cell table:style-name="Zónakiterjesztés.A2" office:value-type="string">
            <text:p text:style-name="_5b_RPG_5d__20_Táblázattartalom_20_1">+10m</text:p>
          </table:table-cell>
          <table:table-cell table:style-name="Zónakiterjesztés.B2" office:value-type="string">
            <text:p text:style-name="_5b_RPG_5d__20_Táblázattartalom_20_1">10MP</text:p>
          </table:table-cell>
        </table:table-row>
        <table:table-row>
          <table:table-cell table:style-name="Zónakiterjesztés.A2" office:value-type="string">
            <text:p text:style-name="_5b_RPG_5d__20_Táblázattartalom_20_1">+20m</text:p>
          </table:table-cell>
          <table:table-cell table:style-name="Zónakiterjesztés.B2" office:value-type="string">
            <text:p text:style-name="_5b_RPG_5d__20_Táblázattartalom_20_1">15MP</text:p>
          </table:table-cell>
        </table:table-row>
        <table:table-row>
          <table:table-cell table:style-name="Zónakiterjesztés.A2" office:value-type="string">
            <text:p text:style-name="_5b_RPG_5d__20_Táblázattartalom_20_1">+30m</text:p>
          </table:table-cell>
          <table:table-cell table:style-name="Zónakiterjesztés.B2" office:value-type="string">
            <text:p text:style-name="_5b_RPG_5d__20_Táblázattartalom_20_1">17MP</text:p>
          </table:table-cell>
        </table:table-row>
        <table:table-row>
          <table:table-cell table:style-name="Zónakiterjesztés.A2" office:value-type="string">
            <text:p text:style-name="_5b_RPG_5d__20_Táblázattartalom_20_1">+100</text:p>
          </table:table-cell>
          <table:table-cell table:style-name="Zónakiterjesztés.B2" office:value-type="string">
            <text:p text:style-name="_5b_RPG_5d__20_Táblázattartalom_20_1">30MP</text:p>
          </table:table-cell>
        </table:table-row>
      </table:table>
      <text:p text:style-name="Text_20_body"/>
      <text:p text:style-name="P23">Vagy:</text:p>
      <text:p text:style-name="Text_20_body">Célszámok a távolságokra, képzettségpróba-szerűség. Csak mire dobjunk??</text:p>
      <table:table table:name="Távolság_célszámok" table:style-name="Távolság_5f_célszámok">
        <table:table-column table:style-name="Távolság_5f_célszámok.A"/>
        <table:table-column table:style-name="Távolság_5f_célszámok.B"/>
        <table:table-row>
          <table:table-cell table:style-name="Távolság_5f_célszámok.A1" office:value-type="string">
            <text:p text:style-name="_5b_RPG_5d__20_Táblázattartalom_20_1">Táv</text:p>
          </table:table-cell>
          <table:table-cell table:style-name="Távolság_5f_célszámok.B1" office:value-type="string">
            <text:p text:style-name="_5b_RPG_5d__20_Táblázattartalom_20_1">Célszám</text:p>
          </table:table-cell>
        </table:table-row>
        <table:table-row>
          <table:table-cell table:style-name="Távolság_5f_célszámok.A2" office:value-type="string">
            <text:p text:style-name="_5b_RPG_5d__20_Táblázattartalom_20_1">1-5m</text:p>
          </table:table-cell>
          <table:table-cell table:style-name="Távolság_5f_célszámok.B2" office:value-type="string">
            <text:p text:style-name="_5b_RPG_5d__20_Táblázattartalom_20_1">6</text:p>
          </table:table-cell>
        </table:table-row>
        <table:table-row>
          <table:table-cell table:style-name="Távolság_5f_célszámok.A2" office:value-type="string">
            <text:p text:style-name="_5b_RPG_5d__20_Táblázattartalom_20_1">6-10m</text:p>
          </table:table-cell>
          <table:table-cell table:style-name="Távolság_5f_célszámok.B2" office:value-type="string">
            <text:p text:style-name="_5b_RPG_5d__20_Táblázattartalom_20_1">9</text:p>
          </table:table-cell>
        </table:table-row>
        <table:table-row>
          <table:table-cell table:style-name="Távolság_5f_célszámok.A2" office:value-type="string">
            <text:p text:style-name="_5b_RPG_5d__20_Táblázattartalom_20_1">...</text:p>
          </table:table-cell>
          <table:table-cell table:style-name="Távolság_5f_célszámok.B2" office:value-type="string">
            <text:p text:style-name="_5b_RPG_5d__20_Táblázattartalom_20_1">12</text:p>
          </table:table-cell>
        </table:table-row>
        <table:table-row>
          <table:table-cell table:style-name="Távolság_5f_célszámok.A2" office:value-type="string">
            <text:p text:style-name="_5b_RPG_5d__20_Táblázattartalom_20_1">...</text:p>
          </table:table-cell>
          <table:table-cell table:style-name="Távolság_5f_célszámok.B2" office:value-type="string">
            <text:p text:style-name="_5b_RPG_5d__20_Táblázattartalom_20_1">15</text:p>
          </table:table-cell>
        </table:table-row>
        <table:table-row>
          <table:table-cell table:style-name="Távolság_5f_célszámok.A2" office:value-type="string">
            <text:p text:style-name="_5b_RPG_5d__20_Táblázattartalom_20_1">..</text:p>
          </table:table-cell>
          <table:table-cell table:style-name="Távolság_5f_célszámok.B2" office:value-type="string">
            <text:p text:style-name="_5b_RPG_5d__20_Táblázattartalom_20_1">18</text:p>
          </table:table-cell>
        </table:table-row>
        <table:table-row>
          <table:table-cell table:style-name="Távolság_5f_célszámok.A2" office:value-type="string">
            <text:p text:style-name="_5b_RPG_5d__20_Táblázattartalom_20_1">...</text:p>
          </table:table-cell>
          <table:table-cell table:style-name="Távolság_5f_célszámok.B2" office:value-type="string">
            <text:p text:style-name="_5b_RPG_5d__20_Táblázattartalom_20_1">21</text:p>
          </table:table-cell>
        </table:table-row>
      </table:table>
      <text:p text:style-name="Text_20_body"/>
      <text:h text:style-name="P1" text:outline-level="2">TODO (kidolgozandók) (Mágia)</text:h>
      <text:h text:style-name="Heading_20_4" text:outline-level="4">Varázsló CÉ - TODO_MÁGIA_#6.</text:h>
      <text:list text:style-name="L2">
        <text:list-item>
          <text:p text:style-name="P96">A varázslatok CÉ osztója</text:p>
        </text:list-item>
        <text:list-item>
          <text:p text:style-name="P133">Alapból legyen 2 mondjuk</text:p>
        </text:list-item>
        <text:list-item>
          <text:p text:style-name="P133">Ha más szögből (nem 0 fok) indít lövedéket, akkor 1. De a CÉ is változhat. </text:p>
        </text:list-item>
        <text:list-item>
          <text:p text:style-name="P96">Egyáltalán mekkora legyen a „fegyver” CÉ?</text:p>
        </text:list-item>
        <text:list-item>
          <text:p text:style-name="P96">Elugrás előle: a lövedék sebességétől függ</text:p>
        </text:list-item>
        <text:list-item>
          <text:p text:style-name="P96">„Lődözős mágia” fortély</text:p>
        </text:list-item>
        <text:list-item>
          <text:p text:style-name="P133">1-el emeli az Osztót</text:p>
        </text:list-item>
      </text:list>
      <text:h text:style-name="P46" text:outline-level="4"><text:span text:style-name="T12">Varázsló, pszí használó kezdeményezése</text:span> <text:s/><text:span text:style-name="_5b_RPG_5d__20_Kiemelt_20_kifejezés"><text:span text:style-name="T5">- TODO_MÁGIA_#7.</text:span></text:span></text:h>
      <text:p text:style-name="P45">Harcoló ellenféllel szemben. Számít a távolság, az ellenfél sebessége, és a varázslás hossza!</text:p>
      <text:p text:style-name="P7"><text:span text:style-name="_5b_RPG_5d__20_Kiemelt_20_kifejezés"><text:span text:style-name="T7">Kellene a haladási sebesség.</text:span></text:span></text:p>
      <text:p text:style-name="P7"><text:span text:style-name="_5b_RPG_5d__20_Kiemelt_20_kifejezés"><text:span text:style-name="T7">Vagy a varázslatoknak nem hossza, hanem KÉ-je lesz talán...</text:span></text:span></text:p>
      <text:p text:style-name="P7"><text:span text:style-name="_5b_RPG_5d__20_Kiemelt_20_kifejezés"><text:span text:style-name="T6"/></text:span></text:p>
      <text:p text:style-name="Text_20_body"/>
      <text:h text:style-name="Heading_20_4" text:outline-level="4">Ceremoniális mágiák - TODO_MÁGIA_#1.</text:h>
      <text:p text:style-name="Text_20_body">Kidolgozni őket és több misztikumot, bizonytalanságot bele.</text:p>
      <text:p text:style-name="Text_20_body">Pár alapkoncepció:</text:p>
      <text:list text:style-name="L3">
        <text:list-item>
          <text:p text:style-name="P115">Más varázshasználó (vagy csak az azonos mágia tradíciót tanult?) beleadhassa manapontjait, HA ismeri az „átadó” formulát.</text:p>
        </text:list-item>
        <text:list-item>
          <text:p text:style-name="P115">Esetleg együttállások (bár az olyan Codexes)</text:p>
        </text:list-item>
        <text:list-item>
          <text:p text:style-name="P115">Varázsatok „megkötése”, tárgyba foglalása</text:p>
        </text:list-item>
        <text:list-item>
          <text:p text:style-name="P115">M*-os könyvekből ötleteket átemelni a játékba (varázslatok, hangulati elemek)</text:p>
        </text:list-item>
      </text:list>
      <text:p text:style-name="Text_20_body"/>
      <text:h text:style-name="Heading_20_4" text:outline-level="4">Idegen ceremoniális mágiák – TODO_MÁGIA_#6.</text:h>
      <text:p text:style-name="Text_20_body">Legyenek egyedi nagy varázslatok, amelyeknek csomó követelménye van és nem „szabványosak”. Pl Crantai varázslatok, a fenti Ceremoniális mágiák, stb.</text:p>
      <text:p text:style-name="Text_20_body">Olyanok, amelyeket alapból nem ismer a varázshasználó, hiába ismer egy hasonló irányultságú mágiaiskolát.</text:p>
      <text:p text:style-name="Text_20_body">Kérdés, hogy hogyan alkalmazhasson, más mágiákat.</text:p>
      <text:p text:style-name="Text_20_body"/>
      <text:p text:style-name="Text_20_body"/>
      <text:h text:style-name="P2" text:outline-level="4">Varázslatok időtartama - TODO_MÁGIA_#2.</text:h>
      <text:p text:style-name="Text_20_body">Valamilyen reform kéne a mostani helyett, mert az elég béna.</text:p>
      <text:p text:style-name="Text_20_body"/>
      <text:h text:style-name="Heading_20_4" text:outline-level="4">Drágakőmágia és Rúnamágia - TODO_MÁGIA_#3.</text:h>
      <text:p text:style-name="Text_20_body">Drágakőmágia és Rúnamágia külön mágiaiskola lesz, képzettségként megszűnnek.</text:p>
      <text:p text:style-name="Text_20_body"/>
      <text:h text:style-name="Heading_20_4" text:outline-level="4">Szeráfi mágiák – TODO_MÁGIA_#4.</text:h>
      <text:list text:style-name="L4">
        <text:list-item>
          <text:p text:style-name="P97">Sok követelménye legyen</text:p>
        </text:list-item>
        <text:list-item>
          <text:p text:style-name="P97">Hangulatilag illeszkedjen a világba</text:p>
        </text:list-item>
        <text:list-item>
          <text:p text:style-name="P97">Ne adjon túl sok tápot</text:p>
        </text:list-item>
        <text:list-item>
          <text:p text:style-name="P97">Ne adjon átfogó mágikus hatalmat, csak egy konkrét körű mágikus hatást/hatásokat.</text:p>
        </text:list-item>
        <text:list-item>
          <text:p text:style-name="P97">Magas szinten erősebb kapocs az „Adományozóval”</text:p>
        </text:list-item>
        <text:list-item>
          <text:p text:style-name="P134">Esetleges testi elváltozások</text:p>
        </text:list-item>
        <text:list-item>
          <text:p text:style-name="P134">Avatár előtti állapot</text:p>
        </text:list-item>
        <text:list-item>
          <text:p text:style-name="P134">Avatár</text:p>
        </text:list-item>
        <text:list-item>
          <text:p text:style-name="P167">Nagyon kevés szabály, inkább hangulati festés</text:p>
        </text:list-item>
      </text:list>
      <text:p text:style-name="P7"/>
      <text:h text:style-name="Heading_20_4" text:outline-level="4">Babonák beépítése – TODO_MÁGIA_#8.</text:h>
      <text:list text:style-name="L5">
        <text:list-item>
          <text:p text:style-name="P116">Pl. víz felett rossz aludni, stb</text:p>
        </text:list-item>
      </text:list>
      <text:p text:style-name="Text_20_body"/>
      <text:h text:style-name="P2" text:outline-level="4">Villámmágia - TODO_MÁGIA_#5.</text:h>
      <text:p text:style-name="Text_20_body">Villámot kontrollálni is tudni kell.</text:p>
      <text:p text:style-name="Text_20_body">Sokkal randomabb legyen a sebzés (ez már ÉP!!)</text:p>
      <text:list text:style-name="L6">
        <text:list-item>
          <text:p text:style-name="P117">Nem villámmester: SP/X ÉP.</text:p>
        </text:list-item>
        <text:list-item>
          <text:p text:style-name="P117">Villámmester: SP/Y ÉP</text:p>
        </text:list-item>
      </text:list>
      <text:p text:style-name="Text_20_body">ahol Y&lt;X</text:p>
      <text:p text:style-name="Text_20_body">Most nem sebezhet ÉP-t a villám. Ez hülyeség.</text:p>
      <text:p text:style-name="P7"/>
      <text:list text:style-name="L7">
        <text:list-item>
          <text:p text:style-name="P98">Villámmester</text:p>
        </text:list-item>
        <text:list-item>
          <text:p text:style-name="P135"><text:span text:style-name="T2">Belső</text:span> iskola szerűség (fortély). Követelménye: Villámmágia: 9. (vagy 12?) szint</text:p>
        </text:list-item>
        <text:list-item>
          <text:p text:style-name="P135">legyenek villámrúnák, amik felrajzolhatóak (kézre, testre, tárgyra(?))</text:p>
        </text:list-item>
      </text:list>
      <text:p text:style-name="P7"/>
      <text:list text:style-name="L8">
        <text:list-item>
          <text:p text:style-name="P172">Villám lövés után ózon szag terjenghet a varázsló körül. Esetleg ha magas szintű, akkor folyamatosan.</text:p>
        </text:list-item>
      </text:list>
      <text:p text:style-name="P7"/>
      <text:h text:style-name="Heading_20_4" text:outline-level="4">Vulgármágiához ötletek – TODO_MÁGIA_#5.</text:h>
      <text:list text:style-name="L9">
        <text:list-item>
          <text:p text:style-name="P173">Esetleg lehessen csak 1-1 varázslatot megtanulni Spec. képzettségként?</text:p>
        </text:list-item>
        <text:list-item>
          <text:p text:style-name="P173">Vagy 3db-os „csomagot” 1 spec. képzettségért.</text:p>
        </text:list-item>
        <text:list-item>
          <text:p text:style-name="P136">hátránya: </text:p>
        </text:list-item>
        <text:list-item>
          <text:p text:style-name="P168">kiválogatja magának az ütős brutál varázslatokat „ócsóér'”</text:p>
        </text:list-item>
        <text:list-item>
          <text:p text:style-name="P168">többen ismerik a mágiát.. (bár a Vulgármágia Nevelt fortély és a MP vásárlás visszatartó erő lehet)</text:p>
        </text:list-item>
        <text:list-item>
          <text:p text:style-name="P136">előnye: színesebb karakterek</text:p>
        </text:list-item>
      </text:list>
      <text:p text:style-name="P7"/>
      <text:h text:style-name="P1" text:outline-level="2">Problémák (megoldandók) (MÁGIA)</text:h>
      <text:h text:style-name="Heading_20_4" text:outline-level="4"><text:span text:style-name="_5b_RPG_5d__20_Kiemelt_20_kifejezés"><text:span text:style-name="T10">Kábulat ÉP-k gyógyulás papi gyógyítás hatására – PROB_MÁGIA_#1.</text:span></text:span></text:h>
      <text:p text:style-name="Text_20_body"><text:span text:style-name="_5b_RPG_5d__20_Kiemelt_20_kifejezés"><text:span text:style-name="T9">A KT-k elmúljanak a Papi gyógyítás hatására, vagy ne?</text:span></text:span></text:p>
      <text:p text:style-name="Text_20_body"/>
      <text:h text:style-name="P1" text:outline-level="2">Ötletek, alapkoncepció, sirámok fórumokból</text:h>
      <text:h text:style-name="Heading_20_3" text:outline-level="3">Régi rendszer hibái (Noro)</text:h>
      <text:p text:style-name="Text_20_body">„...alapvetően a mozaikos mágiarendszer erősen rossz volt. Soroljam? </text:p>
      <text:list text:style-name="L10">
        <text:list-item>
          <text:p text:style-name="P118">Tömegfüggő anyagmágia</text:p>
        </text:list-item>
        <text:list-item>
          <text:p text:style-name="P118">használhatatlanul lassan létrehozható időmágia</text:p>
        </text:list-item>
        <text:list-item>
          <text:p text:style-name="P118">mágiaérzékelés, -semlegesítés</text:p>
        </text:list-item>
        <text:list-item>
          <text:p text:style-name="P118">összezagyvált nekromancia és idézőmágia, </text:p>
        </text:list-item>
        <text:list-item>
          <text:p text:style-name="P118">alapvető elemek (pl fénymágia) hiánya... „</text:p>
        </text:list-item>
      </text:list>
      <text:p text:style-name="Text_20_body"/>
      <text:h text:style-name="Heading_20_3" text:outline-level="3">Minimum IQ mágiatanuláshoz</text:h>
      <text:p text:style-name="Text_20_body">Minimum Intelligencia szükséges a Tapasztalati és a magas mágiához.</text:p>
      <text:p text:style-name="Text_20_body">Mekkora? Tapasztalatihoz: +1, Magas mágiához: +2, vagy +3</text:p>
      <text:h text:style-name="Heading_20_3" text:outline-level="3">Boszorkánymesteri villámvarázs</text:h>
      <text:p text:style-name="Text_20_body">Villámvarázs</text:p>
      <text:list text:style-name="L11">
        <text:list-item>
          <text:p text:style-name="P119">Van egy konkrét nehézsége (Villámmágia iskola képzettséggel szemben)</text:p>
        </text:list-item>
        <text:list-item>
          <text:p text:style-name="P119">Forduló: +2 nehézség fordulónként</text:p>
        </text:list-item>
        <text:list-item>
          <text:p text:style-name="P119">Visszaverődő: ???</text:p>
        </text:list-item>
        <text:list-item>
          <text:p text:style-name="P119">CÉ növelés: +2 nehézség / +10CÉ</text:p>
        </text:list-item>
      </text:list>
      <text:p text:style-name="Text_20_body">Kérdés: ha nem biztos tudásból megy, hanem dobható próba, akkor melyik tulajdonsággal?</text:p>
      <text:h text:style-name="Heading_20_3" text:outline-level="3">Mágia sebzése</text:h>
      <text:p text:style-name="P55">Noro:</text:p>
      <text:p text:style-name="P54">Van egy olyan érzésem, hogy sebző mágiáról beszélsz, mert egyébként nem tudom értelmezni :(<text:line-break/>Lépjünk túl azon, hogy a sebző mágia gyengesége legfeljebb egy tűzvarit tud valamelyest félreállítani :), és nézzük a játéktechnikát: bár emlékeim szerint nem működött valami jól, d20-ban volt valami szabály a sebző mágia túlütésére (E+d20-al kellett talán a fizikai mentőt túlütni?). Kell egy ilyen szabály, csak a változatosság kedvéért működjön jól. Másik szempont a területre ható mágia. Nem mindegy, hogy ugyanaz az E (és Sp) egy tűznyíllal hat rád, vagy egy falon, kitörésben esetleg faramucibb (de nagyméretű) formázásban. Itt ugyanis a valóságos sebzés többszöröse az előzőnek, azonos E esetén. Erre én azt mondom, hogy vagy többszörözni kell az Fp-t, vagy erősíteni kell az Fp/Ép átváltást (pld kitörésnél minden 4 Fp után 1 Ép teljesen jogos. Falon átmászva mondjuk 1/10 az átváltás. a tűznyíl, tűzkard pedig csak túlütéssel sebezhet Ép-t)<text:line-break/>Ui: és persze a villámok is sebezhetnek Ép-t. szvsz képtelenség lenne bármi mást feltételezni </text:p>
      <text:h text:style-name="Heading_20_3" text:outline-level="3">Fizikai ellenállás</text:h>
      <text:p text:style-name="P55">Noro:</text:p>
      <text:p text:style-name="P54">Ha már felmerült, én itt bevezetnék egy harmadik ME-t, a fizikait. Ami arról szólna, hogy a személyes aura milyen erős (tehát nem végtelen!), milyen eséllyel tudja megakadályozni az átváltoztató-varázslatok létrejöttét. </text:p>
      <text:p text:style-name="P55">Saga Jr:</text:p>
      <text:p text:style-name="P54">Eddig az ilyesmikhez vagy beleegyezés kellett, vagy lélekaltatás (AME és MME legyűrése). Ezért teljesen felesleges egy újabb ME-t bevezetni. <text:line-break/>Egyszerűbb lenne az egész személyes aurás baromságot a kukába dobni és két mondatta elintézni a problemákat amik az esetelges átalakítósdi vagy testbe/testen manipulálósdi során felmerülnének (élőlényekbe és mágikus <text:soft-page-break/>kreatúrákba/tárgyakba nem lehet manipulálni csak ha az illető beleegyezését adja azt csókolom). <text:line-break/>A mindenféle más személyen lévő tárgybuzerálós varázslatokat meg egyszerűen meg kell drágítani és nem lesz "egyensúlyborogatás". <text:line-break/>Legalábbis szerintem ez normálisabb megoldás mint az egész aurás dolog (mi van benne, mi nincs, mikor védett a tárgy mikor nem, mennyi idő múlva lesz része az aurának, melyik varázslatokat nem érdekli, a többit miért zavarja, stb.). </text:p>
      <text:p text:style-name="P54"/>
      <text:h text:style-name="Heading_20_3" text:outline-level="3">Varázslás kezdeményezése</text:h>
      <text:p text:style-name="P54"><text:a xlink:type="simple" xlink:href="http://www.akonyvesbolt.com/forum/index.php?PHPSESSID=654618e576cecf906b2eb05629d2d7aa&amp;action=profile;u=140"><text:span text:style-name="T1">SaGa Jr</text:span></text:a> :</text:p>
      <text:p text:style-name="P54">Engem csak a varázslatokkal való kezdeményezési sorrend hiánya zavart eddig nagyon a harcban. Nincs konkretizálva, hogy mikor kezdi el a varázslatát a mágiahasználó és az mikor jön létre (melyik kezdeményezési értéken). Erre nem tért ki a könyv, csak szegmensekre. <text:line-break/>Pedig nem egy kihagyható dolog, mivel a varázslásba elvileg be lehet zavarni, elő lehetne készíteni ellenvarázslatot és lenne értelme végre a varázslatfelismerést elősegítő képzettségeknek. Plusz anno az első évfolyam egyik Rúnájának magisztériumában (I/6 10. oldal) benne volt, hogy az éppen varázslatát létrehozó karaktert mindenki annyiszor megcsaphatja, ahányadik szintű. Nade mikor és hogyan, ha egyszer nem tisztázott, meddig tart a varázslat létrehozása, mikor kezdődik, mikor ér véget és mikor jön létre a hatás?<text:line-break/><text:line-break/>Erre eddig csak annyit tudtunk kiötleni, hogy mikor a varázsolni kívánó személy kezdeményezése elérkezik, akkor elkezdi a varázslatát. Maga a varázslat pedig (ha kevesebb 1 körnél) később jön létre abban a körbenmikor elkezdte. Egészen pontosan mágiahasználó Ké értéke mínusz ahány szegmenses a varázslat létrehozási ideje (például jön egy boszmester 35-ös kezdeménynél és elmond egy rontást ami 5 szegmens míg létrejön, akkor a varázslat maga majd 30-as kezdeményezési értéknél jön létre; aki ennél hamarabb üthet vagy több támadása van amiből még nem adott le mindent, az bezavarhat a mágiahasználónak - nem kunszt hisz varázsol, nem védekezik). Aki eközben meg tudja csapni az belezavarhat a varázslás folyamatába, megakadályozhatja annak létrejöttét. Így lenne értelme a tartalékolt íjászoknak és tőrvetőknek. </text:p>
      <text:p text:style-name="P54"/>
      <text:h text:style-name="P1" text:outline-level="2">Mágia-tradíciók és mágiaiskolák</text:h>
      <table:table table:name="Tábla6" table:style-name="Tábla6">
        <table:table-column table:style-name="Tábla6.A"/>
        <table:table-column table:style-name="Tábla6.B"/>
        <table:table-column table:style-name="Tábla6.C"/>
        <table:table-column table:style-name="Tábla6.D"/>
        <table:table-column table:style-name="Tábla6.E"/>
        <table:table-column table:style-name="Tábla6.F"/>
        <table:table-row>
          <table:table-cell table:style-name="Tábla6.A1" office:value-type="string">
            <text:p text:style-name="_5b_RPG_5d__20_Táblázatfejléc"/>
          </table:table-cell>
          <table:table-cell table:style-name="Tábla6.A1" table:number-columns-spanned="2" office:value-type="string">
            <text:p text:style-name="_5b_RPG_5d__20_Táblázatfejléc">Mágikus tradíció</text:p>
          </table:table-cell>
          <table:covered-table-cell/>
          <table:table-cell table:style-name="Tábla6.A1" office:value-type="string">
            <text:p text:style-name="_5b_RPG_5d__20_Táblázatfejléc">Költsége</text:p>
          </table:table-cell>
          <table:table-cell table:style-name="Tábla6.A1" office:value-type="string">
            <text:p text:style-name="_5b_RPG_5d__20_Táblázatfejléc">Követelménye</text:p>
          </table:table-cell>
          <table:table-cell table:style-name="Tábla6.F1" office:value-type="string">
            <text:p text:style-name="_5b_RPG_5d__20_Táblázatfejléc">Hatás, megjegyzés</text:p>
          </table:table-cell>
        </table:table-row>
        <table:table-row>
          <table:table-cell table:style-name="Tábla6.A2" office:value-type="string">
            <text:p text:style-name="P56"/>
          </table:table-cell>
          <table:table-cell table:style-name="Tábla6.A2" table:number-columns-spanned="2" office:value-type="string">
            <text:p text:style-name="P57">Magasmágia</text:p>
          </table:table-cell>
          <table:covered-table-cell/>
          <table:table-cell table:style-name="Tábla6.A2" office:value-type="string">
            <text:p text:style-name="P58">50KP</text:p>
          </table:table-cell>
          <table:table-cell table:style-name="Tábla6.E2" table:number-columns-spanned="2" office:value-type="string">
            <text:p text:style-name="P59"/>
          </table:table-cell>
          <table:covered-table-cell/>
        </table:table-row>
        <table:table-row>
          <table:table-cell table:style-name="Tábla6.A2" office:value-type="string">
            <text:p text:style-name="P56"/>
          </table:table-cell>
          <table:table-cell table:style-name="Tábla6.A2" office:value-type="string">
            <text:p text:style-name="P57"/>
          </table:table-cell>
          <table:table-cell table:style-name="Tábla6.A2" table:number-columns-spanned="2" office:value-type="string">
            <text:p text:style-name="P62">Kyr Mozaikmágia</text:p>
          </table:table-cell>
          <table:covered-table-cell/>
          <table:table-cell table:style-name="Tábla6.A2" office:value-type="string">
            <text:p text:style-name="P59">„Kiválasztott” háttér fortély</text:p>
            <text:p text:style-name="P59">Intelligencia: +2</text:p>
            <text:p text:style-name="P59">Pszí – 1.fok</text:p>
          </table:table-cell>
          <table:table-cell table:style-name="Tábla6.E2" office:value-type="string">
            <text:p text:style-name="P59">Csak 1. szinten vehető fel.</text:p>
            <text:p text:style-name="P59">Magában foglalja az Energiagyűjtés diszciplínákat (ingyen).</text:p>
          </table:table-cell>
        </table:table-row>
        <table:table-row>
          <table:table-cell table:style-name="Tábla6.A2" office:value-type="string">
            <text:p text:style-name="P56"/>
          </table:table-cell>
          <table:table-cell table:style-name="Tábla6.A2" office:value-type="string">
            <text:p text:style-name="P57"/>
          </table:table-cell>
          <table:table-cell table:style-name="Tábla6.A2" table:number-columns-spanned="2" office:value-type="string">
            <text:p text:style-name="P62">Godoni hagyomány</text:p>
          </table:table-cell>
          <table:covered-table-cell/>
          <table:table-cell table:style-name="Tábla6.A2" office:value-type="string">
            <text:p text:style-name="P59"/>
          </table:table-cell>
          <table:table-cell table:style-name="Tábla6.E2" office:value-type="string">
            <text:p text:style-name="P59"/>
          </table:table-cell>
        </table:table-row>
        <table:table-row>
          <table:table-cell table:style-name="Tábla6.A2" office:value-type="string">
            <text:p text:style-name="P56"/>
          </table:table-cell>
          <table:table-cell table:style-name="Tábla6.A2" table:number-columns-spanned="2" office:value-type="string">
            <text:p text:style-name="P57">Vulgármágia</text:p>
          </table:table-cell>
          <table:covered-table-cell/>
          <table:table-cell table:style-name="Tábla6.A2" office:value-type="string">
            <text:p text:style-name="P58">50KP</text:p>
          </table:table-cell>
          <table:table-cell table:style-name="Tábla6.A2" office:value-type="string">
            <text:p text:style-name="P60">„Fogékony” háttér fortély</text:p>
            <text:p text:style-name="P60">(2x fizessen?)</text:p>
            <text:p text:style-name="P59">Önuralom: +2</text:p>
          </table:table-cell>
          <table:table-cell table:style-name="Tábla6.E2" office:value-type="string">
            <text:list text:style-name="L12">
              <text:list-item>
                <text:p text:style-name="P113">boszorkány, boszorkánymester, „kommersz” tapasztalati mágiahasználók</text:p>
              </text:list-item>
              <text:list-item>
                <text:p text:style-name="P113">Árnymágia</text:p>
              </text:list-item>
              <text:list-item>
                <text:p text:style-name="P113">Néhány iskolának nemi követelményei vannak</text:p>
              </text:list-item>
            </text:list>
            <text:p text:style-name="P59"/>
            <text:p text:style-name="P59">Manavisszanyerés: hatalom italával</text:p>
          </table:table-cell>
        </table:table-row>
        <table:table-row>
          <table:table-cell table:style-name="Tábla6.A2" office:value-type="string">
            <text:p text:style-name="P56"/>
          </table:table-cell>
          <table:table-cell table:style-name="Tábla6.A2" table:number-columns-spanned="2" office:value-type="string">
            <text:p text:style-name="P57">Godoni eredetű Tűzmágia</text:p>
          </table:table-cell>
          <table:covered-table-cell/>
          <table:table-cell table:style-name="Tábla6.A2" office:value-type="string">
            <text:p text:style-name="P58">50KP</text:p>
          </table:table-cell>
          <table:table-cell table:style-name="Tábla6.A2" office:value-type="string">
            <text:p text:style-name="P60">„Fogékony” háttér fortély</text:p>
            <text:p text:style-name="P60">(2x fizessen?)</text:p>
            <text:p text:style-name="P59">Emlékezet: +1</text:p>
            <text:p text:style-name="P59">Intelligencia: +1</text:p>
          </table:table-cell>
          <table:table-cell table:style-name="Tábla6.E2" office:value-type="string">
            <text:p text:style-name="P59">Manavisszanyerés: <text:span text:style-name="T13">TODO</text:span></text:p>
          </table:table-cell>
        </table:table-row>
        <table:table-row>
          <table:table-cell table:style-name="Tábla6.A2" office:value-type="string">
            <text:p text:style-name="P56"/>
          </table:table-cell>
          <table:table-cell table:style-name="Tábla6.A2" table:number-columns-spanned="2" office:value-type="string">
            <text:p text:style-name="P57">Bárdmágia</text:p>
            <text:p text:style-name="P63">bár ez eléggé kilóg..</text:p>
          </table:table-cell>
          <table:covered-table-cell/>
          <table:table-cell table:style-name="Tábla6.A2" office:value-type="string">
            <text:p text:style-name="P58">50KP</text:p>
          </table:table-cell>
          <table:table-cell table:style-name="Tábla6.A2" office:value-type="string">
            <text:p text:style-name="P59">Zene – spec. hangszer (4.szint)</text:p>
            <text:p text:style-name="P59">Ének – 4.szint</text:p>
            <text:p text:style-name="P59">Fogékonyság: +1</text:p>
          </table:table-cell>
          <table:table-cell table:style-name="Tábla6.E2" office:value-type="string">
            <text:p text:style-name="P61">elvileg ez is tapasztalati mágia, de nem lenne jó betolni a Vulgármágia alá...</text:p>
            <text:p text:style-name="P59">Manavisszanyerés: csillagokból, a mágikus összhangzat megszólaltatásával.</text:p>
          </table:table-cell>
        </table:table-row>
        <table:table-row>
          <table:table-cell table:style-name="Tábla6.A2" office:value-type="string">
            <text:p text:style-name="P56"/>
          </table:table-cell>
          <table:table-cell table:style-name="Tábla6.A2" table:number-columns-spanned="2" office:value-type="string">
            <text:p text:style-name="P57">Sámánmágia</text:p>
          </table:table-cell>
          <table:covered-table-cell/>
          <table:table-cell table:style-name="Tábla6.A2" office:value-type="string">
            <text:p text:style-name="P58">50KP</text:p>
          </table:table-cell>
          <table:table-cell table:style-name="Tábla6.E8" office:value-type="string">
            <text:p text:style-name="P59"/>
          </table:table-cell>
          <table:table-cell table:style-name="Tábla6.E2" office:value-type="string">
            <text:p text:style-name="P60">Csak 1. szinten vehető fel?</text:p>
          </table:table-cell>
        </table:table-row>
        <table:table-row>
          <table:table-cell table:style-name="Tábla6.A2" office:value-type="string">
            <text:p text:style-name="P56"/>
          </table:table-cell>
          <table:table-cell table:style-name="Tábla6.A2" table:number-columns-spanned="2" office:value-type="string">
            <text:p text:style-name="P57">Énekmondói mágia</text:p>
          </table:table-cell>
          <table:covered-table-cell/>
          <table:table-cell table:style-name="Tábla6.A2" office:value-type="string">
            <text:p text:style-name="P58">50 KP</text:p>
          </table:table-cell>
          <table:table-cell table:style-name="Tábla6.A2" office:value-type="string">
            <text:p text:style-name="P59">Ork származás</text:p>
            <text:p text:style-name="P60">todo</text:p>
          </table:table-cell>
          <table:table-cell table:style-name="Tábla6.E2" office:value-type="string">
            <text:p text:style-name="P60"/>
          </table:table-cell>
        </table:table-row>
        <table:table-row>
          <table:table-cell table:style-name="Tábla6.A2" office:value-type="string">
            <text:p text:style-name="P56"/>
          </table:table-cell>
          <table:table-cell table:style-name="Tábla6.A2" table:number-columns-spanned="2" office:value-type="string">
            <text:p text:style-name="P57">Rituálé</text:p>
          </table:table-cell>
          <table:covered-table-cell/>
          <table:table-cell table:style-name="Tábla6.A2" office:value-type="string">
            <text:p text:style-name="P58"/>
          </table:table-cell>
          <table:table-cell table:style-name="Tábla6.A2" office:value-type="string">
            <text:p text:style-name="P60">TODO</text:p>
          </table:table-cell>
          <table:table-cell table:style-name="Tábla6.E2" office:value-type="string">
            <text:p text:style-name="P61">(Attila ötlete)</text:p>
            <text:p text:style-name="P61">erős, de nagyon lassú és bonyolult. Konkrét alkalmazási területe van.</text:p>
          </table:table-cell>
        </table:table-row>
      </table:table>
      <text:p text:style-name="P64"/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column table:style-name="Táblázat3.E"/>
        <table:table-row>
          <table:table-cell table:style-name="Táblázat3.A1" table:number-columns-spanned="5" office:value-type="string">
            <text:p text:style-name="_5b_RPG_5d__20_Táblázattartalom_20_1">Titkos tradíció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áblázat3.A2" office:value-type="string">
            <text:p text:style-name="P56"/>
          </table:table-cell>
          <table:table-cell table:style-name="Táblázat3.A2" office:value-type="string">
            <text:p text:style-name="P63">Aquir eredetű</text:p>
          </table:table-cell>
          <table:table-cell table:style-name="Táblázat3.A2" office:value-type="string">
            <text:p text:style-name="P58"/>
          </table:table-cell>
          <table:table-cell table:style-name="Táblázat3.D2" office:value-type="string">
            <text:p text:style-name="P59"/>
          </table:table-cell>
          <table:table-cell table:style-name="Táblázat3.E2" office:value-type="string">
            <text:p text:style-name="P60"/>
          </table:table-cell>
        </table:table-row>
        <table:table-row>
          <table:table-cell table:style-name="Táblázat3.A2" office:value-type="string">
            <text:p text:style-name="P56"/>
          </table:table-cell>
          <table:table-cell table:style-name="Táblázat3.A2" office:value-type="string">
            <text:p text:style-name="P63">Smaragdmágusok (Sheenwall)</text:p>
          </table:table-cell>
          <table:table-cell table:style-name="Táblázat3.A2" office:value-type="string">
            <text:p text:style-name="P58"/>
          </table:table-cell>
          <table:table-cell table:style-name="Táblázat3.D2" office:value-type="string">
            <text:p text:style-name="P59"/>
          </table:table-cell>
          <table:table-cell table:style-name="Táblázat3.E2" office:value-type="string">
            <text:p text:style-name="P60"/>
          </table:table-cell>
        </table:table-row>
        <table:table-row>
          <table:table-cell table:style-name="Táblázat3.A2" office:value-type="string">
            <text:p text:style-name="P56"/>
          </table:table-cell>
          <table:table-cell table:style-name="Táblázat3.A2" office:value-type="string">
            <text:p text:style-name="P63">Ryeki démonikus tradíciók</text:p>
          </table:table-cell>
          <table:table-cell table:style-name="Táblázat3.A2" office:value-type="string">
            <text:p text:style-name="P58"/>
          </table:table-cell>
          <table:table-cell table:style-name="Táblázat3.D2" office:value-type="string">
            <text:p text:style-name="P59"/>
          </table:table-cell>
          <table:table-cell table:style-name="Táblázat3.E2" office:value-type="string">
            <text:p text:style-name="P60"/>
          </table:table-cell>
        </table:table-row>
        <table:table-row>
          <table:table-cell table:style-name="Táblázat3.A2" office:value-type="string">
            <text:p text:style-name="P56"/>
          </table:table-cell>
          <table:table-cell table:style-name="Táblázat3.A2" office:value-type="string">
            <text:p text:style-name="P63">Niare, Enoszuke?</text:p>
          </table:table-cell>
          <table:table-cell table:style-name="Táblázat3.A2" office:value-type="string">
            <text:p text:style-name="P58"/>
          </table:table-cell>
          <table:table-cell table:style-name="Táblázat3.D2" office:value-type="string">
            <text:p text:style-name="P59"/>
          </table:table-cell>
          <table:table-cell table:style-name="Táblázat3.E2" office:value-type="string">
            <text:p text:style-name="P60"/>
          </table:table-cell>
        </table:table-row>
        <table:table-row>
          <table:table-cell table:style-name="Táblázat3.A2" office:value-type="string">
            <text:p text:style-name="P56"/>
          </table:table-cell>
          <table:table-cell table:style-name="Táblázat3.A2" office:value-type="string">
            <text:p text:style-name="P63">Crantai tradíciók</text:p>
          </table:table-cell>
          <table:table-cell table:style-name="Táblázat3.A2" office:value-type="string">
            <text:p text:style-name="P58"/>
          </table:table-cell>
          <table:table-cell table:style-name="Táblázat3.D2" office:value-type="string">
            <text:p text:style-name="P59"/>
          </table:table-cell>
          <table:table-cell table:style-name="Táblázat3.E2" office:value-type="string">
            <text:p text:style-name="P60"/>
          </table:table-cell>
        </table:table-row>
        <table:table-row>
          <table:table-cell table:style-name="Táblázat3.A2" office:value-type="string">
            <text:p text:style-name="P56"/>
          </table:table-cell>
          <table:table-cell table:style-name="Táblázat3.A2" office:value-type="string">
            <text:p text:style-name="P63">Dawai irreálmágia</text:p>
          </table:table-cell>
          <table:table-cell table:style-name="Táblázat3.A2" office:value-type="string">
            <text:p text:style-name="P58"/>
          </table:table-cell>
          <table:table-cell table:style-name="Táblázat3.D2" office:value-type="string">
            <text:p text:style-name="P59"/>
          </table:table-cell>
          <table:table-cell table:style-name="Táblázat3.E2" office:value-type="string">
            <text:p text:style-name="P60"/>
          </table:table-cell>
        </table:table-row>
        <table:table-row>
          <table:table-cell table:style-name="Táblázat3.A2" office:value-type="string">
            <text:p text:style-name="P56"/>
          </table:table-cell>
          <table:table-cell table:style-name="Táblázat3.A2" office:value-type="string">
            <text:p text:style-name="P63">Gnómok mágiája (??? Ez is irreál??)</text:p>
          </table:table-cell>
          <table:table-cell table:style-name="Táblázat3.A2" office:value-type="string">
            <text:p text:style-name="P58"/>
          </table:table-cell>
          <table:table-cell table:style-name="Táblázat3.D2" office:value-type="string">
            <text:p text:style-name="P59"/>
          </table:table-cell>
          <table:table-cell table:style-name="Táblázat3.E2" office:value-type="string">
            <text:p text:style-name="P60"/>
          </table:table-cell>
        </table:table-row>
      </table:table>
      <text:p text:style-name="Text_20_body"/>
      <text:p text:style-name="Text_20_body">Ha egy karakter mágikus tanokat szeretne tanulni, először is ki kell választania a tradíciót, amin belül el szeretne mélyedni (pl. Vulgármágia), majd azon belül megismerkedhet annak mágiaiskoláival.</text:p>
      <text:list text:style-name="L13">
        <text:list-item>
          <text:p text:style-name="P174">A mágia tradíciók lehetővé teszik, hogy rájuk épülő, alájuk tartozó mágiaiskolákat (pl. nekromancia, asztrálmágia) tanulhasson a karakter.</text:p>
        </text:list-item>
        <text:list-item>
          <text:p text:style-name="P174">A mágiaiskolák a rendszer szerint Átlagos képzettségeknek számítanak és szintenként változó követelményekkel rendelkeznek, akárcsak a „sima” képzettségek.</text:p>
        </text:list-item>
        <text:list-item>
          <text:p text:style-name="P178">A mágiaiskolák első 3 szinten csak elméleti tudást adnak, az alájuk tartozó varázslatokat csak a képzettség 4.szintjétől alkalmazhatja a mágiatudó!</text:p>
        </text:list-item>
        <text:list-item>
          <text:p text:style-name="P174">A mágia-tradíciók és a mágiaiskolák követelményeivel biztosítható, hogy csak az tanulhasson bizonyos mágikus ismereteket, aki teljesíti azok feltételeit. Így lehetséges, hogy pl. egy varázsló nem képes egy bizonyos mágiaiskolát megtanulni (vagy magasabb szintet <text:soft-page-break/>elérni belőle), mert nem képes teljesíteni annak követelményeit, továbbá az is kivédhető, hogy valaki csak úgy felvegyen egy „Kyr alapú Mozaikmágia” mágia tradíciót, hogy megkapja annak tápjait.</text:p>
        </text:list-item>
      </text:list>
      <text:p text:style-name="P13"/>
      <text:h text:style-name="Heading_20_2" text:outline-level="2">Mágikus fortélyok</text:h>
      <text:list text:style-name="L14">
        <text:list-item>
          <text:p text:style-name="P99">"Vakon" varázslás </text:p>
        </text:list-item>
        <text:list-item>
          <text:p text:style-name="P179">Antissjárás (képzettség v fortély?)</text:p>
        </text:list-item>
        <text:list-item>
          <text:p text:style-name="P179"><text:span text:style-name="T16">Összhang </text:span><text:span text:style-name="T14">(lásd az Összhang fortélyok fejezetet!)</text:span></text:p>
        </text:list-item>
      </text:list>
      <text:p text:style-name="P38"/>
      <text:h text:style-name="P1" text:outline-level="2">Mágiarendszer szabályai</text:h>
      <text:list text:style-name="L15">
        <text:list-item>
          <text:p text:style-name="P100">Mágia tradíciók: 50KP ; Követelményeik vannak.</text:p>
        </text:list-item>
        <text:list-item>
          <text:p text:style-name="P100">1 Mana pont = 3KP</text:p>
        </text:list-item>
        <text:list-item>
          <text:p text:style-name="P120">Max „vehető” mana =<text:span text:style-name="T22"> ????</text:span> x 10)</text:p>
        </text:list-item>
        <text:list-item>
          <text:p text:style-name="P137">ha szétválasztjuk a max manát, a max egyszerre felhasználható manától, akkor nem biztos, hogy kell ez a limit</text:p>
        </text:list-item>
        <text:list-item>
          <text:p text:style-name="P100">Mágiaiskolák: <text:s/><text:span text:style-name="T3">átlagos</text:span> képzettségek</text:p>
        </text:list-item>
      </text:list>
      <text:list text:style-name="L13">
        <text:list-item text:start-value="1">
          <text:p text:style-name="P140">A mágiaiskolák első 3 szinten csak elméleti tudást adnak, az alájuk tartozó varázslatokat csak a képzettség 4.szintjétől alkalmazhatja a mágiatudó!</text:p>
        </text:list-item>
      </text:list>
      <text:list text:style-name="L15">
        <text:list-item text:start-value="1">
          <text:p text:style-name="P141">Az egyes kiemelt szinteknek követelményei vannak, mint a „sima” képzettségeknél. Ezek iskolánként eltérőek. <text:span text:style-name="T17">(A mágiaiskolák követelményei magasabbak, keményebbek legyenek, mint a Pszí iskoláké. Főleg Tudományos képzettségek legyenek követelmények!)</text:span></text:p>
        </text:list-item>
      </text:list>
      <text:list text:style-name="L16">
        <text:list-item>
          <text:p text:style-name="P145">A mágiaiskolák egyes kiemelt szinjei (jellemzően magasabb szinteken) adjanak kis extrákat. Például pár MP-ért vizualizálni a varázslatot (pl.: betegség varázslat közben kis döglegyek képe kőröz az áldozat körül)</text:p>
        </text:list-item>
        <text:list-item>
          <text:p text:style-name="P169">Kérdés: a megjelent mellékeffekt a varázsló, vagy az áldozat képzeletvilágától függjön?</text:p>
        </text:list-item>
        <text:list-item>
          <text:p text:style-name="P146">Egyes mágiaiskolák bizonyos mozaikjai magas nehézségűek legyenek alaperősítésen is. Így egy iskola alacsony szinten való megtanulásával csak annak egyszerűbb formuláit lehet megcsinálni.</text:p>
        </text:list-item>
      </text:list>
      <text:p text:style-name="P12"><text:s/></text:p>
      <text:p text:style-name="P12"/>
      <text:p text:style-name="P11"/>
      <text:h text:style-name="P1" text:outline-level="2">Mágiaellenállás</text:h>
      <text:h text:style-name="Heading_20_3" text:outline-level="3">Asztrál, Mentál, Fizikai mágiaellenállás</text:h>
      <text:list text:style-name="L17">
        <text:list-item text:start-value="1">
          <text:p text:style-name="P175">Mentál: gondolati befolyás ellen véd</text:p>
        </text:list-item>
        <text:list-item>
          <text:p text:style-name="P175">Asztrál: érzelmi befolyás ellen véd</text:p>
        </text:list-item>
        <text:list-item>
          <text:p text:style-name="P175">Fizikai: a test átformálását, átalakítását, testen belüli hatást célzó mágiák ellen <text:line-break/><text:span text:style-name="T21">(nincs hülye „Lélekaltatás”)</text:span></text:p>
        </text:list-item>
      </text:list>
      <text:h text:style-name="Heading_20_3" text:outline-level="3" text:is-list-header="true">Ellenállások számítása</text:h>
      <text:list text:style-name="L18">
        <text:list-item>
          <text:p text:style-name="P101">AME = ATME + Pajzsok + Asztrálmágia iskola szintje</text:p>
        </text:list-item>
        <text:list-item>
          <text:p text:style-name="P101">MME = MTME + Pajzsok + Mentálmágia iskola szintje</text:p>
        </text:list-item>
        <text:list-item>
          <text:p text:style-name="P101">FME = FTME + <text:span text:style-name="T13">Pajzsok</text:span> <text:span text:style-name="T13">(milyen pajzs?)</text:span> + <text:span text:style-name="T12">„Természetes anyagok mágiája”</text:span> iskola szintje</text:p>
        </text:list-item>
      </text:list>
      <text:p text:style-name="Text_20_body">Részletesen:</text:p>
      <text:list text:style-name="L18">
        <text:list-item text:start-value="1">
          <text:p text:style-name="P101">Tudat alatti Asztrális, Mentális és Fizikai Mágiaellenállás (ATME, MTME és FTME)</text:p>
        </text:list-item>
        <text:list-item>
          <text:p text:style-name="P147">ATME = Önuralom + Fogékonyság + Tapasztalati szint</text:p>
        </text:list-item>
        <text:list-item>
          <text:p text:style-name="P147">MTME = Intelligencia + Emlékezet + Tapasztalati szint</text:p>
        </text:list-item>
        <text:list-item>
          <text:p text:style-name="P147">FTME <text:s/>= Erő<text:span text:style-name="T12"> + Edzettség </text:span>+ Tapasztalati szint</text:p>
        </text:list-item>
      </text:list>
      <text:list text:style-name="L19">
        <text:list-item>
          <text:p text:style-name="P102">Statikus pajzs</text:p>
        </text:list-item>
        <text:list-item>
          <text:p text:style-name="P148">"Tudati védelem" pszí iskolában tanulható diszciplínával építhető</text:p>
        </text:list-item>
        <text:list-item>
          <text:p text:style-name="P138">Fizikai hatások ellen is védjen??? vagy az ellen külön pajzs?</text:p>
        </text:list-item>
        <text:list-item>
          <text:p text:style-name="P180">Dinamikus pajzs</text:p>
        </text:list-item>
        <text:list-item>
          <text:p text:style-name="P148">"Tudati védelem" pszí iskolában tanulható diszciplínával építhető</text:p>
        </text:list-item>
        <text:list-item>
          <text:p text:style-name="P138">Fizikai hatások ellen is védjen??? vagy az ellen külön pajzs?</text:p>
        </text:list-item>
      </text:list>
      <text:list text:style-name="L20">
        <text:list-item>
          <text:p text:style-name="P103">Iskola szerint adjon ME-t a kapcsolódó mágikus jártasság</text:p>
        </text:list-item>
        <text:list-item>
          <text:p text:style-name="P149">„Asztrálmágia” iskola képzettség szintje 1:1-ben beleszámít az AME-be</text:p>
        </text:list-item>
        <text:list-item>
          <text:p text:style-name="P149">„Mentálmágia” iskola képzettség szintje 1:1-ben beleszámít a MME-be</text:p>
        </text:list-item>
        <text:list-item>
          <text:p text:style-name="P149">„Természetes anyagok mágiája” iskola képzettség szintje 1:1-ben beleszámít a FME-be</text:p>
        </text:list-item>
      </text:list>
      <text:p text:style-name="P10"/>
      <text:p text:style-name="P7">A Mágiaellenállás nem statikus, körülménytől függően változhat:</text:p>
      <text:list text:style-name="L20">
        <text:list-item text:start-value="1">
          <text:p text:style-name="P190">Meglepődés / Harc / Érzelmi sokk / másra koncentrálás közben ideiglenesen csökkenhet a Mágiaellenállás, mivel egy időben nehezebb védekezni a fizikai és a felsőbb síkokon.</text:p>
        </text:list-item>
        <text:list-item>
          <text:p text:style-name="P150">Esetleg Összpontosítás próba, hogy csökken-e, vagy nem.</text:p>
        </text:list-item>
        <text:list-item>
          <text:p text:style-name="P191">Egyes speciális helyzetek növelhetik is. Például:</text:p>
        </text:list-item>
        <text:list-item>
          <text:p text:style-name="P165">Asztrál ME nő kiégettség esetében.</text:p>
        </text:list-item>
        <text:list-item>
          <text:p text:style-name="P165">AME (vagy/és MME?) Harci lázban, vagy őrjöngésben emelkedjen.</text:p>
        </text:list-item>
        <text:list-item>
          <text:p text:style-name="P165">A szélsőséges érzelmek, a kiszolgáltatottság az ADOTT PILLANATBAN csökkentsék az AME-t! Ha épp meghalt a karakter kedvese és iszonyúan szenved, akkor egy boszorkány gonoszul lecsaphat rá kihasználva a meggyengült védelmet. Ez szerintem nagyon passzol hangulatilag.</text:p>
        </text:list-item>
        <text:list-item>
          <text:p text:style-name="P191"><text:soft-page-break/>Meglevő érzelmek (Asztrálmágia vs. AME):<text:line-break/>Ha már megvan egy érzelem, akkor az ezzel kapcsolatos (ezt erősítő) mágiák ellen alacsonyabb legyen az AME, hiszen a hatást ne csak úgy tekintsük, mint valami ami "be akar jutni", hanem, hogy mennyire elfogadható az számunkra.<text:line-break/>Vagy legyen alacsonyabb a manaigény?? (Ez kicsit Codexes... de nekem tetszik)</text:p>
        </text:list-item>
      </text:list>
      <text:h text:style-name="Heading_20_2" text:outline-level="2">Varázslat Átütése</text:h>
      <text:p text:style-name="Text_20_body">Asztrál, Mentál és Természetes anyagok mágiája esetén az áldozat természetes és szellemi védelmének erejével szegül szembe a varázslattal.</text:p>
      <text:p text:style-name="Text_20_body">A varázsló e három mágiaiskola alkalmazásakor a Varázslat ún. Átütését állítja szembe az áldozat Mágiaellenállásával. Ez egyfajta aktív mágikus akarat. Ennek számítása:</text:p>
      <table:table table:name="Táblázat1" table:style-name="Táblázat1">
        <table:table-column table:style-name="Táblázat1.A"/>
        <table:table-row>
          <table:table-cell table:style-name="Táblázat1.A1" office:value-type="string">
            <text:p text:style-name="P65"><text:span text:style-name="T2">Varázslat Átütése = Mágiaiskola szintje + Erősség</text:span><text:span text:style-name="T19"> </text:span><text:span text:style-name="T21">(ezt lehet manából tovább erősíteni)</text:span></text:p>
          </table:table-cell>
        </table:table-row>
      </table:table>
      <text:p text:style-name="P33"/>
      <text:p text:style-name="P33">Emlékeztetőül a Mágiaellenállás :</text:p>
      <table:table table:name="Táblázat2" table:style-name="Táblázat2">
        <table:table-column table:style-name="Táblázat2.A"/>
        <table:table-row>
          <table:table-cell table:style-name="Táblázat2.A1" office:value-type="string">
            <text:p text:style-name="P66">Mágiaellenállás = TME + T.Szint + Pszi pajzsok + Kapcsolódó mágiaiskola</text:p>
          </table:table-cell>
        </table:table-row>
      </table:table>
      <text:p text:style-name="Text_20_body"/>
      <text:p text:style-name="Text_20_body">Hogy ennek mi értelme van?</text:p>
      <text:p text:style-name="Text_20_body">1. Sokkal magasabb szintű varázsló kevés manából is le tud valakit varázsolni. </text:p>
      <text:p text:style-name="Text_20_body">2. Sokkal magasabb szintű sudribunkó is ellen tud állni a gyenge varázslatoknak.</text:p>
      <text:p text:style-name="Text_20_body">3. Így nem kell 3/4 manáját elhasználnia, vagy mindig pszi-ostromolni, hogy levarázsoljon 1db kezdőt, akinek azért van pajzsa. (És akkor még ott vannak a haverjai is)</text:p>
      <text:p text:style-name="Text_20_body">4. Nincs "deadlock", mint a Codex-ben, ahol ha meggebedtél se tudtad erősíteni a varázslat E-jét (mert egyenlő volt az Auráddal). Itt ha nem elég erős, akkor ugyanúgy megtápolhatod manából, mint eddig.</text:p>
      <text:p text:style-name="Text_20_body">Tehát (ez nagyon fontos!): a mágiaellenállásban a pszi pajzsok dominánsabbak lennének, de finomítana a T.SZ. </text:p>
      <text:p text:style-name="Text_20_body">Szerintem a fentiek jól ötvözik a Codex Aura szerű rendszerének előnyét és a pszi-pajzsos világot (kiküszöbölve a Codex „nem tudom erősíteni” problémáját).</text:p>
      <text:h text:style-name="Heading_20_2" text:outline-level="2">Varázslás ideje</text:h>
      <text:p text:style-name="P9"><text:span text:style-name="_5b_RPG_5d__20_Kiemelt_20_kifejezés"><text:span text:style-name="T8">Arra gondoltunk, hogy a Codex-hez hasonlóan standard varázslás hosszok legyenek. A mágia tradíció fokától (vagy használt mágiaiskola szintjétől??) függ, hogy mennyi. Bizonyos kiemelt fokokon egyre jobban csökken:</text:span></text:span></text:p>
      <text:p text:style-name="P9"><text:span text:style-name="_5b_RPG_5d__20_Kiemelt_20_kifejezés"><text:span text:style-name="T7">1 kör; 5 szegmens; 2 szegmens és végül mindössze 1 szegmens</text:span></text:span></text:p>
      <text:p text:style-name="P9"><text:span text:style-name="_5b_RPG_5d__20_Kiemelt_20_kifejezés"><text:span text:style-name="T7">Ha több iskola mozaikjait használja egyszerre (</text:span></text:span><text:span text:style-name="_5b_RPG_5d__20_Kiemelt_20_kifejezés"><text:span text:style-name="T11">és a mágiaiskolától tesszük függővé a varázslás hosszt</text:span></text:span><text:span text:style-name="_5b_RPG_5d__20_Kiemelt_20_kifejezés"><text:span text:style-name="T7">), akkor a legalacsonyabb szintű iskola szabja meg a hosszt.</text:span></text:span></text:p>
      <text:h text:style-name="P1" text:outline-level="2">Mágikus fáradás</text:h>
      <text:list text:style-name="L21">
        <text:list-item text:start-value="1">
          <text:p text:style-name="P176">A mana formázása (varázslás) kimerültséget okoz. Ezt több dolog befolyásolja:</text:p>
        </text:list-item>
        <text:list-item>
          <text:p text:style-name="P151">A varázslat energiaigénye (MP). Ne a mana fogyása, hanem az egyben elvarázsolt mana mennyisége legyen meghatározó. Tehát a 0 MP nem jelent automatice kimerültséget ha pl. apró varázslatokkal „merítette le” magát. Ilyenkor csak a Manatestéből „fogyott el” a mana.</text:p>
        </text:list-item>
        <text:list-item>
          <text:p text:style-name="P151">Összpontosítás képzettség (?)</text:p>
        </text:list-item>
        <text:list-item>
          <text:p text:style-name="P151">Edzettség (?) <text:s/>(Önuralom?)</text:p>
        </text:list-item>
        <text:list-item>
          <text:p text:style-name="P181">A mágikus fáradás megjelenhetne KT (Kábulat Pont) „begyűjtésével”</text:p>
        </text:list-item>
        <text:list-item>
          <text:p text:style-name="P181">Varázslatra jellemző testi tünetek (pl. tűzvihartól nagy fáradás, test kiszáradás, stb)</text:p>
        </text:list-item>
        <text:list-item>
          <text:p text:style-name="P152">ez nem biztos, hogy kell...</text:p>
        </text:list-item>
      </text:list>
      <text:h text:style-name="Heading_20_2" text:outline-level="2">Összhangok, ütközések</text:h>
      <text:p text:style-name="P25">Hasonlóan a Codexhez legyenek itt is összhangok, meg ütközések, de egyszerűbben. Nem kell az ott alkalmazott pentagramma (Grimoire hátlapján levő), kicsit freestyle-osabb legyen, a KM döntse el, mennyi „kedvezmény” jár egy varázslatra egy (vagy több) körülményt (és a JK alakítását is) figyelembe véve. A játékos persze „lobbizhat”, de ne ez (kuncsorgás) vigye el a játék felét.</text:p>
      <text:p text:style-name="P25">Meg kell határozni, hogy max mennyi bónuszt/büntetést adhatnak a körülmények.</text:p>
      <text:p text:style-name="P27"><text:span text:style-name="T15">Szerintem</text:span> max +/-50%</text:p>
      <text:h text:style-name="Heading_20_3" text:outline-level="3"><text:bookmark-start text:name="DDE_LINK"/>Összhang – mágikus <text:bookmark-end text:name="DDE_LINK"/>karma</text:h>
      <text:p text:style-name="Text_20_body">Nem kerülnek KP-ba, a KM adja, vagy a játékos egyezik meg a KM-el, hogy felvehesse.</text:p>
      <text:p text:style-name="P25">Mintha ilyen lenne az Ars Magícában, de nem biztos... Szóval olyasmi, hogy lehessen külön karmákat felvenni/kapni, hogy pl. „Esőben varázsló”, vagy „Tömegben varázsló”. Az első példában esőben kap összhangot, azaz „mana kedvezményt”. Hátránya viszont, hogy pl. sivatagban meg büntetést kap.</text:p>
      <text:p text:style-name="P25">A második példában szereplő varázslót a nagy embertömeg „tuningolja”, ott könnyebben alkalmaz mágiát. Egy kihalt területen viszont büntetés sújtja. </text:p>
      <text:p text:style-name="P25">Ezekből legyen pár hangulat színesítő példa-karma leírva, de lehessen újakat is alkotni kikötésekkel. Azaz legyen árnyoldala is, ne olyan legyen, ami mindig érvényesül (pl. „Ébren varázsló” :) és a KM is beleegyezzen. Versenyen csak a szabályrendszer által leírtak vehetőek fel.</text:p>
      <text:p text:style-name="P25">Ha valaki több ilyen karmát akar felvenni, az nem baj, de nem üssék egymást és csak a KM-el egyeztetve!</text:p>
      <text:p text:style-name="P25">Sőt: lehetne úgy, hogy bizonyos szint fölött kötelezően fel kell venni ilyeneket és a KM mondja meg a hatást!! :) </text:p>
      <text:p text:style-name="P25">Tehát ha a karakter folyton éjszaka sunnyogva varázsolt, akkor megkapja pl a „Sötétben varázsló” összhang-karmát. Ennek hatására viszont nappal hátrány sújtja.</text:p>
      <text:p text:style-name="P25"/>
      <text:p text:style-name="P5">További cizellálás: lehetnének ennek is „fokozatai” a karma nevében. </text:p>
      <text:p text:style-name="P25">Példa 1: Ármánd a varázsló évek óta éjszaka sunnyogva végzi mágiája segítségével orvgyilkosságait. A KM-től megkapja a „Sötétben varázsló (10%)” karmát. Ekkor éjszaka 10% „leárazás” van a varázslataira, nappal viszont ugyanennyivel többet kell rájuk költenie.</text:p>
      <text:p text:style-name="P25">Példa 2: „'Füst' a rettegett árnyvarázsló, aki egyesek szerint már évszázadok óta riogatja Ifin nemességét néha – több évtizedenként talán csak egyszer-egyszer – feltűnik és nyomtalanul elragad egyet a gőgös seregletből. Állítólag sötéttel táplálkozik, azt lélegzik, egy vele.” A KM – figyelembe véve, hogy 'Füst' gyakorlatilag a sötétség része lett – megadja neki a „Sötétben varázsló (50%)” karmát. Valójában persze már korábban megkapta ennek a 10, 20, 30, majd 40%-os „verzióját” is.</text:p>
      <text:p text:style-name="P25"/>
      <text:p text:style-name="P25">A fentiekkel jól lehetne modellezni, hogy a legtöbb varázsló a saját, megszokott közegében erős. Aki pedig nem specializálódik, az nem is jut előnyhöz. Valamit valamiért ugye.</text:p>
      <text:p text:style-name="P25"/>
      <text:h text:style-name="Heading_20_2" text:outline-level="2">Mágikus fókuszok, emitterek</text:h>
      <text:h text:style-name="Heading_20_3" text:outline-level="3">Mágikus emitter</text:h>
      <text:p text:style-name="Text_20_body">[Ötlet]</text:p>
      <text:p text:style-name="Text_20_body">Lehetnének mágikusan helyhez kötött varázstárgyak. Pl. egy erődhöz (annak mágikus "aurájához") kötött tárgyak, amik ha kikerülnek a "tápláló" területről, akkor elveszítik mágikus hatásukat.</text:p>
      <text:p text:style-name="Text_20_body"/>
      <text:p text:style-name="Text_20_body">Ehhez vagy kelljen külön elosztó/generátor/manafókusz/varázskör (hívjuk Emitternek) jellegű valami (jellemzően a pincében :), vagy egy "egyedi azonosítóval" rendelkező mágikus kisugárzás, ami aktiválja a mágikus hatást a tárgyakban (bocs, ha a megfogalmazás kissé profán). Ha ez a kisugárzás nem éri el őket (váron kívül pl), akkor közönséges tárgyként viselkednek.</text:p>
      <text:p text:style-name="Text_20_body"/>
      <text:p text:style-name="Text_20_body">Így pl. a mágikus erőd védőinek kardjaiban ott munkálna a hely mágiája, de ha kimennek a kapun és eltávolodnak, akkor már nem.</text:p>
      <text:p text:style-name="Text_20_body">Vagy egy másik példa: egy ősi nép sírja, amelyet az elhalt régiek, lidércként ott kódorgó lelkei népesítenek be a nem látható világban. A belőlük áradó túlvilági szomorúság lengi be az egész kriptát. Amíg ez az asztrális hatás tart, addig az élőholt védők fegyvereiben aktív a mágia. Amint megbékéltek a lelkek, a fegyverek nem mágikusak többé, feladatukat betöltötték és senki más halandó nem bitorolhatja őket, hogy varázshatásukat másra fordítsa. Sőt, esetleg a védő csontikat is</text:p>
      <text:p text:style-name="Text_20_body">ez "tartja aktívan" (jó, ez már nem fegyver topik téma), és a "megnyugvás" után ők se mozdulnak többé. Ebben a példában a kisugárzó források (emitterek) maguk a lelkek, de más esetben lehet akár természeti hatás is.</text:p>
      <text:p text:style-name="Text_20_body"/>
      <text:p text:style-name="Text_20_body">Harmadik példa:</text:p>
      <text:p text:style-name="Text_20_body">Harcoló kyr alakulat (anno). Az alakzat közepén halad az emitter varázstárgy, ami aktívvá teszi a fegyvereket X méter sugarú körben és amit az őt hordozó varázslónak/mágiahasználónak egy állandó enyhe koncentrációval kell működtetnie.</text:p>
      <text:p text:style-name="Text_20_body">Ha az ellen esetleg elzsákmányolja a fegyvereket, a mágia kialszik. Sőt az emitterrel se mennek semmire, mert nem tudják használni.</text:p>
      <text:p text:style-name="Text_20_body"><text:soft-page-break/></text:p>
      <text:p text:style-name="Text_20_body">Noro:</text:p>
      <text:p text:style-name="P50">(Én legalábbis nem tudom elképzelni, hogy egy kis zsebretehető vacak legyen. Szerintem a rúnamágiában a hatalom gyakran méret kérdése is)</text:p>
      <text:p text:style-name="P19"/>
      <text:p text:style-name="P19">Én:</text:p>
      <text:p text:style-name="P49">Hát ebben nem értek egyet. Ez gyakorlatilag egy "aktivátor", ami éleszti a belefoglalt mágiát. Annak nem kell olyan gigantikusnak lennie.<text:line-break/>Legfeljebb annál a verziónál, ahol maga a varázstárgy "sugározza beléjük" a mágiát. </text:p>
      <text:p text:style-name="P64"/>
      <text:p text:style-name="Text_20_body"/>
      <text:h text:style-name="P1" text:outline-level="2">Mozaikmágia</text:h>
      <text:p text:style-name="P25">Először a mágikus világkép egységesítése a cél. Ebben nagyon hasznos anyag az rpg.hu fórumán levő topik: <text:a xlink:type="simple" xlink:href="http://forum.rpg.hu/index.php?showtopic=8245">http://forum.rpg.hu/index.php?showtopic=8245</text:a></text:p>
      <text:p text:style-name="P25"/>
      <text:p text:style-name="P25">Jelenlegi elképzelés, irányelvek, ötletek:</text:p>
      <text:list text:style-name="L21">
        <text:list-item text:start-value="1">
          <text:p text:style-name="P121">Merítsünk erősen a Codex mágiaképéből, szabályaiból, mert jók! :)</text:p>
        </text:list-item>
        <text:list-item>
          <text:p text:style-name="P125">Kérdéses: a varázslás biztos tudásból menjen, vagy lehessen képzettségpróbát dobni a mágiaiskolákra (a'la Codex)</text:p>
        </text:list-item>
        <text:list-item>
          <text:p text:style-name="P121">Az Asztrál és Mentálsík mellett legyen egy Mana-sík, ahol a lények „Manateste” van (Codexben ilyen az „Erők síkja”). Aki ért a varázsláshoz, vagy fogékony, annak fejlettebb, aktív a Manateste, képes manát befogadni, sűríteni, tanulással a benne tárolt manát formázni (varázsolni). A M* varázshasználói ebből a szempontból a codexes „Belső erős” varázslóknak felelnek meg, de a varázslással nem csökken mágiaellenállásuk, mint ott.</text:p>
        </text:list-item>
        <text:list-item>
          <text:p text:style-name="P121">Alapból a varázslás a manatestben tárolt manából történik, melyet az elme erejével formáz varázslatba a mágiahasználó.</text:p>
        </text:list-item>
      </text:list>
      <text:p text:style-name="P28"/>
      <text:h text:style-name="P53" text:outline-level="3">Maximum és Felvonható manapont fogalma</text:h>
      <text:list text:style-name="L22">
        <text:list-item>
          <text:p text:style-name="P126"><text:span text:style-name="T2">Max mana</text:span>: maximum manatestbe befogadható manapont mennyiség</text:p>
        </text:list-item>
        <text:list-item>
          <text:p text:style-name="P126"><text:span text:style-name="T2">Felvonható mana</text:span>: egy varázslatba max ennyi manapontot képes egyszerre befektetni<text:line-break/>(<text:span text:style-name="T16">legyen mondjuk a manaigény fele, vagy 2/3-a</text:span>)</text:p>
        </text:list-item>
      </text:list>
      <text:p text:style-name="P48">(Így magas szinten több erős varázslatot is ellőhet.)</text:p>
      <text:list text:style-name="L23">
        <text:list-item>
          <text:p text:style-name="P183">Emiatt talán nincs is szükség a max 10MP/szint korlátra</text:p>
        </text:list-item>
        <text:list-item>
          <text:p text:style-name="P182">Spéci pszí diszciplína: +x <text:span text:style-name="T20">Ψ</text:span>p-ért +10% lehet az egyben felvonható mana</text:p>
        </text:list-item>
      </text:list>
      <text:h text:style-name="Heading_20_3" text:outline-level="3">Mana vissza/kinyerés, manaholt területek</text:h>
      <text:list text:style-name="L21">
        <text:list-item text:start-value="1">
          <text:p text:style-name="P121">A manatestbe a manakinyerési módszerekkel lehet visszagyűjteni a manát az Energiagyűjtés diszciplína segítségével.</text:p>
        </text:list-item>
        <text:list-item>
          <text:p text:style-name="P153">Kérdés: tradíciónként legyenek eltérő manakinyerési módok, vagy ez legyen egységes?</text:p>
        </text:list-item>
        <text:list-item>
          <text:p text:style-name="P121">Manaholt területen: a varázsló nem képes Manát begyűjteni a manatestbe semmilyen energiagyűjtési móddal, viszont varázsolni továbbra is tud. Esetleg kerülhetnének kicsit többe is a varázslatok, mert a holt terület a manasíkon – mint vákuum az űrben – plusz mennyiséget „szippant” a manatestből, mikor abból kiáramlik a formázandó mana. (+20% Mana Pont). A varázsló ilyenkor úgy érzi, mintha lassan szipolyoznák, ugyanaz a varázslat többet „lop” tőle, mint máskor. Esetleg percenként varázslás nélkül is elveszíthetne 1MP-ot (szivárgás), ha nem koncentrál rá folyamatosan (akkor megszűnik a szivárgás), de az hosszú távon kimerítő.</text:p>
        </text:list-item>
        <text:list-item>
          <text:p text:style-name="P142">Lehetnének lakói is a manasíknak, hasonlóan a Codexhez.</text:p>
        </text:list-item>
        <text:list-item>
          <text:p text:style-name="P121">Managazdag terület: adott idő alatt több mana jön vissza az energiagyűjtési módszerekkel.</text:p>
        </text:list-item>
        <text:list-item>
          <text:p text:style-name="P142">Legyen azért limit. Legfeljebb <text:span text:style-name="T13">3x-os</text:span> (??) sebességgel térjenek vissza a Mana Pontok.</text:p>
        </text:list-item>
      </text:list>
      <text:p text:style-name="P25"/>
      <text:h text:style-name="Heading_20_4" text:outline-level="4"><text:soft-page-break/>Külső mana használata (manahálóból)</text:h>
      <text:p text:style-name="P26">Legyen lehetőség a külső (nem manatestben tárolt) manából direktben is varázsolni. Ebben még nincs végleges megállapodás, hogy hogyan legyen. Kézenfekvő lenne a Metamágia alá betenni egy ilyen mozaikot, amit hozzá kell fűzni a varázslathoz), de az már így is baromi erős. Esetleg külön tanulandó, Metamágia alá felvehető mágikus fortély... <text:s/>(mint a tápos pszí diszciplínáknál).</text:p>
      <text:p text:style-name="P25">Mindenesetre külön mozaik, amit hozzá kell fűzni a varázslathoz. </text:p>
      <text:list text:style-name="L24">
        <text:list-item>
          <text:p text:style-name="P122">Úgy kell belőni, hogy manaigénye (ha lesz egyáltalán) ne tegye értelmetlenné a használatát.</text:p>
        </text:list-item>
        <text:list-item>
          <text:p text:style-name="P122">Manaholt területen hatástalan</text:p>
        </text:list-item>
        <text:list-item>
          <text:p text:style-name="P122"><text:span text:style-name="T2">Megduplázza</text:span> a varázslás időtartamát</text:p>
        </text:list-item>
        <text:list-item>
          <text:p text:style-name="P122">A mágiaiskolák képzettségpróbáinak célszáma <text:span text:style-name="T13">X-el</text:span> emelkedik.</text:p>
        </text:list-item>
        <text:list-item>
          <text:p text:style-name="P122">Meg kell határozni, hogy a varázslat manaigényének max mekkora részét lehessen külső forrásból fedezni</text:p>
        </text:list-item>
      </text:list>
      <text:p text:style-name="P24"/>
      <text:h text:style-name="Heading_20_3" text:outline-level="3">Mana felvonás / fókusz</text:h>
      <text:p text:style-name="P25">Lehetne olyan, hogy a varázsló „felvonja” a manát, azaz előkészíti, fókuszba húzza, már csak ki kell „lőnie”. Kvázi késlelteti az „élesedését” egy kicsit.</text:p>
      <text:p text:style-name="P25">Ez nem veszélytelen művelet, pár másodpercig (körig?) tudja csak, utána a mana elszabadul. Kevésbé rossz esetben a mana elillan, a varázsló szempontjából elvész. Rosszabb esetben... :-&gt;</text:p>
      <text:p text:style-name="P29">Csak Mozaikmágus tudja, vagy más mágia-tradíciót tanult is?</text:p>
      <text:p text:style-name="P29">Az ilyen fókuszt egy magas szintű Metamágus kívülről tudja manipulálni.. Ez is érdekes szituációkhoz vezethet :)</text:p>
      <text:p text:style-name="P29">Valamilyen próbadobás kelljen ide is persze.</text:p>
      <text:h text:style-name="Heading_20_3" text:outline-level="3">Varázsló botja</text:h>
      <text:p text:style-name="P26">TODO</text:p>
      <text:p text:style-name="Text_20_body"/>
      <text:h text:style-name="P1" text:outline-level="2">Mozaikmágia iskolái</text:h>
      <text:h text:style-name="Heading_20_3" text:outline-level="3">Kategorizálatlan ötletek, mozaikok</text:h>
      <text:list text:style-name="L25">
        <text:list-item>
          <text:p text:style-name="P127">Lehallgatás távolról</text:p>
        </text:list-item>
      </text:list>
      <text:p text:style-name="Text_20_body"/>
      <text:p text:style-name="Text_20_body"/>
      <text:h text:style-name="P3" text:outline-level="3">Metamágia</text:h>
      <text:p text:style-name="P29">Nagyon széleskörű és erős. Lehetne Átfogó nehézségű képzettség.</text:p>
      <text:p text:style-name="P30">Ez a másik nagy kérdéskör. Esetleg a tapasztalati mágiát űzőknek is legyenek külön varázslatokként hasonló varázslataik...?</text:p>
      <text:p text:style-name="P25">Mindenképpen szükség van a következő formulákra:</text:p>
      <text:list text:style-name="L26">
        <text:list-item>
          <text:p text:style-name="P123">Fürkészés, Destrukció, Leplezés, <text:span text:style-name="T18">Célpont-többszörözés</text:span> (by Noro), <text:s/>Aurarejtés/hamisítás</text:p>
        </text:list-item>
        <text:list-item>
          <text:p text:style-name="P123">Mágia megzavarása</text:p>
        </text:list-item>
        <text:list-item>
          <text:p text:style-name="P123">Saját mágia megszüntetése: bármikor, energia befektetése nélkül</text:p>
        </text:list-item>
      </text:list>
      <text:p text:style-name="P25">Ezeken kívül ilyen mozaikok merültek fel:</text:p>
      <text:list text:style-name="L27">
        <text:list-item>
          <text:p text:style-name="P124">Manaterelés/formázás (Manakontroll)</text:p>
        </text:list-item>
      </text:list>
      <text:list text:style-name="L28">
        <text:list-item>
          <text:p text:style-name="P143">Alacsonyabb szinten érzékelésre (mana áramlása), magasabb szinten a Mana áramoltatására, manipulálására lehet használni. FANTÁZIA!!</text:p>
        </text:list-item>
      </text:list>
      <text:list text:style-name="L27">
        <text:list-item text:start-value="1">
          <text:p text:style-name="P144">Ideiglenes manafókuszok létesítése (hosszabb, ceremoniális mágia inkább)</text:p>
        </text:list-item>
        <text:list-item>
          <text:p text:style-name="P144">Manaholt „buborékok” létrehozása</text:p>
        </text:list-item>
        <text:list-item>
          <text:p text:style-name="P144">Manára varázslás: ez még nagyon experimental ötlet. Ideglenesen megváltoztatná a manának, mint esszenciának tulajdonságait. Megbolonduló varázslatok, stb.</text:p>
        </text:list-item>
        <text:list-item>
          <text:p text:style-name="P177">Szipoly</text:p>
        </text:list-item>
        <text:list-item>
          <text:p text:style-name="P144">Ezzel a mozaikkal lehessen manát szipolyozni más manatestéből. Ez elég táp, szóval a nehézség szintjeit jó magasan kell kezdeni. Persze kérdéses még, hogy egyáltalán ez alá az iskola alá tartozzon-e...</text:p>
        </text:list-item>
        <text:list-item>
          <text:p text:style-name="P177">Varázslat titkosítása</text:p>
        </text:list-item>
        <text:list-item>
          <text:p text:style-name="P144">ez tudom, kicsit informatika szagú :) de jó.</text:p>
        </text:list-item>
        <text:list-item>
          <text:p text:style-name="P144">Nehezebb az ilyen mágiát destruálni. Először mindenképpen Fürkészni kell, ki kell ismerni. A „kód” lehet egy érzelem, gondolat, stb. De könnyebb intuitíven ráérezni, magából a varázslatból, mint mondjuk egy „password”-re. Inkább olyan, mint egy rejtvény megfejtése.</text:p>
        </text:list-item>
        <text:list-item>
          <text:p text:style-name="P177">Hamis leplezés</text:p>
        </text:list-item>
        <text:list-item>
          <text:p text:style-name="P144">A varázslatnak lesz egy „kamu” leplezési Erőssége. Ha azt eléri, akkor a Fürkészésre más eredményt ad kap a fürkésző. Ha a valós (magasabb) nehézséget is eléri, akkor rájön a varázslat <text:span text:style-name="T2">valódi</text:span> természetére.</text:p>
        </text:list-item>
      </text:list>
      <text:p text:style-name="P8"/>
      <text:p text:style-name="P8"/>
      <text:p text:style-name="Text_20_body"/>
      <text:p text:style-name="Text_20_body"/>
      <text:h text:style-name="P3" text:outline-level="3">Elemi mágia</text:h>
      <text:p text:style-name="P40">V1.4 (kinn van külső dokban is)</text:p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row table:style-name="Táblázat4.1">
          <table:table-cell table:style-name="Táblázat4.A1" office:value-type="string">
            <text:p text:style-name="P71">Képzettség</text:p>
          </table:table-cell>
          <table:table-cell table:style-name="Táblázat4.A1" office:value-type="string">
            <text:p text:style-name="P71">Követelmény</text:p>
          </table:table-cell>
          <table:table-cell table:style-name="Táblázat4.C1" office:value-type="string">
            <text:p text:style-name="P71">Bónusz, Megjegyzés</text:p>
          </table:table-cell>
        </table:table-row>
        <table:table-row>
          <table:table-cell table:style-name="Táblázat4.A2" office:value-type="string">
            <text:p text:style-name="P73">1.szint</text:p>
          </table:table-cell>
          <table:table-cell table:style-name="Táblázat4.A2" office:value-type="string">
            <text:p text:style-name="P73">Önuralom: 0</text:p>
          </table:table-cell>
          <table:table-cell table:style-name="Táblázat4.C2" office:value-type="string">
            <text:p text:style-name="P72">1-4.szintig csak elméleti ismeret.</text:p>
          </table:table-cell>
        </table:table-row>
        <table:table-row>
          <table:table-cell table:style-name="Táblázat4.A2" office:value-type="string">
            <text:p text:style-name="P73">4.szint</text:p>
          </table:table-cell>
          <table:table-cell table:style-name="Táblázat4.B3" office:value-type="string">
            <text:p text:style-name="P74">???</text:p>
          </table:table-cell>
          <table:table-cell table:style-name="Táblázat4.C2" office:value-type="string">
            <text:p text:style-name="P70">Már varázsolhat Elemi mágia mozaikokból a tanuló.</text:p>
          </table:table-cell>
        </table:table-row>
        <table:table-row>
          <table:table-cell table:style-name="Táblázat4.A2" office:value-type="string">
            <text:p text:style-name="P73">6.szint</text:p>
          </table:table-cell>
          <table:table-cell table:style-name="Táblázat4.B3" office:value-type="string">
            <text:p text:style-name="P74">???</text:p>
          </table:table-cell>
          <table:table-cell table:style-name="Táblázat4.C2" office:value-type="string">
            <text:p text:style-name="P72">A varázsló már idézhet elementált.</text:p>
          </table:table-cell>
        </table:table-row>
        <table:table-row>
          <table:table-cell table:style-name="Táblázat4.A2" office:value-type="string">
            <text:p text:style-name="P73">9.szint</text:p>
          </table:table-cell>
          <table:table-cell table:style-name="Táblázat4.B3" office:value-type="string">
            <text:p text:style-name="P74">???</text:p>
          </table:table-cell>
          <table:table-cell table:style-name="Táblázat4.C2" office:value-type="string">
            <text:p text:style-name="P72">A varázsló képes kommunikálni egy választott sík lényeivel.*</text:p>
            <text:p text:style-name="P80"><text:span text:style-name="T34">→</text:span> Külön fortély felvehető: „Elemi sík nyelve” (plusz választott nyelv)</text:p>
          </table:table-cell>
        </table:table-row>
        <table:table-row>
          <table:table-cell table:style-name="Táblázat4.A2" office:value-type="string">
            <text:p text:style-name="P73">12.szint</text:p>
          </table:table-cell>
          <table:table-cell table:style-name="Táblázat4.B3" office:value-type="string">
            <text:p text:style-name="P74">???</text:p>
          </table:table-cell>
          <table:table-cell table:style-name="Táblázat4.C2" office:value-type="string">
            <text:p text:style-name="P75">A varázsló megpróbálhat síkurat idézni</text:p>
          </table:table-cell>
        </table:table-row>
        <table:table-row>
          <table:table-cell table:style-name="Táblázat4.A2" office:value-type="string">
            <text:p text:style-name="P73">15.szint</text:p>
          </table:table-cell>
          <table:table-cell table:style-name="Táblázat4.B3" office:value-type="string">
            <text:p text:style-name="P74">???</text:p>
          </table:table-cell>
          <table:table-cell table:style-name="Táblázat4.C7" office:value-type="string">
            <text:p text:style-name="P74">???</text:p>
          </table:table-cell>
        </table:table-row>
      </table:table>
      <text:p text:style-name="P39"/>
      <text:p text:style-name="P85"/>
      <text:h text:style-name="Heading_20_4" text:outline-level="4">Őselem idézése</text:h>
      <text:p text:style-name="P85">Mana: 6/E <text:s/><text:span text:style-name="T31">(ha limitáljuk majd a max elvarázsolható manát, akkor ezt is csökkenjük kb a 2/3-ára)</text:span></text:p>
      <text:p text:style-name="P85">Nehézség: 6</text:p>
      <text:p text:style-name="P85">Időtartam: 1 kör <text:span text:style-name="T31">(kérdéses még, hogy az időtartam kitolás hogy menjen)</text:span></text:p>
      <text:p text:style-name="P85"/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column table:style-name="Táblázat5.D"/>
        <table:table-column table:style-name="Táblázat5.E"/>
        <table:table-column table:style-name="Táblázat5.F"/>
        <table:table-row>
          <table:table-cell table:style-name="Táblázat5.A1" office:value-type="string">
            <text:p text:style-name="P70">Formák</text:p>
          </table:table-cell>
          <table:table-cell table:style-name="Táblázat5.B1" office:value-type="string">
            <text:p text:style-name="P71">+Nehézség</text:p>
          </table:table-cell>
          <table:table-cell table:style-name="Táblázat5.C1" office:value-type="string">
            <text:p text:style-name="P72"/>
          </table:table-cell>
          <table:table-cell table:style-name="Táblázat5.A1" office:value-type="string">
            <text:p text:style-name="P70">Irányítás<text:span text:style-name="T31"> <text:line-break/></text:span><text:span text:style-name="T32">(ahol a forma szerint értelmezhető)</text:span></text:p>
          </table:table-cell>
          <table:table-cell table:style-name="Táblázat5.A1" office:value-type="string">
            <text:p text:style-name="P71">+Nehézség</text:p>
          </table:table-cell>
          <table:table-cell table:style-name="Táblázat5.B1" office:value-type="string">
            <text:p text:style-name="P71">Támadó érték</text:p>
            <text:p text:style-name="P81">(alap VÉ számít)</text:p>
          </table:table-cell>
        </table:table-row>
        <table:table-row>
          <table:table-cell table:style-name="Táblázat5.A2" office:value-type="string">
            <text:p text:style-name="P72">Alapvető formák</text:p>
            <text:p text:style-name="P80">(gömb, nyíl, kitörés, szőnyeg, fal)</text:p>
          </table:table-cell>
          <table:table-cell table:style-name="Táblázat5.B2" office:value-type="string">
            <text:p text:style-name="P73">+0</text:p>
          </table:table-cell>
          <table:table-cell table:style-name="Táblázat5.C1" office:value-type="string">
            <text:p text:style-name="P72"/>
          </table:table-cell>
          <table:table-cell table:style-name="Táblázat5.A2" office:value-type="string">
            <text:p text:style-name="P72">Lassú mozgatás</text:p>
          </table:table-cell>
          <table:table-cell table:style-name="Táblázat5.A2" office:value-type="string">
            <text:p text:style-name="P73">+1</text:p>
          </table:table-cell>
          <table:table-cell table:style-name="Táblázat5.B2" office:value-type="string">
            <text:p text:style-name="P73">TÉ=50</text:p>
          </table:table-cell>
        </table:table-row>
        <table:table-row>
          <table:table-cell table:style-name="Táblázat5.A2" office:value-type="string">
            <text:p text:style-name="P72">Haladó formák</text:p>
            <text:p text:style-name="P80">(aura, sátor, zápor, csóva, kard)</text:p>
          </table:table-cell>
          <table:table-cell table:style-name="Táblázat5.B2" office:value-type="string">
            <text:p text:style-name="P73">+3</text:p>
          </table:table-cell>
          <table:table-cell table:style-name="Táblázat5.C1" office:value-type="string">
            <text:p text:style-name="P72"/>
          </table:table-cell>
          <table:table-cell table:style-name="Táblázat5.A2" office:value-type="string">
            <text:p text:style-name="P72">Gyors mozgatás</text:p>
          </table:table-cell>
          <table:table-cell table:style-name="Táblázat5.A2" office:value-type="string">
            <text:p text:style-name="P73">+3</text:p>
          </table:table-cell>
          <table:table-cell table:style-name="Táblázat5.B2" office:value-type="string">
            <text:p text:style-name="P73">TÉ=100</text:p>
          </table:table-cell>
        </table:table-row>
        <table:table-row>
          <table:table-cell table:style-name="Táblázat5.A2" office:value-type="string">
            <text:p text:style-name="P72">Szabad formák</text:p>
          </table:table-cell>
          <table:table-cell table:style-name="Táblázat5.B2" office:value-type="string">
            <text:p text:style-name="P73">+6<text:line-break/><text:span text:style-name="T33">(lehet h túl szigorú?)</text:span></text:p>
          </table:table-cell>
          <table:table-cell table:style-name="Táblázat5.C1" office:value-type="string">
            <text:p text:style-name="P72"/>
          </table:table-cell>
          <table:table-cell table:style-name="Táblázat5.A2" office:value-type="string">
            <text:p text:style-name="P72">Villámgyors mozgatás</text:p>
          </table:table-cell>
          <table:table-cell table:style-name="Táblázat5.A2" office:value-type="string">
            <text:p text:style-name="P73">+8</text:p>
          </table:table-cell>
          <table:table-cell table:style-name="Táblázat5.B2" office:value-type="string">
            <text:p text:style-name="P73">TÉ=150</text:p>
          </table:table-cell>
        </table:table-row>
        <table:table-row>
          <table:table-cell table:style-name="Táblázat5.A2" office:value-type="string">
            <text:p text:style-name="P72">Forma szétválasztása több részre</text:p>
          </table:table-cell>
          <table:table-cell table:style-name="Táblázat5.B2" office:value-type="string">
            <text:p text:style-name="P73">+3/rész</text:p>
          </table:table-cell>
          <table:table-cell table:style-name="Táblázat5.C1" office:value-type="string">
            <text:p text:style-name="P72"/>
          </table:table-cell>
          <table:table-cell table:style-name="Táblázat5.C1" office:value-type="string">
            <text:p text:style-name="P82">Esetleg lehetne átmenetesebb... de az exponenciális jelleget meg kéne őrizni</text:p>
          </table:table-cell>
          <table:table-cell table:style-name="Táblázat5.C1" office:value-type="string">
            <text:p text:style-name="P77">Összpontosítás próba nehézsége is nő</text:p>
          </table:table-cell>
          <table:table-cell table:style-name="Táblázat5.C1" office:value-type="string">
            <text:p text:style-name="P73"/>
          </table:table-cell>
        </table:table-row>
      </table:table>
      <text:p text:style-name="P85"/>
      <text:p text:style-name="P85"><text:span text:style-name="T3">Sebződés</text:span>: <text:span text:style-name="T35">ez is kérdéses még, nem könnyű eldönteni, hogy random is legyen, de közben meg sok se legyen. A</text:span>z alap sebzés a sebző elemmel való 2 szegmenses érintkezést jelenti kivéve a nyíl és a kitörés formát, ahol a sebzés egyben, azonnal történik. Ha a 2 szegmensnél tovább tartózkodik valaki az elemmel érintkezésben, akkor a többszörös idő többszörös sebzést okoz. 1 kör például már 5x-ös sebzést! Viszont nem fog senki egy tűzgolyóban álldogálni valószínűleg.</text:p>
      <text:p text:style-name="P85"/>
      <text:p text:style-name="P86">Példavarázslatok</text:p>
      <text:p text:style-name="P32">Gyors tűzgolyó</text:p>
      <text:list text:style-name="L29">
        <text:list-item>
          <text:p text:style-name="P104">E: <text:span text:style-name="T15">befektetett manától függ</text:span></text:p>
        </text:list-item>
        <text:list-item>
          <text:p text:style-name="P104">Nehézség: 6 + 0 (gömb) + 3 (gyors) = 9</text:p>
        </text:list-item>
        <text:list-item>
          <text:p text:style-name="P104">TÉ=100</text:p>
        </text:list-item>
      </text:list>
      <text:p text:style-name="P85"/>
      <text:p text:style-name="P87">Veszedelmes 2 fejű tűzsárkány</text:p>
      <text:list text:style-name="L29">
        <text:list-item text:start-value="1">
          <text:p text:style-name="P104">E: <text:span text:style-name="T15">befektetett manától függ</text:span></text:p>
        </text:list-item>
        <text:list-item>
          <text:p text:style-name="P104">Nehézség: 6 + 6 (szabad forma) + 3 (két fej = 2 rész) + 3 (gyors) = 18</text:p>
        </text:list-item>
        <text:list-item>
          <text:p text:style-name="P110"><text:soft-page-break/>+1 fej még +3-al emelné a nehézséget</text:p>
        </text:list-item>
        <text:list-item>
          <text:p text:style-name="P110">A sárkány irányításához Összpontosítás próba is dobatható (KM határozza meg a célszámot)</text:p>
        </text:list-item>
        <text:list-item>
          <text:p text:style-name="P111">TÉ=100</text:p>
        </text:list-item>
      </text:list>
      <text:p text:style-name="P21"/>
      <text:p text:style-name="P32">Lecsapó tűzkígyó</text:p>
      <text:list text:style-name="L29">
        <text:list-item text:start-value="1">
          <text:p text:style-name="P104">E: befektetett manától függ</text:p>
        </text:list-item>
        <text:list-item>
          <text:p text:style-name="P111">Nehézség: 6 + 6 (szabad forma) + 8 (villámgyors) = 20</text:p>
        </text:list-item>
        <text:list-item>
          <text:p text:style-name="P111">TÉ=150</text:p>
        </text:list-item>
      </text:list>
      <text:p text:style-name="P21"/>
      <text:p text:style-name="P21"/>
      <text:h text:style-name="Heading_20_4" text:outline-level="4">Elementál idézése</text:h>
      <text:p text:style-name="P85">Mana: <text:span text:style-name="T36">lénytől függ, lásd a táblázatot</text:span></text:p>
      <text:p text:style-name="P85">Nehézség: <text:span text:style-name="T36">lénytől függ, lásd a táblázatot</text:span></text:p>
      <text:p text:style-name="P85">Időtartam: <text:span text:style-name="T13">???</text:span></text:p>
      <text:p text:style-name="P85"/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column table:style-name="Táblázat6.D"/>
        <table:table-column table:style-name="Táblázat6.E"/>
        <table:table-column table:style-name="Táblázat6.F"/>
        <table:table-column table:style-name="Táblázat6.G"/>
        <table:table-row>
          <table:table-cell table:style-name="Táblázat6.A1" office:value-type="string">
            <text:p text:style-name="P71">Elementál</text:p>
          </table:table-cell>
          <table:table-cell table:style-name="Táblázat6.A1" office:value-type="string">
            <text:p text:style-name="P71">Mana</text:p>
          </table:table-cell>
          <table:table-cell table:style-name="Táblázat6.C1" office:value-type="string">
            <text:p text:style-name="P71">Nehézség</text:p>
          </table:table-cell>
          <table:table-cell table:style-name="Táblázat6.D1" office:value-type="string">
            <text:p text:style-name="P78"/>
          </table:table-cell>
          <table:table-cell table:style-name="Táblázat6.A1" office:value-type="string">
            <text:p text:style-name="P71">Körülmény</text:p>
          </table:table-cell>
          <table:table-cell table:style-name="Táblázat6.F1" office:value-type="string">
            <text:p text:style-name="P71">+Nehézség</text:p>
          </table:table-cell>
          <table:table-cell table:style-name="Táblázat6.D1" office:value-type="string">
            <text:p text:style-name="P78"/>
          </table:table-cell>
        </table:table-row>
        <table:table-row>
          <table:table-cell table:style-name="Táblázat6.A2" office:value-type="string">
            <text:p text:style-name="P72">Szolga</text:p>
          </table:table-cell>
          <table:table-cell table:style-name="Táblázat6.A2" office:value-type="string">
            <text:p text:style-name="P73">10</text:p>
          </table:table-cell>
          <table:table-cell table:style-name="Táblázat6.C2" office:value-type="string">
            <text:p text:style-name="P76">10</text:p>
          </table:table-cell>
          <table:table-cell table:style-name="Táblázat6.D1" office:value-type="string">
            <text:p text:style-name="P73"/>
          </table:table-cell>
          <table:table-cell table:style-name="Táblázat6.A2" office:value-type="string">
            <text:p text:style-name="P73"/>
          </table:table-cell>
          <table:table-cell table:style-name="Táblázat6.F2" office:value-type="string">
            <text:p text:style-name="P73"/>
          </table:table-cell>
          <table:table-cell table:style-name="Táblázat6.D1" office:value-type="string">
            <text:p text:style-name="P73"/>
          </table:table-cell>
        </table:table-row>
        <table:table-row>
          <table:table-cell table:style-name="Táblázat6.A2" office:value-type="string">
            <text:p text:style-name="P72">Harcos</text:p>
          </table:table-cell>
          <table:table-cell table:style-name="Táblázat6.A2" office:value-type="string">
            <text:p text:style-name="P73">40</text:p>
          </table:table-cell>
          <table:table-cell table:style-name="Táblázat6.C2" office:value-type="string">
            <text:p text:style-name="P76">14</text:p>
          </table:table-cell>
          <table:table-cell table:style-name="Táblázat6.D1" office:value-type="string">
            <text:p text:style-name="P73"/>
          </table:table-cell>
          <table:table-cell table:style-name="Táblázat6.A2" office:value-type="string">
            <text:p text:style-name="P73"/>
          </table:table-cell>
          <table:table-cell table:style-name="Táblázat6.F2" office:value-type="string">
            <text:p text:style-name="P73"/>
          </table:table-cell>
          <table:table-cell table:style-name="Táblázat6.D1" office:value-type="string">
            <text:p text:style-name="P73"/>
          </table:table-cell>
        </table:table-row>
        <table:table-row>
          <table:table-cell table:style-name="Táblázat6.A2" office:value-type="string">
            <text:p text:style-name="P72">Fejedelem</text:p>
          </table:table-cell>
          <table:table-cell table:style-name="Táblázat6.A2" office:value-type="string">
            <text:p text:style-name="P73">70</text:p>
          </table:table-cell>
          <table:table-cell table:style-name="Táblázat6.C2" office:value-type="string">
            <text:p text:style-name="P76">17</text:p>
          </table:table-cell>
          <table:table-cell table:style-name="Táblázat6.D1" office:value-type="string">
            <text:p text:style-name="P73"/>
          </table:table-cell>
          <table:table-cell table:style-name="Táblázat6.A2" office:value-type="string">
            <text:p text:style-name="P73"/>
          </table:table-cell>
          <table:table-cell table:style-name="Táblázat6.F2" office:value-type="string">
            <text:p text:style-name="P73"/>
          </table:table-cell>
          <table:table-cell table:style-name="Táblázat6.D1" office:value-type="string">
            <text:p text:style-name="P73"/>
          </table:table-cell>
        </table:table-row>
        <table:table-row>
          <table:table-cell table:style-name="Táblázat6.A2" office:value-type="string">
            <text:p text:style-name="P72">Síkúr</text:p>
          </table:table-cell>
          <table:table-cell table:style-name="Táblázat6.A2" office:value-type="string">
            <text:p text:style-name="P73">100</text:p>
          </table:table-cell>
          <table:table-cell table:style-name="Táblázat6.C2" office:value-type="string">
            <text:p text:style-name="P76">20</text:p>
          </table:table-cell>
          <table:table-cell table:style-name="Táblázat6.D5" office:value-type="string">
            <text:p text:style-name="P83"/>
          </table:table-cell>
          <table:table-cell table:style-name="Táblázat6.E5" office:value-type="string">
            <text:p text:style-name="P73"/>
          </table:table-cell>
          <table:table-cell table:style-name="Táblázat6.C2" office:value-type="string">
            <text:p text:style-name="P73"/>
          </table:table-cell>
          <table:table-cell table:style-name="Táblázat6.D5" office:value-type="string">
            <text:p text:style-name="P73"/>
          </table:table-cell>
        </table:table-row>
      </table:table>
      <text:p text:style-name="P85"/>
      <text:p text:style-name="P22">A megidézett elementálokra mentálisan, vagy asztrálisan hatni a következő követelményekkel lehet:</text:p>
      <text:list text:style-name="L30">
        <text:list-item>
          <text:p text:style-name="P112">Elemi mágia – 9.szint</text:p>
        </text:list-item>
        <text:list-item>
          <text:p text:style-name="P112">Mentál/Asztrálmágia – 9.szint</text:p>
        </text:list-item>
      </text:list>
      <text:p text:style-name="P21"/>
      <text:p text:style-name="P21"/>
      <text:h text:style-name="Heading_20_4" text:outline-level="4">Elementál űzése</text:h>
      <text:p text:style-name="P85">Mana:<text:span text:style-name="T37"> </text:span><text:span text:style-name="T36">lénytől függ</text:span></text:p>
      <text:p text:style-name="P85">Nehézség:<text:span text:style-name="T37"> </text:span><text:span text:style-name="T36">lénytől függ</text:span></text:p>
      <text:p text:style-name="P85">Időtartam: <text:span text:style-name="T13">???</text:span></text:p>
      <text:p text:style-name="P85"/>
      <table:table table:name="Táblázat7" table:style-name="Táblázat7">
        <table:table-column table:style-name="Táblázat7.A"/>
        <table:table-column table:style-name="Táblázat7.B"/>
        <table:table-column table:style-name="Táblázat7.C"/>
        <table:table-column table:style-name="Táblázat7.D"/>
        <table:table-column table:style-name="Táblázat7.E"/>
        <table:table-column table:style-name="Táblázat7.F"/>
        <table:table-column table:style-name="Táblázat7.G"/>
        <table:table-row>
          <table:table-cell table:style-name="Táblázat7.A1" office:value-type="string">
            <text:p text:style-name="P71">Elementál</text:p>
          </table:table-cell>
          <table:table-cell table:style-name="Táblázat7.A1" office:value-type="string">
            <text:p text:style-name="P71">Mana</text:p>
          </table:table-cell>
          <table:table-cell table:style-name="Táblázat7.C1" office:value-type="string">
            <text:p text:style-name="P71">Nehézség</text:p>
          </table:table-cell>
          <table:table-cell table:style-name="Táblázat7.D1" office:value-type="string">
            <text:p text:style-name="P78"/>
          </table:table-cell>
          <table:table-cell table:style-name="Táblázat7.A1" office:value-type="string">
            <text:p text:style-name="P71">Körülmény</text:p>
          </table:table-cell>
          <table:table-cell table:style-name="Táblázat7.F1" office:value-type="string">
            <text:p text:style-name="P71">+Nehézség</text:p>
          </table:table-cell>
          <table:table-cell table:style-name="Táblázat7.D1" office:value-type="string">
            <text:p text:style-name="P78"/>
          </table:table-cell>
        </table:table-row>
        <table:table-row>
          <table:table-cell table:style-name="Táblázat7.A2" office:value-type="string">
            <text:p text:style-name="P72">Szolga</text:p>
          </table:table-cell>
          <table:table-cell table:style-name="Táblázat7.A2" office:value-type="string">
            <text:p text:style-name="P79">20</text:p>
          </table:table-cell>
          <table:table-cell table:style-name="Táblázat7.C2" office:value-type="string">
            <text:p text:style-name="P76">12</text:p>
          </table:table-cell>
          <table:table-cell table:style-name="Táblázat7.D1" office:value-type="string">
            <text:p text:style-name="P73"/>
          </table:table-cell>
          <table:table-cell table:style-name="Táblázat7.A2" office:value-type="string">
            <text:p text:style-name="P73">Elementál maradni akar</text:p>
          </table:table-cell>
          <table:table-cell table:style-name="Táblázat7.F2" office:value-type="string">
            <text:p text:style-name="P73">+3</text:p>
          </table:table-cell>
          <table:table-cell table:style-name="Táblázat7.D1" office:value-type="string">
            <text:p text:style-name="P73"/>
          </table:table-cell>
        </table:table-row>
        <table:table-row>
          <table:table-cell table:style-name="Táblázat7.A2" office:value-type="string">
            <text:p text:style-name="P72">Harcos</text:p>
          </table:table-cell>
          <table:table-cell table:style-name="Táblázat7.A2" office:value-type="string">
            <text:p text:style-name="P79">60</text:p>
          </table:table-cell>
          <table:table-cell table:style-name="Táblázat7.C2" office:value-type="string">
            <text:p text:style-name="P76">16</text:p>
          </table:table-cell>
          <table:table-cell table:style-name="Táblázat7.D1" office:value-type="string">
            <text:p text:style-name="P73"/>
          </table:table-cell>
          <table:table-cell table:style-name="Táblázat7.A2" office:value-type="string">
            <text:p text:style-name="P73">Elementál menni akar</text:p>
          </table:table-cell>
          <table:table-cell table:style-name="Táblázat7.F2" office:value-type="string">
            <text:p text:style-name="P73">+0</text:p>
          </table:table-cell>
          <table:table-cell table:style-name="Táblázat7.D1" office:value-type="string">
            <text:p text:style-name="P73"/>
          </table:table-cell>
        </table:table-row>
        <table:table-row>
          <table:table-cell table:style-name="Táblázat7.A2" office:value-type="string">
            <text:p text:style-name="P72">Fejedelem</text:p>
          </table:table-cell>
          <table:table-cell table:style-name="Táblázat7.A2" office:value-type="string">
            <text:p text:style-name="P79">90</text:p>
          </table:table-cell>
          <table:table-cell table:style-name="Táblázat7.C2" office:value-type="string">
            <text:p text:style-name="P76">19</text:p>
          </table:table-cell>
          <table:table-cell table:style-name="Táblázat7.D1" office:value-type="string">
            <text:p text:style-name="P73"/>
          </table:table-cell>
          <table:table-cell table:style-name="Táblázat7.A2" office:value-type="string">
            <text:p text:style-name="P73"/>
          </table:table-cell>
          <table:table-cell table:style-name="Táblázat7.F2" office:value-type="string">
            <text:p text:style-name="P73"/>
          </table:table-cell>
          <table:table-cell table:style-name="Táblázat7.D1" office:value-type="string">
            <text:p text:style-name="P73"/>
          </table:table-cell>
        </table:table-row>
        <table:table-row>
          <table:table-cell table:style-name="Táblázat7.A2" office:value-type="string">
            <text:p text:style-name="P72">Síkúr</text:p>
          </table:table-cell>
          <table:table-cell table:style-name="Táblázat7.A2" office:value-type="string">
            <text:p text:style-name="P79">120</text:p>
          </table:table-cell>
          <table:table-cell table:style-name="Táblázat7.C2" office:value-type="string">
            <text:p text:style-name="P76">22</text:p>
          </table:table-cell>
          <table:table-cell table:style-name="Táblázat7.D5" office:value-type="string">
            <text:p text:style-name="P83"/>
          </table:table-cell>
          <table:table-cell table:style-name="Táblázat7.E5" office:value-type="string">
            <text:p text:style-name="P73"/>
          </table:table-cell>
          <table:table-cell table:style-name="Táblázat7.C2" office:value-type="string">
            <text:p text:style-name="P73"/>
          </table:table-cell>
          <table:table-cell table:style-name="Táblázat7.D5" office:value-type="string">
            <text:p text:style-name="P73"/>
          </table:table-cell>
        </table:table-row>
      </table:table>
      <text:p text:style-name="P22"/>
      <text:p text:style-name="P20"/>
      <text:h text:style-name="Heading_20_4" text:outline-level="4">Őselem megkötése anyagban</text:h>
      <text:p text:style-name="P37">TODO</text:p>
      <text:p text:style-name="P7">Magas szinten ennél jönne elő pl. a tűzalak, vízalak, földalak, légies alak</text:p>
      <text:p text:style-name="P7">(ez azért jó, mert pl. a Vulgármágiában van sima tűzalak, ami könnyebb is, de célvarázslat, míg itt sokkal szabadabb a varázsló, de nagyobb a varázslat költsége.)</text:p>
      <text:p text:style-name="P7"/>
      <text:h text:style-name="P3" text:outline-level="3">Természetes anyagok mágiája</text:h>
      <text:p text:style-name="P52">TODO</text:p>
      <text:list text:style-name="L31">
        <text:list-item>
          <text:p text:style-name="P128">Átváltozás</text:p>
        </text:list-item>
      </text:list>
      <text:p text:style-name="Text_20_body"/>
      <text:h text:style-name="P3" text:outline-level="3">Asztrálmágia</text:h>
      <text:p text:style-name="P31">Az „Akaratátvitel” mozaik asztrálmágia legyen, ne mentál?</text:p>
      <text:list text:style-name="L32">
        <text:list-item>
          <text:p text:style-name="P129">Követelmények: </text:p>
        </text:list-item>
      </text:list>
      <text:list text:style-name="L33">
        <text:list-item>
          <text:p text:style-name="P154">Emberismeret követelmény: mondjuk 3-al alacsonyabb szinten kell, hogy meglegyen, mint a mágiaiskola</text:p>
        </text:list-item>
        <text:list-item>
          <text:p text:style-name="P154">Stabilitás Tulajdonság egyre magasabb fokai</text:p>
        </text:list-item>
      </text:list>
      <text:h text:style-name="Heading_20_4" text:outline-level="4">Asztrális mozaikok</text:h>
      <text:list text:style-name="L34">
        <text:list-item>
          <text:p text:style-name="P184">Hangulat: Nem érzelmet ébreszt valami iránt, hanem egy hangulatot idéz elő, természetesen változtatható erősséggel. Ha az célpont ellentétes hangulatban van, akkor nehezebb.</text:p>
        </text:list-item>
        <text:list-item>
          <text:p text:style-name="P155">Ehhez lehetne követelmény valamilyen alacsonyabb szintű művészet</text:p>
        </text:list-item>
        <text:list-item>
          <text:p text:style-name="P184">Itt is alkalmazhatjuk a Codex asztrálmágia körét.</text:p>
        </text:list-item>
      </text:list>
      <text:p text:style-name="P7"/>
      <text:p text:style-name="Text_20_body"/>
      <text:h text:style-name="P3" text:outline-level="3">Mentálmágia</text:h>
      <text:list text:style-name="L33">
        <text:list-item text:start-value="1">
          <text:p text:style-name="P185">Ha emlék olvasás folyik, vagy valamilyen mentál operáció, akkor az érintett emlékek a homlokterébe kerülhetnek az áldozatnak. Hogy mennyire az a Mentálmágia képzettségpróbától függ. Pontosabban, hogy mennyivel haladja meg a célszámot. Ha rontés történt, akkor erre még nagyobb az esély (majdnem tuti).</text:p>
        </text:list-item>
        <text:list-item>
          <text:p text:style-name="P139">Meghatározni, hogy mekkora erre az esély a különböző próba eredményektől függően</text:p>
        </text:list-item>
        <text:list-item>
          <text:p text:style-name="P185">Állatokra asztrál- és mentálmágia követelmény</text:p>
        </text:list-item>
        <text:list-item>
          <text:p text:style-name="P154">Természetjárás? Idomítás?</text:p>
        </text:list-item>
      </text:list>
      <text:p text:style-name="P7"/>
      <text:p text:style-name="P7"/>
      <text:p text:style-name="Text_20_body"/>
      <text:h text:style-name="P3" text:outline-level="3">Fénymágia</text:h>
      <text:p text:style-name="P25">Ez eddig hiányzott a varázsló eszköztárából. Több manájába kerüljön ugyanazt megcsinálni, mint a bárdmágiát alkalmazónak és a nehézsége is magasabb legyen. (vagy csak a nehézség legyen magasabb...?)</text:p>
      <text:p text:style-name="Text_20_body"/>
      <text:h text:style-name="P3" text:outline-level="3">Csendmágia</text:h>
      <text:p text:style-name="P52">TODO: Kidolgozni teljesen. </text:p>
      <text:list text:style-name="L35">
        <text:list-item>
          <text:p text:style-name="P193">Egy definiált zóna <text:span text:style-name="T3">határon</text:span> átmenő hangokat</text:p>
        </text:list-item>
      </text:list>
      <text:list text:style-name="L36">
        <text:list-item>
          <text:p text:style-name="P166">csak befelé / csak kifelé / mindkét irányba</text:p>
        </text:list-item>
      </text:list>
      <text:list text:style-name="L37">
        <text:list-item>
          <text:p text:style-name="P170">gyengíti</text:p>
        </text:list-item>
        <text:list-item>
          <text:p text:style-name="P170">kioltja</text:p>
        </text:list-item>
        <text:list-item>
          <text:p text:style-name="P170">visszhangoztatja</text:p>
        </text:list-item>
        <text:list-item>
          <text:p text:style-name="P170">eltéríti: más irányból érkezőnek tűnik</text:p>
        </text:list-item>
        <text:list-item>
          <text:p text:style-name="P170">megszűri hangtartomány szerint </text:p>
        </text:list-item>
        <text:list-item>
          <text:p text:style-name="P194">csak egy konkrét hangtartomány menjen át</text:p>
        </text:list-item>
        <text:list-item>
          <text:p text:style-name="P194">csak egy konkrét hangtartomány NE menjen át<text:line-break/>(pl. beszédhangok menjenek csak át)</text:p>
        </text:list-item>
      </text:list>
      <text:list text:style-name="L35" text:continue-numbering="true">
        <text:list-item>
          <text:p text:style-name="P192">Egy definiált zónán belül </text:p>
        </text:list-item>
      </text:list>
      <text:list text:style-name="L38">
        <text:list-item>
          <text:p text:style-name="P156">mindenhol</text:p>
        </text:list-item>
        <text:list-item>
          <text:p text:style-name="P171">gyengíti</text:p>
        </text:list-item>
        <text:list-item>
          <text:p text:style-name="P171">kioltja</text:p>
        </text:list-item>
        <text:list-item>
          <text:p text:style-name="P171">visszhangoztatja</text:p>
        </text:list-item>
      </text:list>
      <text:list text:style-name="L37">
        <text:list-item text:start-value="1">
          <text:p text:style-name="P170">megszűri hangtartomány szerint </text:p>
        </text:list-item>
        <text:list-item>
          <text:p text:style-name="P194">csak egy konkrét hangtartomány legyen hallható</text:p>
        </text:list-item>
        <text:list-item>
          <text:p text:style-name="P194">csak egy konkrét hangtartomány NE legyen hallható<text:line-break/>(pl. csak beszédhangok legyenek hallatóak)</text:p>
        </text:list-item>
        <text:list-item>
          <text:p text:style-name="P157">csak bizonyos területen??? (uez)</text:p>
        </text:list-item>
      </text:list>
      <text:list text:style-name="L38">
        <text:list-item text:start-value="1">
          <text:p text:style-name="P158">a távolság függvényében </text:p>
        </text:list-item>
        <text:list-item>
          <text:p text:style-name="P171">intenzívebben halkul a hang<text:line-break/>(tehát, ha a sima beszédet eddig 10m-ről közepesen jól lehetett hallani, akkor most már csak rosszul)</text:p>
        </text:list-item>
      </text:list>
      <text:p text:style-name="P7"/>
      <text:p text:style-name="Text_20_body"/>
      <text:h text:style-name="P3" text:outline-level="3">Demonológia</text:h>
      <text:list text:style-name="L39">
        <text:list-item>
          <text:p text:style-name="P105">Az idézésnél a gyertya elfújós dolog részben hülyeség, mert a gyertya tuti leég előbb utóbb. Kelljen hozzá egy Démon-szimpátia mozaik, ami idézéskor hozzákapcsolja a gyertyát a démonhoz. Viszont! Ezt fenn kelljen tartani. Vagy</text:p>
        </text:list-item>
        <text:list-item>
          <text:p text:style-name="P159">koncentrálni rá</text:p>
        </text:list-item>
      </text:list>
      <text:p text:style-name="P51">vagy</text:p>
      <text:list text:style-name="L39">
        <text:list-item text:start-value="1">
          <text:p text:style-name="P159">időtartammal nyújtani a mozaikot</text:p>
        </text:list-item>
      </text:list>
      <text:p text:style-name="P47">Ha lejár, akkor a kapcsolat megszakad, a gyertya kialvása nem okozza a démon halálát.</text:p>
      <text:p text:style-name="P7"/>
      <text:h text:style-name="P1" text:outline-level="2">Vulgármágia</text:h>
      <text:h text:style-name="Heading_20_3" text:outline-level="3">Betegségmágia</text:h>
      <text:list text:style-name="L40">
        <text:list-item>
          <text:p text:style-name="P130">Fogfájás</text:p>
        </text:list-item>
        <text:list-item>
          <text:p text:style-name="P130">Szag manipuláló varázslatok (szag leplezés, változtatás, máshova helyezés)</text:p>
        </text:list-item>
      </text:list>
      <text:p text:style-name="Text_20_body"/>
      <text:h text:style-name="Heading_20_3" text:outline-level="3">Szexuálmágia</text:h>
      <text:p text:style-name="Text_20_body">Csak nőknek!</text:p>
      <text:p text:style-name="Text_20_body"/>
      <text:h text:style-name="Heading_20_2" text:outline-level="2">Bárdmágia</text:h>
      <text:h text:style-name="Heading_20_3" text:outline-level="3">Vakság</text:h>
      <text:list text:style-name="L41">
        <text:list-item>
          <text:p text:style-name="P106">Jelen formájában nagyon brutál</text:p>
        </text:list-item>
        <text:list-item>
          <text:p text:style-name="P106">legyen könnyű létrehozni (mint most), de...</text:p>
        </text:list-item>
        <text:list-item>
          <text:p text:style-name="P106">fenntartani legyen nehéz. Ha mozog a cél, „rajta kell tartani”</text:p>
        </text:list-item>
        <text:list-item>
          <text:p text:style-name="P160">Összpontosítás próba</text:p>
        </text:list-item>
        <text:list-item>
          <text:p text:style-name="P186">ha nem látja a célpontot, akkor arról lefoszlik a varázslat (ebbe mondjuk bele lehet kötni...)</text:p>
        </text:list-item>
      </text:list>
      <text:p text:style-name="P7"/>
      <text:p text:style-name="Text_20_body"/>
      <text:p text:style-name="Text_20_body"/>
      <text:h text:style-name="P1" text:outline-level="2">Speciális mágia-tradíciók</text:h>
      <text:h text:style-name="Heading_20_3" text:outline-level="3">Quars, árnymágia</text:h>
      <text:list text:style-name="L42">
        <text:list-item>
          <text:p text:style-name="P131">Fortély brutál követelményekkel</text:p>
        </text:list-item>
        <text:list-item>
          <text:p text:style-name="P161">mester, aki tanítja ; klán ; stb.</text:p>
        </text:list-item>
        <text:list-item>
          <text:p text:style-name="P131">Nem erősíthető varázslatok </text:p>
        </text:list-item>
      </text:list>
      <text:p text:style-name="P7"/>
      <text:p text:style-name="P7"/>
      <text:h text:style-name="P6" text:outline-level="1">Papi mágia</text:h>
      <text:p text:style-name="P40">V0.0.2 (Külső dokból)</text:p>
      <text:h text:style-name="Heading_20_2" text:outline-level="2">Ötletek, alapvetések</text:h>
      <text:p text:style-name="P7">Kegy pontos módszert alkalmazzuk.</text:p>
      <text:p text:style-name="P7">A Vallásismeret szintjétől függjön a Kegy pont/szint? Vagy ez a szint legyen a limit, amit vehet?</text:p>
      <text:list text:style-name="L43">
        <text:list-header>
          <text:p text:style-name="P107">Pl. 5 szintű Vallásismeretnél</text:p>
        </text:list-header>
        <text:list-item>
          <text:p text:style-name="P162"><text:s/>1+2+3+4+5 = 15</text:p>
        </text:list-item>
        <text:list-item>
          <text:p text:style-name="P162"><text:s/>5xN = ? <text:s text:c="2"/>(N=2?)</text:p>
        </text:list-item>
      </text:list>
      <text:p text:style-name="P7">3 fajta varázslat lesz. A pap vallásával:</text:p>
      <text:list text:style-name="L44">
        <text:list-item>
          <text:p text:style-name="P187">Egyező (-1 kegy)</text:p>
        </text:list-item>
        <text:list-item>
          <text:p text:style-name="P187">Semleges (-2 kegy)</text:p>
        </text:list-item>
        <text:list-item>
          <text:p text:style-name="P187">Ellentétes (-3 kegy) <text:s/>illetve ez ne is jöjjön létre...</text:p>
        </text:list-item>
      </text:list>
      <text:p text:style-name="P7"/>
      <text:p text:style-name="P7">A varázslat hatalmától függően a fenti Kegy pont szorzódik egy értékkel.</text:p>
      <text:list text:style-name="L45">
        <text:list-item>
          <text:p text:style-name="P188">1x <text:s/>: Élelemteremtés, Áldás, gyenge varázslatok</text:p>
        </text:list-item>
        <text:list-item>
          <text:p text:style-name="P188">….</text:p>
        </text:list-item>
        <text:list-item>
          <text:p text:style-name="P188">5x: Falupusztító démonkapu :)</text:p>
        </text:list-item>
      </text:list>
      <text:p text:style-name="P7"/>
      <text:h text:style-name="Heading_20_2" text:outline-level="2">Első ötlet</text:h>
      <text:p text:style-name="Text_20_body">Ne automatice menjen a Gyógyítás.</text:p>
      <text:list text:style-name="L46">
        <text:list-item>
          <text:p text:style-name="P108">Dobás k10-el (százalékdobás, mint a Páncéldobás)</text:p>
        </text:list-item>
        <text:list-item>
          <text:p text:style-name="P108">Van egy alap esély %-ban a gyógyításra</text:p>
        </text:list-item>
        <text:list-item>
          <text:p text:style-name="P163">ha ez alá, vagy egyenlőt dob: az isten segít (gyógyít)</text:p>
        </text:list-item>
        <text:list-item>
          <text:p text:style-name="P189">A % függ:</text:p>
        </text:list-item>
        <text:list-item>
          <text:p text:style-name="P163">A gyógyítandó karakter legutóbbi tettei + harmóniája az isten elveivel</text:p>
        </text:list-item>
        <text:list-item>
          <text:p text:style-name="P163">A pap hatalma</text:p>
        </text:list-item>
        <text:list-item>
          <text:p text:style-name="P163">A pap „státusza” istenénél (elveinek megfelelően él, esetleg épp haragszik rá az isten)</text:p>
        </text:list-item>
      </text:list>
      <text:p text:style-name="P14"/>
      <text:h text:style-name="Heading_20_2" text:outline-level="2"><text:soft-page-break/>Második ötlet</text:h>
      <text:p text:style-name="P42"/>
      <text:p text:style-name="Text_20_body">A lényeg, hogy jelenleg a Pap Gyógyítás varázslata túl könnyű, nincs súlya. 1ÉP gyógyítása 2 MP-ot igényel és mindössze 5 szegmensbe telik!</text:p>
      <text:p text:style-name="Text_20_body">10ÉP=10kör és 20MP. Ez semmi.</text:p>
      <text:p text:style-name="Text_20_body"><text:span text:style-name="T38"><text:s/></text:span><text:line-break/>Legyen a mana igény és a gyógyítás időigénye exponenciális. </text:p>
      <text:p text:style-name="Text_20_body">Tehát ne 1 ÉP = x MP <text:s/>; n ÉP = n*x MP <text:s/>legyen a bontás. A nagyobb sebet sokkal nehezebb legyen begyógyítani és tovább is tartson.</text:p>
      <text:p text:style-name="Text_20_body"><text:span text:style-name="T38"><text:s/></text:span><text:line-break/>A legnagyobb seb ÉP-i 1:1-ben számítsanak be, viszont minden további (kisebb) seb 1 plusz "gyógyítandó" ÉP-nek számítson, mivel a nagyhatalmú gyógyítás során a kisebb sebek is beforrnak.</text:p>
      <text:p text:style-name="P41"><text:s/></text:p>
      <text:p text:style-name="Text_20_body">Tehát ha három sebe van a karakternek, pl: 8, 5 és 4 ÉP, akkor az 8+2= 10 ÉP-s gyógyítást igényel, mivel 2 további (kisebb) sebe van.</text:p>
      <text:p text:style-name="Text_20_body"><text:span text:style-name="T38"><text:s/></text:span><text:line-break/>(Gondolkozom azon, hogy esetleg a legnagyobb seb ÉP-hez maximum +3 jöhessen még hozzá, tehát ha van 1db 2ÉP-s és 10db 1ÉP-s sebed, akkor ne 2+10=12ÉP-t kelljen gyógyítani, hanem csak 2+3=5-öt, mivel az ilyen kis sebeket könnyebb begyógyítani)</text:p>
      <text:p text:style-name="Text_20_body"><text:span text:style-name="T38"><text:s/></text:span><text:line-break/>Az egyszerűség kedvéért legyen annyi a mana igény, ahány perc gyógyítás<text:line-break/>szükséges (varázslat időtartama). (Vagy mondhatjuk fordítva is: annyi perc, ahány MP)</text:p>
      <text:p text:style-name="P94"><text:line-break/><text:line-break/>Seb<text:tab/>- Időtartam, Mana</text:p>
      <text:p text:style-name="P43">1-2 ÉP<text:tab/>- 4 perc, 4 MP</text:p>
      <text:p text:style-name="P43">3-4 ÉP<text:tab/>- 8 perc, 8 MP</text:p>
      <text:p text:style-name="P43">5-6 ÉP<text:tab/>- 14 perc, 14 MP</text:p>
      <text:p text:style-name="P43">7-8 ÉP<text:tab/>- 23 perc, 23 MP</text:p>
      <text:p text:style-name="P43">9-10 ÉP<text:tab/>- 36 perc, 36 MP</text:p>
      <text:p text:style-name="P43">11-12 ÉP<text:tab/>- 54 perc, 54 MP</text:p>
      <text:p text:style-name="P43">13-14 ÉP<text:tab/>- 78 perc, 78 MP</text:p>
      <text:p text:style-name="P43">15-16 ÉP <text:tab/>- 109 perc, 109 MP</text:p>
      <text:p text:style-name="P43">17-18 ÉP <text:tab/>- 148 perc, 148 MP</text:p>
      <text:p text:style-name="P43">19-20 ÉP <text:tab/>- 196 perc, 196 MP</text:p>
      <text:p text:style-name="P43">21 ÉP-től: <text:tab/>→ 2 ÉP-nként +50 perc és +50 MP</text:p>
      <text:p text:style-name="P41"><text:s/></text:p>
      <text:p text:style-name="Text_20_body">Ne feledjük: nem az össz-ÉP mennyiséget kell gyógyítani, hanem a legnagyobb<text:line-break/>ÉP seb + a többi seb száma (darabra) eredményét.</text:p>
      <text:p text:style-name="Text_20_body">A gyógyítás során fokozatosan gyógyulnak be a sebek és tér vissza az életerő.</text:p>
      <text:p text:style-name="Text_20_body"><text:line-break/><text:span text:style-name="T4">Bónuszok:</text:span><text:line-break/>- Ha az isten lényege kifejezetten a Élet, gyógyítás, stb. (pl. Ellana), akkor a kategóriák 1-el tolódnak (könnyebbek lesznek)</text:p>
      <text:p text:style-name="P88"><text:soft-page-break/></text:p>
      <text:p text:style-name="P88">Nyitott kérdések:</text:p>
      <text:list text:style-name="L47">
        <text:list-item>
          <text:p text:style-name="P109">lehessen a kisebb sebeket egyenként gyógyítani, vagy ne? (Szerintem lehessen)</text:p>
        </text:list-item>
        <text:list-item>
          <text:p text:style-name="P109">mi legyen a sebbel és a visszakapott ÉP-kel, ha megszakítják a varázslást?</text:p>
        </text:list-item>
        <text:list-item>
          <text:p text:style-name="P109">ha nincs elég manája a gyógyításhoz, akkor mi legyen?</text:p>
        </text:list-item>
        <text:list-item>
          <text:p text:style-name="P164">Szerintem a pap a vérzést így is el tudja állítani és a hatalmával megelőzi a fertőzést is mondjuk 4 Manáért, de ÉP-t ne tudjon visszaadni.</text:p>
        </text:list-item>
      </text:list>
      <text:p text:style-name="P89"/>
      <text:p text:style-name="P90">Példa és tesztelés</text:p>
      <text:p text:style-name="P90"/>
      <text:p text:style-name="P93">Seb<text:tab/>- Időtartam, Mana</text:p>
      <text:p text:style-name="P44">1-2 ÉP<text:tab/>- 4 perc, 4 MP</text:p>
      <text:p text:style-name="P44">3-4 ÉP<text:tab/>- 8 perc, 8 MP</text:p>
      <text:p text:style-name="P44">5-6 ÉP<text:tab/>- 14 perc, 14 MP</text:p>
      <text:p text:style-name="P44">7-8 ÉP<text:tab/>- 23 perc, 23 MP</text:p>
      <text:p text:style-name="P44">9-10 ÉP<text:tab/>- 36 perc, 36 MP</text:p>
      <text:p text:style-name="P44">11-12 ÉP<text:tab/>- 54 perc, 54 MP</text:p>
      <text:p text:style-name="P44">13-14 ÉP<text:tab/>- 78 perc, 78 MP</text:p>
      <text:p text:style-name="P44">15-16 ÉP <text:tab/>- 109 perc, 109 MP</text:p>
      <text:p text:style-name="P44">17-18 ÉP <text:tab/>- 148 perc, 148 MP</text:p>
      <text:p text:style-name="P44">19-20 ÉP <text:tab/>- 196 perc, 196 MP</text:p>
      <text:p text:style-name="P44">21 ÉP-től: <text:tab/>→ 2 ÉP-nként +50 perc és +50 MP</text:p>
      <text:p text:style-name="P91"/>
      <table:table table:name="Táblázat8" table:style-name="Táblázat8">
        <table:table-column table:style-name="Táblázat8.A"/>
        <table:table-column table:style-name="Táblázat8.B"/>
        <table:table-column table:style-name="Táblázat8.C"/>
        <table:table-row>
          <table:table-cell table:style-name="Táblázat8.A1" office:value-type="string">
            <text:p text:style-name="P84">Sebek</text:p>
          </table:table-cell>
          <table:table-cell table:style-name="Táblázat8.A1" office:value-type="string">
            <text:p text:style-name="P84">Régi verzió (Mana, idő)</text:p>
          </table:table-cell>
          <table:table-cell table:style-name="Táblázat8.C1" office:value-type="string">
            <text:p text:style-name="P84">Új verzió (Mana, idő)</text:p>
          </table:table-cell>
        </table:table-row>
        <table:table-row>
          <table:table-cell table:style-name="Táblázat8.A2" office:value-type="string">
            <text:p text:style-name="P84">6ÉP; 5ÉP</text:p>
          </table:table-cell>
          <table:table-cell table:style-name="Táblázat8.B2" office:value-type="string">
            <text:p text:style-name="P84">22MP, kb 1perc</text:p>
          </table:table-cell>
          <table:table-cell table:style-name="Táblázat8.C2" office:value-type="string">
            <text:p text:style-name="P84">(6+1=7ÉP) 23MP, 23 perc</text:p>
          </table:table-cell>
        </table:table-row>
        <table:table-row>
          <table:table-cell table:style-name="Táblázat8.A2" office:value-type="string">
            <text:p text:style-name="P84">12 ÉP, 2 ÉP</text:p>
          </table:table-cell>
          <table:table-cell table:style-name="Táblázat8.B2" office:value-type="string">
            <text:p text:style-name="P84">28MP, kb. 1 perc</text:p>
          </table:table-cell>
          <table:table-cell table:style-name="Táblázat8.C2" office:value-type="string">
            <text:p text:style-name="P84">(12+1=13ÉP) <text:span text:style-name="T13">78MP(!)</text:span>, 78 perc</text:p>
          </table:table-cell>
        </table:table-row>
        <table:table-row>
          <table:table-cell table:style-name="Táblázat8.A2" office:value-type="string">
            <text:p text:style-name="P84">3ÉP, 3ÉP, 2ÉP, 2ÉP</text:p>
          </table:table-cell>
          <table:table-cell table:style-name="Táblázat8.A2" office:value-type="string">
            <text:p text:style-name="P84">20MP, kb. 1 perc</text:p>
          </table:table-cell>
          <table:table-cell table:style-name="Táblázat8.C4" office:value-type="string">
            <text:p text:style-name="P84">(3+3=6ÉP) 14MP, 14 perc </text:p>
          </table:table-cell>
        </table:table-row>
        <table:table-row>
          <table:table-cell table:style-name="Táblázat8.A2" office:value-type="string">
            <text:p text:style-name="P84">8ÉP, 7ÉP</text:p>
          </table:table-cell>
          <table:table-cell table:style-name="Táblázat8.B2" office:value-type="string">
            <text:p text:style-name="P84">30MP, kb. 1 perc</text:p>
          </table:table-cell>
          <table:table-cell table:style-name="Táblázat8.C5" office:value-type="string">
            <text:p text:style-name="P84">(8+1=9ÉP) 36MP, 36 perc</text:p>
          </table:table-cell>
        </table:table-row>
        <table:table-row>
          <table:table-cell table:style-name="Táblázat8.A2" office:value-type="string">
            <text:p text:style-name="P84">6ÉP, 6ÉP, 3ÉP, 3ÉP</text:p>
          </table:table-cell>
          <table:table-cell table:style-name="Táblázat8.B6" office:value-type="string">
            <text:p text:style-name="P84">36MP, <text:s/>1,5 perc</text:p>
          </table:table-cell>
          <table:table-cell table:style-name="Táblázat8.C5" office:value-type="string">
            <text:p text:style-name="P84">(6+3=9ÉP) 36MP, 36 perc</text:p>
          </table:table-cell>
        </table:table-row>
        <table:table-row>
          <table:table-cell table:style-name="Táblázat8.A2" office:value-type="string">
            <text:p text:style-name="P84">15ÉP, 2ÉP, 1ÉP</text:p>
          </table:table-cell>
          <table:table-cell table:style-name="Táblázat8.B7" office:value-type="string">
            <text:p text:style-name="P84">36MP, 1,5 perc</text:p>
          </table:table-cell>
          <table:table-cell table:style-name="Táblázat8.C7" office:value-type="string">
            <text:p text:style-name="P84">(15+2=17ÉP) <text:span text:style-name="T13">148MP(!)</text:span>, 148 perc</text:p>
          </table:table-cell>
        </table:table-row>
      </table:table>
      <text:p text:style-name="P92"/>
      <text:p text:style-name="Text_20_body">Zölddel jelölt az „olcsóbb” (kevesebb mana) varázslat.</text:p>
      <text:p text:style-name="Text_20_body">Konkúzió: Kis sebek gyógyítása „olcsóbb”, a közepeseké kb. ugyanannyi, a nagyoké sokkal „drágább”. A gyógyítás időtartama viszont sokkal hosszabb.</text:p>
      <text:p text:style-name="P36">--</text:p>
      <text:p text:style-name="P17">Creative Commons License</text:p>
      <text:p text:style-name="P16"><text:span text:style-name="T30">Ezen dokumentum maga, továbbá részletei, vagy másolatai kizárólag a Creative Commons <text:s/>„Nevezd meg!-Ne add el!-Így add tovább! 2.5 Magyarország” </text:span><text:span text:style-name="_5b_RPG_5d__20_Áthúzott"><text:span text:style-name="T29">Licenc feltételeinek megfelelően használható fel</text:span></text:span><text:span text:style-name="_5b_RPG_5d__20_Áthúzott"><text:span text:style-name="T25">. </text:span></text:span></text:p>
      <text:p text:style-name="P16"><text:span text:style-name="_5b_RPG_5d__20_Áthúzott"><text:span text:style-name="T26">Ailtas, 2008 </text:span></text:span></text:p>
      <text:p text:style-name="P16"><text:span text:style-name="_5b_RPG_5d__20_Áthúzott"><text:span text:style-name="T27">(</text:span></text:span><text:span text:style-name="_5b_RPG_5d__20_Áthúzott"><text:span text:style-name="T28">CC</text:span></text:span><text:span text:style-name="_5b_RPG_5d__20_Áthúzott"><text:span text:style-name="T27">(BY-NC-SA))</text:span></text:span><text:span text:style-name="_5b_RPG_5d__20_Áthúzott"><text:span text:style-name="T26"> Fekete Bálint, 2008</text:span></text:span></text:p>
      <text:p text:style-name="P18"><text:span text:style-name="_5b_RPG_5d__20_Áthúzott"><text:span text:style-name="T26">--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Félkövér dőlt" style:font-pitch="variable"/>
    <style:font-face style:name="FreeSerif2" svg:font-family="FreeSerif" style:font-adornments="Félkövér dőlt" style:font-pitch="variable"/>
    <style:font-face style:name="FreeSerif3" svg:font-family="FreeSerif" style:font-adornments="Normál" style:font-pitch="variable"/>
    <style:font-face style:name="Mufferaw" svg:font-family="Mufferaw" style:font-adornments="Félkövér" style:font-pitch="variable"/>
    <style:font-face style:name="Thryomanes" svg:font-family="Thryomanes" style:font-adornments="Félkövér" style:font-pitch="variable"/>
    <style:font-face style:name="FreeSerif1" svg:font-family="FreeSerif" style:font-family-generic="roman" style:font-pitch="variable"/>
    <style:font-face style:name="FreeSerif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hu" fo:country="HU" style:font-name-asian="Arial Unicode MS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72cm" fo:margin-bottom="0.51cm" fo:background-color="transparent" style:shadow="#808080 0.18cm 0.18cm">
        <style:tab-stops/>
        <style:background-image/>
      </style:paragraph-properties>
      <style:text-properties style:font-name="Berylium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0.42cm" fo:margin-bottom="0.31cm" style:page-number="auto" fo:break-before="auto" fo:break-after="auto" fo:background-color="transparent" style:shadow="#c0c0c0 -0.049cm 0.049cm">
        <style:tab-stops/>
        <style:background-image/>
      </style:paragraph-properties>
      <style:text-properties style:font-name="FreeSerif" fo:font-size="14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22cm" fo:margin-bottom="0.21cm" fo:text-indent="0cm" style:auto-text-indent="false" fo:background-color="transparent" style:shadow="#c0c0c0 0.049cm 0.049cm" text:number-lines="false" text:line-number="0">
        <style:tab-stops/>
        <style:background-image/>
      </style:paragraph-properties>
      <style:text-properties style:font-name="FreeSerif2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Táblázattartalom_20_1" style:display-name="[RPG] Táblázattartalom 1" style:family="paragraph" style:parent-style-name="Table_20_Contents" style:master-page-name="">
      <style:paragraph-properties fo:margin-left="0cm" fo:margin-right="0cm" fo:margin-top="0cm" fo:margin-bottom="0cm" fo:text-align="center" style:justify-single-word="false" fo:keep-together="always" fo:text-indent="0cm" style:auto-text-indent="false" style:page-number="auto">
        <style:tab-stops/>
      </style:paragraph-properties>
      <style:text-properties style:font-name="FreeSerif3" fo:font-size="10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KM100 szabályrendszer</dc:title>
    <dc:subject>Mágia</dc:subject>
    <dc:creator>Bálint</dc:creator>
    <dc:date>2008-08-22T23:39:02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1" meta:image-count="1" meta:object-count="0" meta:page-count="35" meta:paragraph-count="716" meta:word-count="5642" meta:character-count="38657"/>
  </office:meta>
</office:document-meta>
</file>